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line-height="115%" fo:text-indent="0in" style:auto-text-indent="false"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style>
    <style:style style:name="P45"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6" style:family="paragraph" style:parent-style-name="Standard">
      <style:paragraph-properties fo:margin-left="1.5in" fo:margin-right="0in" fo:line-height="115%" fo:text-indent="0in" style:auto-text-indent="false" fo:break-before="auto" fo:break-after="auto" style:writing-mode="lr-tb"/>
    </style:style>
    <style:style style:name="P47"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8"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9"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50" style:family="paragraph" style:parent-style-name="Standard">
      <style:paragraph-properties fo:margin-left="0.5in" fo:margin-right="0in" fo:line-height="115%" fo:text-indent="0in" style:auto-text-indent="false" fo:break-before="auto" fo:break-after="auto" style:writing-mode="lr-tb"/>
    </style:style>
    <style:style style:name="P51" style:family="paragraph" style:parent-style-name="Standard">
      <style:paragraph-properties fo:line-height="115%" fo:break-before="page"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3"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4" style:family="paragraph" style:parent-style-name="Standard">
      <style:paragraph-properties fo:margin-top="0in" fo:margin-bottom="0.028in" style:contextual-spacing="false" fo:line-height="115%"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style>
    <style:style style:name="P56"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7"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9"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4"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5" style:family="paragraph" style:parent-style-name="Standard">
      <style:paragraph-properties fo:margin-left="0in" fo:margin-right="1in" fo:line-height="115%" fo:text-indent="0in" style:auto-text-indent="false" fo:break-before="auto" fo:break-after="auto" style:writing-mode="lr-tb"/>
    </style:style>
    <style:style style:name="P66" style:family="paragraph" style:parent-style-name="Standard">
      <style:paragraph-properties fo:margin-left="0in" fo:margin-right="1in" fo:line-height="100%" fo:text-indent="0in" style:auto-text-indent="false" fo:break-before="auto" fo:break-after="auto" style:writing-mode="lr-tb"/>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9"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70" style:family="paragraph" style:parent-style-name="Standard">
      <style:paragraph-properties fo:margin-left="0in" fo:margin-right="1in" fo:line-height="115%" fo:text-indent="0in" style:auto-text-indent="false" fo:break-before="page" style:writing-mode="lr-tb"/>
    </style:style>
    <style:style style:name="P71" style:family="paragraph" style:parent-style-name="Standard">
      <style:paragraph-properties fo:margin-left="0in" fo:margin-right="1in" fo:line-height="115%" fo:text-indent="0.5in" style:auto-text-indent="false" fo:break-before="auto" fo:break-after="auto" style:writing-mode="lr-tb"/>
    </style:style>
    <style:style style:name="P72" style:family="paragraph" style:parent-style-name="Standard">
      <style:paragraph-properties fo:margin-left="0.0693in" fo:margin-right="0in" fo:line-height="115%" fo:text-indent="0in" style:auto-text-indent="false" fo:break-before="auto" fo:break-after="auto" style:writing-mode="lr-tb"/>
    </style:style>
    <style:style style:name="P73" style:family="paragraph" style:parent-style-name="Standard">
      <style:paragraph-properties fo:margin-left="0in" fo:margin-right="0.1528in" fo:line-height="115%" fo:text-indent="0in" style:auto-text-indent="false" fo:break-before="auto" fo:break-after="auto" style:writing-mode="lr-tb"/>
    </style:style>
    <style:style style:name="P74" style:family="paragraph" style:parent-style-name="Standard">
      <style:paragraph-properties fo:margin-left="0.5in" fo:margin-right="0.1528in" fo:line-height="115%" fo:text-indent="0in" style:auto-text-indent="false" fo:break-before="auto" fo:break-after="auto" style:writing-mode="lr-tb"/>
    </style:style>
    <style:style style:name="P75"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6" style:family="paragraph" style:parent-style-name="Heading_20_2">
      <style:paragraph-properties fo:margin-left="0in" fo:margin-right="1in" fo:line-height="115%" fo:text-indent="0in" style:auto-text-indent="false" fo:break-before="page" style:writing-mode="lr-tb"/>
    </style:style>
    <style:style style:name="P77"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8" style:family="paragraph" style:parent-style-name="Heading_20_2">
      <style:paragraph-properties fo:margin-left="0in" fo:margin-right="1in" fo:line-height="115%" fo:text-indent="0in" style:auto-text-indent="false" fo:break-before="auto" fo:break-after="auto" style:writing-mode="lr-tb"/>
    </style:style>
    <style:style style:name="P79" style:family="paragraph" style:parent-style-name="Heading_20_2">
      <style:paragraph-properties fo:line-height="115%" fo:break-before="auto" fo:break-after="auto" style:writing-mode="lr-tb"/>
    </style:style>
    <style:style style:name="P80"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1" style:family="paragraph" style:parent-style-name="Heading_20_2">
      <style:paragraph-properties fo:margin-top="0.25in" fo:margin-bottom="0.0555in" style:contextual-spacing="false" fo:line-height="115%" fo:break-before="auto" fo:break-after="auto" style:writing-mode="lr-tb"/>
    </style:style>
    <style:style style:name="P82" style:family="paragraph" style:parent-style-name="Heading_20_2">
      <style:paragraph-properties fo:margin-top="0.25in" fo:margin-bottom="0in" style:contextual-spacing="false" fo:line-height="115%" fo:break-before="auto" fo:break-after="auto" style:writing-mode="lr-tb"/>
    </style:style>
    <style:style style:name="P83" style:family="paragraph" style:parent-style-name="Heading_20_2">
      <style:paragraph-properties fo:margin-top="0in" fo:margin-bottom="0in" style:contextual-spacing="false" fo:line-height="115%" fo:break-before="auto" fo:break-after="auto" style:writing-mode="lr-tb"/>
    </style:style>
    <style:style style:name="P84" style:family="paragraph" style:parent-style-name="Heading_20_1">
      <style:paragraph-properties fo:line-height="115%" fo:break-before="auto" fo:break-after="auto" style:writing-mode="lr-tb"/>
    </style:style>
    <style:style style:name="P85" style:family="paragraph" style:parent-style-name="Heading_20_1">
      <style:paragraph-properties fo:line-height="115%" fo:break-before="page" style:writing-mode="lr-tb"/>
    </style:style>
    <style:style style:name="P86" style:family="paragraph" style:parent-style-name="Heading_20_1">
      <style:paragraph-properties fo:margin-top="0in" fo:margin-bottom="0.028in" style:contextual-spacing="false" fo:line-height="115%" fo:break-before="page" style:writing-mode="lr-tb"/>
    </style:style>
    <style:style style:name="P87" style:family="paragraph" style:parent-style-name="Heading_20_1">
      <style:paragraph-properties fo:margin-top="0in" fo:margin-bottom="0.028in" style:contextual-spacing="false" fo:line-height="115%" fo:break-before="auto" fo:break-after="auto" style:writing-mode="lr-tb"/>
    </style:style>
    <style:style style:name="P88" style:family="paragraph" style:parent-style-name="Heading_20_1">
      <style:paragraph-properties fo:margin-top="0.3335in" fo:margin-bottom="0.0835in" style:contextual-spacing="false" fo:line-height="115%" fo:break-before="page"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style>
    <style:style style:name="P90"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1"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3"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4" style:family="paragraph" style:parent-style-name="Heading_20_1">
      <style:paragraph-properties fo:margin-left="0in" fo:margin-right="1in" fo:line-height="115%" fo:text-indent="0in" style:auto-text-indent="false" fo:break-before="page" style:writing-mode="lr-tb"/>
    </style:style>
    <style:style style:name="P95"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6" style:family="paragraph" style:parent-style-name="Heading_20_1">
      <style:paragraph-properties fo:margin-left="0in" fo:margin-right="1in" fo:line-height="115%" fo:text-indent="0in" style:auto-text-indent="false" fo:break-before="auto" fo:break-after="auto" style:writing-mode="lr-tb"/>
    </style:style>
    <style:style style:name="P97"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8" style:family="paragraph" style:parent-style-name="Heading_20_1">
      <style:paragraph-properties fo:margin-top="0.139in" fo:margin-bottom="0in" style:contextual-spacing="false" fo:line-height="115%" fo:break-before="page" style:writing-mode="lr-tb"/>
    </style:style>
    <style:style style:name="P99" style:family="paragraph" style:parent-style-name="Heading_20_1">
      <style:paragraph-properties fo:margin-top="0.139in" fo:margin-bottom="0in" style:contextual-spacing="false" fo:line-height="115%" fo:break-before="auto" fo:break-after="auto" style:writing-mode="lr-tb"/>
    </style:style>
    <style:style style:name="P100"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1" style:family="paragraph" style:parent-style-name="Heading_20_1">
      <style:paragraph-properties fo:margin-top="0.3335in" fo:margin-bottom="0in" style:contextual-spacing="false" fo:line-height="115%" fo:break-before="page" style:writing-mode="lr-tb"/>
    </style:style>
    <style:style style:name="P102" style:family="paragraph" style:parent-style-name="Heading_20_3">
      <style:paragraph-properties fo:line-height="115%" fo:break-before="auto" fo:break-after="auto" style:writing-mode="lr-tb"/>
    </style:style>
    <style:style style:name="P103"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4"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5" style:family="paragraph" style:parent-style-name="Heading_20_3">
      <style:paragraph-properties fo:margin-top="0.1945in" fo:margin-bottom="0.0555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style>
    <style:style style:name="P107"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8"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9" style:family="paragraph" style:parent-style-name="Standard" style:master-page-name="Standard">
      <style:paragraph-properties fo:line-height="115%" style:page-number="auto" fo:break-before="auto" fo:break-after="auto" style:writing-mode="lr-tb"/>
    </style:style>
    <style:style style:name="P110" style:family="paragraph" style:parent-style-name="Standard" style:list-style-name="LS1">
      <style:paragraph-properties fo:margin-top="0in" fo:margin-bottom="0in" style:contextual-spacing="false" fo:line-height="115%" fo:break-before="auto" fo:break-after="auto" style:writing-mode="lr-tb"/>
    </style:style>
    <style:style style:name="P111" style:family="paragraph" style:parent-style-name="Standard" style:list-style-name="LS2">
      <style:paragraph-properties fo:margin-top="0in" fo:margin-bottom="0in" style:contextual-spacing="false" fo:line-height="115%" fo:break-before="auto" fo:break-after="auto" style:writing-mode="lr-tb"/>
    </style:style>
    <style:style style:name="P112" style:family="paragraph" style:parent-style-name="Standard" style:list-style-name="LS14">
      <style:paragraph-properties fo:margin-top="0in" fo:margin-bottom="0in" style:contextual-spacing="false" fo:line-height="115%" fo:break-before="auto" fo:break-after="auto" style:writing-mode="lr-tb"/>
    </style:style>
    <style:style style:name="P113" style:family="paragraph" style:parent-style-name="Standard" style:list-style-name="LS31">
      <style:paragraph-properties fo:margin-top="0in" fo:margin-bottom="0in" style:contextual-spacing="false" fo:line-height="115%" fo:break-before="auto" fo:break-after="auto" style:writing-mode="lr-tb"/>
    </style:style>
    <style:style style:name="P114" style:family="paragraph" style:parent-style-name="Standard" style:list-style-name="LS33">
      <style:paragraph-properties fo:margin-top="0in" fo:margin-bottom="0in" style:contextual-spacing="false" fo:line-height="115%" fo:break-before="auto" fo:break-after="auto" style:writing-mode="lr-tb"/>
    </style:style>
    <style:style style:name="P115" style:family="paragraph" style:parent-style-name="Standard" style:list-style-name="LS34">
      <style:paragraph-properties fo:margin-top="0in" fo:margin-bottom="0in" style:contextual-spacing="false" fo:line-height="115%" fo:break-before="auto" fo:break-after="auto" style:writing-mode="lr-tb"/>
    </style:style>
    <style:style style:name="P116" style:family="paragraph" style:parent-style-name="Standard" style:list-style-name="LS36">
      <style:paragraph-properties fo:margin-top="0in" fo:margin-bottom="0in" style:contextual-spacing="false" fo:line-height="115%" fo:break-before="auto" fo:break-after="auto" style:writing-mode="lr-tb"/>
    </style:style>
    <style:style style:name="P117" style:family="paragraph" style:parent-style-name="Standard" style:list-style-name="LS37">
      <style:paragraph-properties fo:margin-top="0in" fo:margin-bottom="0in" style:contextual-spacing="false" fo:line-height="115%" fo:break-before="auto" fo:break-after="auto" style:writing-mode="lr-tb"/>
    </style:style>
    <style:style style:name="P118" style:family="paragraph" style:parent-style-name="Standard" style:list-style-name="LS38">
      <style:paragraph-properties fo:margin-top="0in" fo:margin-bottom="0in" style:contextual-spacing="false" fo:line-height="115%" fo:break-before="auto" fo:break-after="auto" style:writing-mode="lr-tb"/>
    </style:style>
    <style:style style:name="P119" style:family="paragraph" style:parent-style-name="Standard" style:list-style-name="LS39">
      <style:paragraph-properties fo:margin-top="0in" fo:margin-bottom="0in" style:contextual-spacing="false" fo:line-height="115%" fo:break-before="auto" fo:break-after="auto" style:writing-mode="lr-tb"/>
    </style:style>
    <style:style style:name="P120" style:family="paragraph" style:parent-style-name="Standard" style:list-style-name="LS44">
      <style:paragraph-properties fo:margin-top="0in" fo:margin-bottom="0in" style:contextual-spacing="false" fo:line-height="115%" fo:break-before="auto" fo:break-after="auto" style:writing-mode="lr-tb"/>
    </style:style>
    <style:style style:name="P121" style:family="paragraph" style:parent-style-name="Standard" style:list-style-name="LS45">
      <style:paragraph-properties fo:margin-top="0in" fo:margin-bottom="0in" style:contextual-spacing="false" fo:line-height="115%" fo:break-before="auto" fo:break-after="auto" style:writing-mode="lr-tb"/>
    </style:style>
    <style:style style:name="P122" style:family="paragraph" style:parent-style-name="Standard" style:list-style-name="LS46">
      <style:paragraph-properties fo:margin-top="0in" fo:margin-bottom="0in" style:contextual-spacing="false" fo:line-height="115%" fo:break-before="auto" fo:break-after="auto" style:writing-mode="lr-tb"/>
    </style:style>
    <style:style style:name="P123" style:family="paragraph" style:parent-style-name="Standard" style:list-style-name="LS47">
      <style:paragraph-properties fo:margin-top="0in" fo:margin-bottom="0in" style:contextual-spacing="false" fo:line-height="115%" fo:break-before="auto" fo:break-after="auto" style:writing-mode="lr-tb"/>
    </style:style>
    <style:style style:name="P124" style:family="paragraph" style:parent-style-name="Standard" style:list-style-name="LS49">
      <style:paragraph-properties fo:margin-top="0in" fo:margin-bottom="0in" style:contextual-spacing="false" fo:line-height="115%" fo:break-before="auto" fo:break-after="auto" style:writing-mode="lr-tb"/>
    </style:style>
    <style:style style:name="P125" style:family="paragraph" style:parent-style-name="Standard" style:list-style-name="LS50">
      <style:paragraph-properties fo:margin-top="0in" fo:margin-bottom="0in" style:contextual-spacing="false" fo:line-height="115%" fo:break-before="auto" fo:break-after="auto" style:writing-mode="lr-tb"/>
    </style:style>
    <style:style style:name="P126" style:family="paragraph" style:parent-style-name="Standard" style:list-style-name="LS52">
      <style:paragraph-properties fo:margin-top="0in" fo:margin-bottom="0in" style:contextual-spacing="false" fo:line-height="115%" fo:break-before="auto" fo:break-after="auto" style:writing-mode="lr-tb"/>
    </style:style>
    <style:style style:name="P127" style:family="paragraph" style:parent-style-name="Standard" style:list-style-name="LS53">
      <style:paragraph-properties fo:margin-top="0in" fo:margin-bottom="0in" style:contextual-spacing="false" fo:line-height="115%" fo:break-before="auto" fo:break-after="auto" style:writing-mode="lr-tb"/>
    </style:style>
    <style:style style:name="P128" style:family="paragraph" style:parent-style-name="Standard" style:list-style-name="LS59">
      <style:paragraph-properties fo:margin-top="0in" fo:margin-bottom="0in" style:contextual-spacing="false" fo:line-height="115%" fo:break-before="auto" fo:break-after="auto" style:writing-mode="lr-tb"/>
    </style:style>
    <style:style style:name="P129" style:family="paragraph" style:parent-style-name="Standard" style:list-style-name="LS60">
      <style:paragraph-properties fo:margin-top="0in" fo:margin-bottom="0in" style:contextual-spacing="false" fo:line-height="115%" fo:break-before="auto" fo:break-after="auto" style:writing-mode="lr-tb"/>
    </style:style>
    <style:style style:name="P130" style:family="paragraph" style:parent-style-name="Standard" style:list-style-name="LS61">
      <style:paragraph-properties fo:margin-top="0in" fo:margin-bottom="0in" style:contextual-spacing="false" fo:line-height="115%" fo:break-before="auto" fo:break-after="auto" style:writing-mode="lr-tb"/>
    </style:style>
    <style:style style:name="P131" style:family="paragraph" style:parent-style-name="Standard" style:list-style-name="LS63">
      <style:paragraph-properties fo:margin-top="0in" fo:margin-bottom="0in" style:contextual-spacing="false" fo:line-height="115%" fo:break-before="auto" fo:break-after="auto" style:writing-mode="lr-tb"/>
    </style:style>
    <style:style style:name="P132" style:family="paragraph" style:parent-style-name="Standard" style:list-style-name="LS64">
      <style:paragraph-properties fo:margin-top="0in" fo:margin-bottom="0in" style:contextual-spacing="false" fo:line-height="115%" fo:break-before="auto" fo:break-after="auto" style:writing-mode="lr-tb"/>
    </style:style>
    <style:style style:name="P133" style:family="paragraph" style:parent-style-name="Standard" style:list-style-name="LS65">
      <style:paragraph-properties fo:margin-top="0in" fo:margin-bottom="0in" style:contextual-spacing="false" fo:line-height="115%" fo:break-before="auto" fo:break-after="auto" style:writing-mode="lr-tb"/>
    </style:style>
    <style:style style:name="P134" style:family="paragraph" style:parent-style-name="Standard" style:list-style-name="LS66">
      <style:paragraph-properties fo:margin-top="0in" fo:margin-bottom="0in" style:contextual-spacing="false" fo:line-height="115%" fo:break-before="auto" fo:break-after="auto" style:writing-mode="lr-tb"/>
    </style:style>
    <style:style style:name="P135" style:family="paragraph" style:parent-style-name="Standard" style:list-style-name="LS67">
      <style:paragraph-properties fo:margin-top="0in" fo:margin-bottom="0in" style:contextual-spacing="false" fo:line-height="115%" fo:break-before="auto" fo:break-after="auto" style:writing-mode="lr-tb"/>
    </style:style>
    <style:style style:name="P136" style:family="paragraph" style:parent-style-name="Standard" style:list-style-name="LS68">
      <style:paragraph-properties fo:margin-top="0in" fo:margin-bottom="0in" style:contextual-spacing="false" fo:line-height="115%" fo:break-before="auto" fo:break-after="auto" style:writing-mode="lr-tb"/>
    </style:style>
    <style:style style:name="P137" style:family="paragraph" style:parent-style-name="Standard" style:list-style-name="LS75">
      <style:paragraph-properties fo:margin-top="0in" fo:margin-bottom="0in" style:contextual-spacing="false" fo:line-height="115%" fo:break-before="auto" fo:break-after="auto" style:writing-mode="lr-tb"/>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40"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1" style:family="paragraph" style:parent-style-name="Standard" style:list-style-name="LS62">
      <style:paragraph-properties fo:margin-top="0in" fo:margin-bottom="0in" style:contextual-spacing="false" fo:line-height="131%" fo:break-before="auto" fo:break-after="auto" style:writing-mode="lr-tb"/>
    </style:style>
    <style:style style:name="P142" style:family="paragraph" style:parent-style-name="Standard" style:list-style-name="LS1">
      <style:paragraph-properties fo:margin-top="0in" fo:margin-bottom="0in" style:contextual-spacing="false" fo:line-height="115%" fo:break-before="auto" fo:break-after="auto" style:writing-mode="lr-tb"/>
      <style:text-properties officeooo:rsid="001bfd32" officeooo:paragraph-rsid="001bfd32"/>
    </style:style>
    <style:style style:name="P143" style:family="paragraph" style:parent-style-name="Standard" style:list-style-name="LS1">
      <style:paragraph-properties fo:margin-top="0in" fo:margin-bottom="0in" style:contextual-spacing="false" fo:line-height="115%" style:writing-mode="lr-tb"/>
    </style:style>
    <style:style style:name="P144"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5" style:family="paragraph" style:parent-style-name="Standard" style:list-style-name="LS1">
      <style:paragraph-properties fo:margin-top="0in" fo:margin-bottom="0in" style:contextual-spacing="false" fo:line-height="115%" style:writing-mode="lr-tb"/>
      <style:text-properties officeooo:paragraph-rsid="0021c637"/>
    </style:style>
    <style:style style:name="P146"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7" style:family="paragraph" style:parent-style-name="Standard" style:list-style-name="LS1">
      <style:paragraph-properties fo:margin-top="0in" fo:margin-bottom="0in" style:contextual-spacing="false" fo:line-height="115%" style:writing-mode="lr-tb"/>
      <style:text-properties officeooo:rsid="00154423" officeooo:paragraph-rsid="0021628d"/>
    </style:style>
    <style:style style:name="P148" style:family="paragraph" style:parent-style-name="Standard" style:list-style-name="LS1">
      <style:paragraph-properties fo:margin-top="0in" fo:margin-bottom="0in" style:contextual-spacing="false" fo:line-height="115%" style:writing-mode="lr-tb"/>
      <style:text-properties officeooo:rsid="00163546" officeooo:paragraph-rsid="00163546"/>
    </style:style>
    <style:style style:name="P149" style:family="paragraph" style:parent-style-name="Standard" style:list-style-name="LS1">
      <style:paragraph-properties fo:margin-top="0in" fo:margin-bottom="0in" style:contextual-spacing="false" fo:line-height="115%" style:writing-mode="lr-tb"/>
      <style:text-properties officeooo:rsid="00174cea" officeooo:paragraph-rsid="00154423"/>
    </style:style>
    <style:style style:name="P150" style:family="paragraph" style:parent-style-name="Standard" style:list-style-name="LS1">
      <style:paragraph-properties fo:margin-top="0in" fo:margin-bottom="0in" style:contextual-spacing="false" fo:line-height="115%" style:writing-mode="lr-tb"/>
      <style:text-properties officeooo:rsid="0017ac64" officeooo:paragraph-rsid="0017ac64"/>
    </style:style>
    <style:style style:name="P151" style:family="paragraph" style:parent-style-name="Standard" style:list-style-name="LS1">
      <style:paragraph-properties fo:margin-top="0in" fo:margin-bottom="0in" style:contextual-spacing="false" fo:line-height="115%" style:writing-mode="lr-tb"/>
      <style:text-properties officeooo:rsid="00188cc9" officeooo:paragraph-rsid="00188cc9"/>
    </style:style>
    <style:style style:name="P152"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53" style:family="paragraph" style:parent-style-name="Standard" style:list-style-name="LS1">
      <style:paragraph-properties fo:margin-top="0in" fo:margin-bottom="0in" style:contextual-spacing="false" fo:line-height="115%" style:writing-mode="lr-tb"/>
      <style:text-properties officeooo:rsid="0021628d" officeooo:paragraph-rsid="0021628d"/>
    </style:style>
    <style:style style:name="P154" style:family="paragraph" style:parent-style-name="Standard" style:list-style-name="LS1">
      <style:paragraph-properties fo:margin-top="0in" fo:margin-bottom="0in" style:contextual-spacing="false" fo:line-height="115%" style:writing-mode="lr-tb"/>
      <style:text-properties officeooo:rsid="0021c637" officeooo:paragraph-rsid="0021c637"/>
    </style:style>
    <style:style style:name="P155"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6"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7"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8"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9"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0"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1"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2"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3"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4"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5"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6"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7"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8"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9"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0"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1"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2"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3"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4"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5"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6"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7"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8"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9"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0"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1"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2"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83"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84"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85"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86"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87"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188"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9"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0"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1"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2"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3"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4"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195"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196"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7"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8"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9"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0"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1"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2"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3"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4"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5"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6"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07"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08"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09"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10"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11"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12"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13"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14"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5"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6"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7"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8"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9"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0"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1"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22"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23"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24"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25"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26"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27"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28"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29"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30"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31"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32"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33"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34"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35"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36"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37"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8"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9"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4"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fo:font-size="14pt" style:font-size-asian="14pt" style:font-size-complex="14pt"/>
    </style:style>
    <style:style style:name="T8" style:family="text">
      <style:text-properties fo:color="#000000" fo:font-size="9pt" fo:background-color="#ffffff" style:font-size-asian="9pt" style:font-size-complex="9pt"/>
    </style:style>
    <style:style style:name="T9" style:family="text">
      <style:text-properties fo:color="#000000" style:font-name="Verdana" fo:font-size="14pt" style:font-name-asian="Verdana" style:font-size-asian="14pt" style:font-name-complex="Verdana" style:font-size-complex="14pt"/>
    </style:style>
    <style:style style:name="T10" style:family="text">
      <style:text-properties fo:color="#1155cc" style:text-underline-style="solid" style:text-underline-width="auto" style:text-underline-color="font-color"/>
    </style:style>
    <style:style style:name="T11" style:family="text">
      <style:text-properties fo:color="#1155cc" fo:font-style="italic" style:text-underline-style="solid" style:text-underline-width="auto" style:text-underline-color="font-color" style:font-style-asian="italic" style:font-style-complex="italic"/>
    </style:style>
    <style:style style:name="T12" style:family="text">
      <style:text-properties fo:color="#1155cc" fo:font-size="12pt" style:text-underline-style="solid" style:text-underline-width="auto" style:text-underline-color="font-color" fo:background-color="#ffffff" style:font-size-asian="12pt" style:font-size-complex="12pt"/>
    </style:style>
    <style:style style:name="T13"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5" style:family="text">
      <style:text-properties fo:color="#1155cc" fo:font-size="13pt" style:text-underline-style="solid" style:text-underline-width="auto" style:text-underline-color="font-color" style:font-size-asian="13pt" style:font-size-complex="13pt"/>
    </style:style>
    <style:style style:name="T16" style:family="text">
      <style:text-properties fo:color="#1155cc" fo:font-size="14pt" style:text-underline-style="solid" style:text-underline-width="auto" style:text-underline-color="font-color" style:font-size-asian="14pt" style:font-size-complex="14pt"/>
    </style:style>
    <style:style style:name="T17" style:family="text">
      <style:text-properties fo:color="#1155cc" fo:font-size="18pt" style:text-underline-style="solid" style:text-underline-width="auto" style:text-underline-color="font-color" style:font-size-asian="18pt" style:font-size-complex="18pt"/>
    </style:style>
    <style:style style:name="T18" style:family="text">
      <style:text-properties fo:font-weight="bold" style:font-weight-asian="bold" style:font-weight-complex="bold"/>
    </style:style>
    <style:style style:name="T19" style:family="text">
      <style:text-properties fo:color="#cc0000"/>
    </style:style>
    <style:style style:name="T20"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color="#cc0000" fo:font-weight="bold" style:font-weight-asian="bold" style:font-weight-complex="bold"/>
    </style:style>
    <style:style style:name="T23" style:family="text">
      <style:text-properties fo:color="#cc0000" officeooo:rsid="0010c2ca"/>
    </style:style>
    <style:style style:name="T24" style:family="text">
      <style:text-properties fo:color="#cc0000" officeooo:rsid="0011cb20"/>
    </style:style>
    <style:style style:name="T25" style:family="text">
      <style:text-properties fo:color="#606060" fo:font-size="8pt" style:font-size-asian="8pt" style:font-size-complex="8pt"/>
    </style:style>
    <style:style style:name="T26" style:family="text">
      <style:text-properties style:text-line-through-style="solid"/>
    </style:style>
    <style:style style:name="T27" style:family="text">
      <style:text-properties fo:font-size="8pt" style:font-size-asian="8pt" style:font-size-complex="8pt"/>
    </style:style>
    <style:style style:name="T28" style:family="text">
      <style:text-properties fo:font-size="8pt" fo:font-weight="bold" style:font-size-asian="8pt" style:font-weight-asian="bold" style:font-size-complex="8pt" style:font-weight-complex="bold"/>
    </style:style>
    <style:style style:name="T29" style:family="text">
      <style:text-properties fo:color="#222222" fo:font-size="8pt" fo:font-weight="bold" fo:background-color="#ffffff" style:font-size-asian="8pt" style:font-weight-asian="bold" style:font-size-complex="8pt" style:font-weight-complex="bold"/>
    </style:style>
    <style:style style:name="T30" style:family="text">
      <style:text-properties fo:color="#222222" fo:font-size="12pt" fo:background-color="#ffffff" style:font-size-asian="12pt" style:font-size-complex="12pt"/>
    </style:style>
    <style:style style:name="T31" style:family="text">
      <style:text-properties fo:font-style="italic" style:font-style-asian="italic" style:font-style-complex="italic"/>
    </style:style>
    <style:style style:name="T32" style:family="text">
      <style:text-properties fo:color="#204a87"/>
    </style:style>
    <style:style style:name="T33" style:family="text">
      <style:text-properties fo:color="#ff0000"/>
    </style:style>
    <style:style style:name="T34"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color="#ff0000" style:text-line-through-style="solid"/>
    </style:style>
    <style:style style:name="T36" style:family="text">
      <style:text-properties fo:color="#ff0000" fo:font-weight="bold" style:font-weight-asian="bold" style:font-weight-complex="bold"/>
    </style:style>
    <style:style style:name="T37"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8"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39" style:family="text">
      <style:text-properties fo:color="#dd1144" style:font-name="Consolas" fo:font-size="9pt" style:font-name-asian="Consolas" style:font-size-asian="9pt" style:font-name-complex="Consolas" style:font-size-complex="9pt"/>
    </style:style>
    <style:style style:name="T40"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1"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2"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3" style:family="text">
      <style:text-properties fo:color="#333333" style:font-name="Consolas" fo:font-size="9pt" style:font-name-asian="Consolas" style:font-size-asian="9pt" style:font-name-complex="Consolas" style:font-size-complex="9pt"/>
    </style:style>
    <style:style style:name="T44" style:family="text">
      <style:text-properties fo:color="#333333" fo:font-size="8pt" fo:background-color="#ffffff" style:font-size-asian="8pt" style:font-size-complex="8pt"/>
    </style:style>
    <style:style style:name="T45" style:family="text">
      <style:text-properties fo:color="#a61c00"/>
    </style:style>
    <style:style style:name="T46"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fo:font-size="8pt" fo:background-color="#ffffff" style:font-size-asian="8pt" style:font-size-complex="8pt"/>
    </style:style>
    <style:style style:name="T50" style:family="text">
      <style:text-properties fo:color="#666666" fo:font-size="8pt" style:text-underline-style="solid" style:text-underline-width="auto" style:text-underline-color="font-color" fo:background-color="#ffffff" style:font-size-asian="8pt" style:font-size-complex="8pt"/>
    </style:style>
    <style:style style:name="T51"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2"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980000"/>
    </style:style>
    <style:style style:name="T54" style:family="text">
      <style:text-properties fo:color="#656565" fo:background-color="#ffffff"/>
    </style:style>
    <style:style style:name="T55" style:family="text">
      <style:text-properties fo:color="#656565" style:text-underline-style="solid" style:text-underline-width="auto" style:text-underline-color="font-color" fo:background-color="#ffffff"/>
    </style:style>
    <style:style style:name="T56" style:family="text">
      <style:text-properties fo:font-size="24pt" style:font-size-asian="24pt" style:font-size-complex="24pt"/>
    </style:style>
    <style:style style:name="T57" style:family="text">
      <style:text-properties fo:color="#0088cc"/>
    </style:style>
    <style:style style:name="T58" style:family="text">
      <style:text-properties fo:font-size="10pt" fo:background-color="#ffffff"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style:font-size-asian="10pt" style:font-size-complex="10pt"/>
    </style:style>
    <style:style style:name="T61" style:family="text">
      <style:text-properties fo:font-size="10pt" fo:font-weight="normal" style:font-size-asian="10pt" style:font-weight-asian="normal" style:font-size-complex="10pt" style:font-weight-complex="normal"/>
    </style:style>
    <style:style style:name="T62" style:family="text">
      <style:text-properties fo:font-size="16pt" style:font-size-asian="16pt" style:font-size-complex="16pt"/>
    </style:style>
    <style:style style:name="T63" style:family="text">
      <style:text-properties fo:color="#000099" style:text-underline-style="solid" style:text-underline-width="auto" style:text-underline-color="font-color"/>
    </style:style>
    <style:style style:name="T64" style:family="text">
      <style:text-properties fo:color="#000099" style:text-underline-style="solid" style:text-underline-width="auto" style:text-underline-color="font-color" fo:font-weight="bold" style:font-weight-asian="bold" style:font-weight-complex="bold"/>
    </style:style>
    <style:style style:name="T65" style:family="text">
      <style:text-properties fo:color="#000099" style:font-name="Georgia" style:text-underline-style="solid" style:text-underline-width="auto" style:text-underline-color="font-color" style:font-name-asian="Georgia" style:font-name-complex="Georgia"/>
    </style:style>
    <style:style style:name="T66" style:family="text">
      <style:text-properties fo:color="#000099" fo:font-size="13pt" style:text-underline-style="solid" style:text-underline-width="auto" style:text-underline-color="font-color" style:font-size-asian="13pt" style:font-size-complex="13pt"/>
    </style:style>
    <style:style style:name="T67" style:family="text">
      <style:text-properties fo:color="#000099" fo:font-size="10pt" style:text-underline-style="solid" style:text-underline-width="auto" style:text-underline-color="font-color" style:font-size-asian="10pt" style:font-size-complex="10pt"/>
    </style:style>
    <style:style style:name="T68" style:family="text">
      <style:text-properties style:font-name="Georgia" style:font-name-asian="Georgia" style:font-name-complex="Georgia"/>
    </style:style>
    <style:style style:name="T69" style:family="text">
      <style:text-properties style:font-name="Georgia" fo:font-style="italic" style:font-name-asian="Georgia" style:font-style-asian="italic" style:font-name-complex="Georgia" style:font-style-complex="italic"/>
    </style:style>
    <style:style style:name="T70" style:family="text">
      <style:text-properties style:font-name="Verdana" fo:font-size="8pt" style:font-name-asian="Verdana" style:font-size-asian="8pt" style:font-name-complex="Verdana" style:font-size-complex="8pt"/>
    </style:style>
    <style:style style:name="T71" style:family="text">
      <style:text-properties style:font-name="Verdana" style:font-name-asian="Verdana" style:font-name-complex="Verdana"/>
    </style:style>
    <style:style style:name="T72" style:family="text">
      <style:text-properties style:font-name="Verdana" fo:font-size="10pt" style:font-name-asian="Verdana" style:font-size-asian="10pt" style:font-name-complex="Verdana" style:font-size-complex="10pt"/>
    </style:style>
    <style:style style:name="T73" style:family="text">
      <style:text-properties fo:font-size="13pt" fo:font-weight="bold" style:font-size-asian="13pt" style:font-weight-asian="bold" style:font-size-complex="13pt" style:font-weight-complex="bold"/>
    </style:style>
    <style:style style:name="T74" style:family="text">
      <style:text-properties fo:font-size="13pt" style:font-size-asian="13pt" style:font-size-complex="13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7" style:family="text">
      <style:text-properties fo:color="#383838" style:font-name="Verdana" fo:font-size="10pt" fo:background-color="#ffffff" style:font-name-asian="Verdana" style:font-size-asian="10pt" style:font-name-complex="Verdana" style:font-size-complex="10pt"/>
    </style:style>
    <style:style style:name="T78"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0"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style:font-size-asian="14pt" style:font-size-complex="14pt"/>
    </style:style>
    <style:style style:name="T83" style:family="text">
      <style:text-properties fo:color="#000080" fo:font-size="12pt" style:text-underline-style="solid" style:text-underline-width="auto" style:text-underline-color="font-color"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8pt" fo:font-weight="bold" style:font-size-asian="18pt" style:font-weight-asian="bold" style:font-size-complex="18pt" style:font-weight-complex="bold"/>
    </style:style>
    <style:style style:name="T86" style:family="text">
      <style:text-properties fo:color="#551a8b" fo:font-size="14pt" style:text-underline-style="solid" style:text-underline-width="auto" style:text-underline-color="font-color" style:font-size-asian="14pt" style:font-size-complex="14pt"/>
    </style:style>
    <style:style style:name="T87"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8"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89" style:family="text">
      <style:text-properties fo:color="#232323" style:font-name="Georgia" fo:font-size="16pt" style:font-name-asian="Georgia" style:font-size-asian="16pt" style:font-name-complex="Georgia" style:font-size-complex="16pt"/>
    </style:style>
    <style:style style:name="T90" style:family="text">
      <style:text-properties fo:color="#0645ad" fo:font-size="10pt" style:font-size-asian="10pt" style:font-size-complex="10pt"/>
    </style:style>
    <style:style style:name="T91" style:family="text">
      <style:text-properties fo:font-size="9pt" fo:font-weight="bold" fo:background-color="#ffffff" style:font-size-asian="9pt" style:font-weight-asian="bold" style:font-size-complex="9pt" style:font-weight-complex="bold"/>
    </style:style>
    <style:style style:name="T92" style:family="text">
      <style:text-properties fo:font-size="9pt" fo:background-color="#ffffff" style:font-size-asian="9pt" style:font-size-complex="9pt"/>
    </style:style>
    <style:style style:name="T93" style:family="text">
      <style:text-properties fo:font-size="9pt" fo:font-style="italic" fo:background-color="#ffffff" style:font-size-asian="9pt" style:font-style-asian="italic" style:font-size-complex="9pt" style:font-style-complex="italic"/>
    </style:style>
    <style:style style:name="T94"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5" style:family="text">
      <style:text-properties fo:color="#3366cc" fo:font-size="9pt" style:text-underline-style="solid" style:text-underline-width="auto" style:text-underline-color="font-color" fo:background-color="#ffffff" style:font-size-asian="9pt" style:font-size-complex="9pt"/>
    </style:style>
    <style:style style:name="T96" style:family="text">
      <style:text-properties officeooo:rsid="0012b5f9"/>
    </style:style>
    <style:style style:name="T97" style:family="text">
      <style:text-properties officeooo:rsid="0017ac64"/>
    </style:style>
    <style:style style:name="T98" style:family="text">
      <style:text-properties fo:color="#ff420e"/>
    </style:style>
    <style:style style:name="T99" style:family="text">
      <style:text-properties fo:color="#ff420e" officeooo:rsid="0021c637"/>
    </style:style>
    <style:style style:name="T100" style:family="text">
      <style:text-properties fo:color="#ff420e" officeooo:rsid="0024657e"/>
    </style:style>
    <style:style style:name="T101" style:family="text">
      <style:text-properties officeooo:rsid="0021c637"/>
    </style:style>
    <style:style style:name="T102" style:family="text">
      <style:text-properties style:use-window-font-color="true"/>
    </style:style>
    <style:style style:name="T103" style:family="text">
      <style:text-properties style:use-window-font-color="true" officeooo:rsid="0021c637"/>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4" text:outline-level="10"><text:bookmark text:name="h.ub9qa2rs7vay"/>Immediate</text:h>
      <text:list xml:id="list7396584241079225414" text:style-name="LS1">
        <text:list-item>
          <text:p text:style-name="P142">cleanup old “plan” variables, add /user/:id/plan/ endpoint</text:p>
        </text:list-item>
        <text:list-item>
          <text:p text:style-name="P153">KML</text:p>
          <text:list>
            <text:list-item>
              <text:p text:style-name="P147">Interest in KML file</text:p>
            </text:list-item>
            <text:list-item>
              <text:p text:style-name="P152">Security permission on /input/ endpoints</text:p>
            </text:list-item>
          </text:list>
        </text:list-item>
        <text:list-item>
          <text:p text:style-name="P149">Object <text:span text:style-name="T97">action </text:span>menu</text:p>
          <text:list>
            <text:list-item>
              <text:p text:style-name="P150">Text</text:p>
              <text:list>
                <text:list-item>
                  <text:p text:style-name="P150">Uppercase, Lowercase, MixedCase</text:p>
                </text:list-item>
                <text:list-item>
                  <text:p text:style-name="P151">Separate by line, Separate by paragraph</text:p>
                </text:list-item>
                <text:list-item>
                  <text:p text:style-name="P151">Translate</text:p>
                </text:list-item>
              </text:list>
            </text:list-item>
            <text:list-item>
              <text:p text:style-name="P150">Image</text:p>
              <text:list>
                <text:list-item>
                  <text:p text:style-name="P150">Raptcha-ize</text:p>
                </text:list-item>
              </text:list>
            </text:list-item>
            <text:list-item>
              <text:p text:style-name="P150">Audio</text:p>
              <text:list>
                <text:list-item>
                  <text:p text:style-name="P150">Text to Speech</text:p>
                </text:list-item>
              </text:list>
            </text:list-item>
            <text:list-item>
              <text:p text:style-name="P151">Send</text:p>
              <text:list>
                <text:list-item>
                  <text:p text:style-name="P151">To Twitter</text:p>
                </text:list-item>
                <text:list-item>
                  <text:p text:style-name="P151">To GPlus</text:p>
                </text:list-item>
                <text:list-item>
                  <text:p text:style-name="P151">...</text:p>
                </text:list-item>
              </text:list>
            </text:list-item>
          </text:list>
        </text:list-item>
        <text:list-item>
          <text:p text:style-name="P146">Tag filter box in Browse view (each unique tag: +/-)</text:p>
        </text:list-item>
        <text:list-item>
          <text:p text:style-name="P154"><text:span text:style-name="T98">authentication and profiles view </text:span><text:span text:style-name="T100">(LoadSplash)</text:span></text:p>
          <text:list>
            <text:list-item>
              <text:p text:style-name="P148"><text:span text:style-name="T98">Login bug: refresh all available profiles from server before ''identify'</text:span></text:p>
            </text:list-item>
          </text:list>
        </text:list-item>
        <text:list-item>
          <text:p text:style-name="P145"><text:span text:style-name="T103">Twitter share: </text:span><text:a xlink:type="simple" xlink:href="https://dev.twitter.com/docs/tweet-button#properties"><text:span text:style-name="T102">https://dev.twitter.com/docs/tweet-button#properties</text:span></text:a></text:p>
        </text:list-item>
        <text:list-item>
          <text:p text:style-name="P143"><text:span text:style-name="T96">Language selector and </text:span>translation plugin</text:p>
          <text:list>
            <text:list-item>
              <text:p text:style-name="P110">a set of tags for each language, that when added to an object, cause the translator to create a translated new object, and links the two</text:p>
            </text:list-item>
          </text:list>
        </text:list-item>
        <text:list-item>
          <text:p text:style-name="P138">Travel/Motion as parent of both Arrive and Depart</text:p>
        </text:list-item>
        <text:list-item>
          <text:p text:style-name="P143">presentation framework slide-slow browser view, which can be used to display pages from a PDF file. <text:s/>we can use this to embed the presentations as internal objects. <text:s/>each page is a nobject.</text:p>
          <text:list>
            <text:list-item>
              <text:p text:style-name="P110"><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10">pdf.js</text:p>
            </text:list-item>
            <text:list-item>
              <text:p text:style-name="P110">accordion menu (left) with tree (taxonomy) variable (ex: a JSON object)</text:p>
            </text:list-item>
            <text:list-item>
              <text:p text:style-name="P110"><text:soft-page-break/>viewer framework (right) - find best js presentation from github &amp; rip it</text:p>
            </text:list-item>
          </text:list>
        </text:list-item>
        <text:list-item>
          <text:p text:style-name="P139">exercise-like behavior reminder</text:p>
        </text:list-item>
        <text:list-item>
          <text:p text:style-name="P110"><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10"><text:span text:style-name="T19">fix the mini map, it’s not choosing accurate location. make it more intuitive what is being selected. include ability to choose range by radius or polygon, or a simple path to indicate motion</text:span></text:p>
        </text:list-item>
        <text:list-item>
          <text:p text:style-name="P110"><text:span text:style-name="T19">netention server startup script on server boot</text:span></text:p>
          <text:list>
            <text:list-item>
              <text:p text:style-name="P110"><text:span text:style-name="T19">stick something in init.d and chmod a+x and set it on start and use su - user</text:span></text:p>
            </text:list-item>
          </text:list>
        </text:list-item>
        <text:list-item>
          <text:p text:style-name="P110"><text:span text:style-name="T19">‘schema loaded’ -&gt; ‘ontology ready’</text:span></text:p>
          <text:list>
            <text:list-item>
              <text:p text:style-name="P110">ghost ontology (client-side encrypted)</text:p>
            </text:list-item>
          </text:list>
        </text:list-item>
        <text:list-item>
          <text:p text:style-name="P144"><text:span text:style-name="T24">self-</text:span><text:span text:style-name="T23">inventory wizard: “</text:span><text:span text:style-name="T24">what do I have access to?”</text:span></text:p>
        </text:list-item>
        <text:list-item>
          <text:p text:style-name="P140">Documentation</text:p>
          <text:list>
            <text:list-item>
              <text:p text:style-name="P110">object action buttons for implementing object actions via a set of client plugins:</text:p>
              <text:list>
                <text:list-item>
                  <text:p text:style-name="P110">run/execute</text:p>
                  <text:list>
                    <text:list-item>
                      <text:p text:style-name="P110">embedded script (output is displayed into target innerHTML or popup dialog)</text:p>
                    </text:list-item>
                    <text:list-item>
                      <text:p text:style-name="P110">embedded css</text:p>
                    </text:list-item>
                  </text:list>
                </text:list-item>
                <text:list-item>
                  <text:p text:style-name="P110">display “neighborhood” relationships table/graph (with ‘add’ button for forming new relationships, as additional object properties)</text:p>
                </text:list-item>
                <text:list-item>
                  <text:p text:style-name="P110">private/public toggle</text:p>
                </text:list-item>
                <text:list-item>
                  <text:p text:style-name="P110">delete</text:p>
                </text:list-item>
                <text:list-item>
                  <text:p text:style-name="P110">reply</text:p>
                </text:list-item>
                <text:list-item>
                  <text:p text:style-name="P110">export</text:p>
                </text:list-item>
                <text:list-item>
                  <text:p text:style-name="P110">COPY (selection)</text:p>
                </text:list-item>
                <text:list-item>
                  <text:p text:style-name="P110">LINK / GROUP (selection)</text:p>
                </text:list-item>
                <text:list-item>
                  <text:p text:style-name="P110">CLONE</text:p>
                </text:list-item>
                <text:list-item>
                  <text:p text:style-name="P110">MERGE (status notification dsplays selected objects), PASTE MERGE, NEW MERGE (status notification display undo)</text:p>
                </text:list-item>
                <text:list-item>
                  <text:p text:style-name="P110">bookmark presets, alternate focus modes</text:p>
                </text:list-item>
                <text:list-item>
                  <text:p text:style-name="P110">vary</text:p>
                </text:list-item>
                <text:list-item>
                  <text:p text:style-name="P110">split</text:p>
                  <text:list>
                    <text:list-item>
                      <text:p text:style-name="P110">sentence</text:p>
                    </text:list-item>
                    <text:list-item>
                      <text:p text:style-name="P110">word</text:p>
                    </text:list-item>
                    <text:list-item>
                      <text:p text:style-name="P110">paragraph</text:p>
                    </text:list-item>
                    <text:list-item>
                      <text:p text:style-name="P110">[other noticeable differentiation, by image, ex:]</text:p>
                    </text:list-item>
                  </text:list>
                </text:list-item>
                <text:list-item>
                  <text:p text:style-name="P110">imagine/real toggle</text:p>
                </text:list-item>
                <text:list-item>
                  <text:p text:style-name="P110">sentencize</text:p>
                </text:list-item>
                <text:list-item>
                  <text:p text:style-name="P110">speak text</text:p>
                </text:list-item>
                <text:list-item>
                  <text:p text:style-name="P110">speak metadata</text:p>
                </text:list-item>
                <text:list-item>
                  <text:p text:style-name="P110">maximize</text:p>
                </text:list-item>
                <text:list-item>
                  <text:p text:style-name="P110">visit link (open new browser tab)</text:p>
                </text:list-item>
                <text:list-item>
                  <text:p text:style-name="P110"><text:span text:style-name="T18">client plugin interface for others: </text:span></text:p>
                  <text:list>
                    <text:list-item>
                      <text:p text:style-name="P110"><text:soft-page-break/>parameters displayed whether editable or not</text:p>
                    </text:list-item>
                    <text:list-item>
                      <text:p text:style-name="P110">icon</text:p>
                    </text:list-item>
                    <text:list-item>
                      <text:p text:style-name="P110">action function</text:p>
                    </text:list-item>
                    <text:list-item>
                      <text:p text:style-name="P110">popup menu function (returns displayed popup menu, or null)</text:p>
                    </text:list-item>
                    <text:list-item>
                      <text:p text:style-name="P110">enabled</text:p>
                    </text:list-item>
                    <text:list-item>
                      <text:p text:style-name="P110">plugin metadata</text:p>
                    </text:list-item>
                  </text:list>
                </text:list-item>
                <text:list-item>
                  <text:p text:style-name="P110">1-level deep menu for these buttons</text:p>
                  <text:list>
                    <text:list-item>
                      <text:p text:style-name="P110">do/</text:p>
                    </text:list-item>
                    <text:list-item>
                      <text:p text:style-name="P110">edit/</text:p>
                    </text:list-item>
                    <text:list-item>
                      <text:p text:style-name="P110">generate/</text:p>
                    </text:list-item>
                    <text:list-item>
                      <text:p text:style-name="P110">...</text:p>
                    </text:list-item>
                  </text:list>
                </text:list-item>
              </text:list>
            </text:list-item>
            <text:list-item>
              <text:p text:style-name="P110"><text:span text:style-name="T19">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6"><text:span text:style-name="T18">Introduction </text:span></text:p>
      <text:p text:style-name="P46">v2: google presentation</text:p>
      <text:p text:style-name="P46"><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6">v1: (openoffice format)</text:p>
      <text:p text:style-name="P46">https://github.com/automenta/netentionjs2/blob/master/doc/netention_introduction.odp </text:p>
      <text:p text:style-name="P46">v0: https://docs.google.com/presentation/d/1CwGqrWFNpmfr98FICXL8UDD6TcvGjx_5lyZzrw1R9tA/edit#slide=id.i120</text:p>
      <text:p text:style-name="P46"/>
      <text:p text:style-name="P46">Global survival system (alternate, openoffice format)</text:p>
      <text:p text:style-name="P46"><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7"/>
      <text:p text:style-name="P46">Netention applications: https://docs.google.com/presentation/d/1PwmiWFJ5l7sfk5k61dYk_ocgSo5qhGBQWYnCtyuWOTw/edit?usp=sharing</text:p>
      <text:p text:style-name="P46"/>
      <text:p text:style-name="P46">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6"/>
      <text:p text:style-name="P46">Semantic Business Intelligence</text:p>
      <text:p text:style-name="P46">https://docs.google.com/presentation/d/17LQVk5b3sSTVOttgBhI8EEseb_kicLJMQq-BlDtNwNo/edit?usp=sharing </text:p>
      <text:p text:style-name="P46"/>
      <text:p text:style-name="P46">Netention Neighborhood</text:p>
      <text:p text:style-name="P46">https://docs.google.com/presentation/d/12CqfvbSfnI5dWccktxjBNeGZS6_tZAvRzhUdB-1kdXg/edit?usp=sharing </text:p>
      <text:p text:style-name="P46"/>
      <text:p text:style-name="P46">Ouishare</text:p>
      <text:p text:style-name="P46"><text:soft-page-break/>https://docs.google.com/presentation/d/1aT7PdK54zL70P-MlZuxgQ6ASYg6pdxn6_Fcc9AIwIKM/edit?usp=sharing </text:p>
      <text:p text:style-name="P46"/>
      <text:p text:style-name="P46">Global suvival system</text:p>
      <text:p text:style-name="P46">https://docs.google.com/presentation/d/12SYeqG2CmQbt8A76Z8r0PVYHja3Ju1oV3AFbQFq_zdc/edit?usp=sharing </text:p>
      <text:p text:style-name="P46"/>
      <text:p text:style-name="P46">Naked Mind Protocol</text:p>
      <text:p text:style-name="P46">https://docs.google.com/presentation/d/1Q98meEH7ojKp1KIHKK-Q0nVhIJAYb2FgD5L6X46oya0/edit?usp=sharing</text:p>
      <text:p text:style-name="P48"/>
      <text:list xml:id="list71" text:style-name="LS1">
        <text:list-item>
          <text:list>
            <text:list-item>
              <text:list>
                <text:list-item>
                  <text:p text:style-name="P110"><text:span text:style-name="T19">integrate original introduction to slides somewhere after slide #8</text:span></text:p>
                </text:list-item>
              </text:list>
            </text:list-item>
            <text:list-item>
              <text:p text:style-name="P110"><text:span text:style-name="T19">Netention Theory </text:span>presentation</text:p>
            </text:list-item>
            <text:list-item>
              <text:p text:style-name="P110"><text:span text:style-name="T19">Netention Systems </text:span>presentation</text:p>
            </text:list-item>
            <text:list-item>
              <text:p text:style-name="P110"><text:span text:style-name="T19">Netention Growth </text:span>presentation</text:p>
              <text:list>
                <text:list-item>
                  <text:p text:style-name="P140">crowdfunding</text:p>
                </text:list-item>
              </text:list>
            </text:list-item>
            <text:list-item>
              <text:p text:style-name="P110">earth beacon protocol presentation</text:p>
            </text:list-item>
            <text:list-item>
              <text:p text:style-name="P110">avatar soundboard / video remix presentation</text:p>
              <text:list>
                <text:list-item>
                  <text:p text:style-name="P110">personal agents</text:p>
                </text:list-item>
                <text:list-item>
                  <text:p text:style-name="P110">artificial art</text:p>
                </text:list-item>
                <text:list-item>
                  <text:p text:style-name="P110">education entertainment (adhd)</text:p>
                </text:list-item>
              </text:list>
            </text:list-item>
            <text:list-item>
              <text:p text:style-name="P110">federated cyber militia presentation (w/ eric’s organization patterns)</text:p>
              <text:list>
                <text:list-item>
                  <text:p text:style-name="P110"><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10"><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10"><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10">first earth battalion</text:p>
                </text:list-item>
              </text:list>
            </text:list-item>
            <text:list-item>
              <text:p text:style-name="P110">biosphere / noosphere optimization presentation</text:p>
            </text:list-item>
          </text:list>
        </text:list-item>
        <text:list-item>
          <text:p text:style-name="P110"><text:span text:style-name="T19">content area scroll issue (on macOSX) in Team View</text:span></text:p>
        </text:list-item>
        <text:list-item>
          <text:p text:style-name="P110"><text:span text:style-name="T19">fix new user bug</text:span></text:p>
          <text:list>
            <text:list-item>
              <text:p text:style-name="P110"><text:span text:style-name="T19">update profile selector when new profiles are added (via backbone event)</text:span></text:p>
            </text:list-item>
            <text:list-item>
              <text:p text:style-name="P110"><text:span text:style-name="T19">final part: after creating a new profile, reload so that the ‘team’ view and other views involving selves is refreshed</text:span></text:p>
            </text:list-item>
          </text:list>
        </text:list-item>
        <text:list-item>
          <text:p text:style-name="P110"><text:span text:style-name="T19">chat view to be aware of profile changes (via backbone event)</text:span></text:p>
        </text:list-item>
        <text:list-item>
          <text:p text:style-name="P110"><text:span text:style-name="T19">add ‘deleted.’ notification to an object edtior (ex: in a popup window) that has been deleted. otherwise it’s confusing to see it on the screen unchanged</text:span></text:p>
        </text:list-item>
        <text:list-item>
          <text:p text:style-name="P110"><text:span text:style-name="T19">make sure that file upload form works if multiple object edits are instantiated</text:span></text:p>
          <text:list>
            <text:list-item>
              <text:p text:style-name="P110"><text:span text:style-name="T19">file upload form should disable the ‘Upload’ button after an upload, since clicking on it will take them to a different page</text:span></text:p>
            </text:list-item>
          </text:list>
        </text:list-item>
        <text:list-item>
          <text:p text:style-name="P110"><text:span text:style-name="T19">extra tabs:</text:span></text:p>
          <text:list>
            <text:list-item>
              <text:p text:style-name="P140">FAVORITE</text:p>
            </text:list-item>
            <text:list-item>
              <text:p text:style-name="P110"><text:span text:style-name="T19">READ_LATER</text:span></text:p>
            </text:list-item>
            <text:list-item>
              <text:p text:style-name="P140">BULLSHIT</text:p>
            </text:list-item>
            <text:list-item>
              <text:p text:style-name="P140">FUNNY</text:p>
            </text:list-item>
            <text:list-item>
              <text:p text:style-name="P140"><text:soft-page-break/>THEORY</text:p>
            </text:list-item>
            <text:list-item>
              <text:p text:style-name="P140">WARNING</text:p>
            </text:list-item>
            <text:list-item>
              <text:p text:style-name="P110"><text:span text:style-name="T19">…[more from GLP, ATSNN, beforeitsnews.com, and others]</text:span></text:p>
            </text:list-item>
            <text:list-item>
              <text:p text:style-name="P110"><text:span text:style-name="T19">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19"><text:s text:c="2"/></text:span></text:p>
            </text:list-item>
          </text:list>
        </text:list-item>
        <text:list-item>
          <text:p text:style-name="P110"><text:span text:style-name="T19">fix duplicate upload bug - attached UUID to end of filename?</text:span></text:p>
        </text:list-item>
        <text:list-item>
          <text:p text:style-name="P110"><text:span text:style-name="T19">force or suggest client’s self.clear() when server DB reset or changed</text:span></text:p>
        </text:list-item>
        <text:list-item>
          <text:p text:style-name="P110"><text:span text:style-name="T19">&lt;time&gt; update immediate, it seems to take 60 sec for first refresh</text:span></text:p>
          <text:list>
            <text:list-item>
              <text:p text:style-name="P110"><text:span text:style-name="T19"><text:s text:c="4"/>$('body').timeago('refresh');</text:span></text:p>
            </text:list-item>
          </text:list>
        </text:list-item>
        <text:list-item>
          <text:p text:style-name="P110"><text:span text:style-name="T19">filtering when unidentified</text:span></text:p>
        </text:list-item>
      </text:list>
      <text:list xml:id="list645957702358392924" text:style-name="LS2">
        <text:list-item>
          <text:p text:style-name="P111">multivariate unit/currency/measurement support for real (scalar) quantities</text:p>
        </text:list-item>
        <text:list-item>
          <text:p text:style-name="P111">public mode <text:span text:style-name="T26">special read-only URL that doesnt involve a login process, or conversely a special read-write URL that requires a login</text:span></text:p>
          <text:list>
            <text:list-item>
              <text:p text:style-name="P111">disable creation of objects when un-identified; open login screen</text:p>
            </text:list-item>
          </text:list>
        </text:list-item>
        <text:list-item>
          <text:p text:style-name="P111">CLIENT CONFIGURATION PARAMETERS</text:p>
          <text:list>
            <text:list-item>
              <text:p text:style-name="P111">configuration.public.js (specifies client behavior)</text:p>
            </text:list-item>
            <text:list-item>
              <text:p text:style-name="P111">configuration.private.js (only known by server)</text:p>
            </text:list-item>
            <text:list-item>
              <text:p text:style-name="P111">set Talk widget optional (by configuration parameter) </text:p>
              <text:list>
                <text:list-item>
                  <text:p text:style-name="P111">lazyload its .js when first clicked? <text:s/>this may have side-effects</text:p>
                </text:list-item>
              </text:list>
            </text:list-item>
            <text:list-item>
              <text:p text:style-name="P111">static - disable login completely, and use as particular URL as startup data</text:p>
            </text:list-item>
            <text:list-item>
              <text:p text:style-name="P111">server reads client configuration to HARD disable certain features</text:p>
            </text:list-item>
          </text:list>
        </text:list-item>
        <text:list-item>
          <text:p text:style-name="P111">escape key to toggle avatarmenu</text:p>
        </text:list-item>
        <text:list-item>
          <text:p text:style-name="P111">object-oriented nobject API <text:s/>(util.js)</text:p>
        </text:list-item>
        <text:list-item>
          <text:p text:style-name="P111"><text:span text:style-name="T26">tag and keyword filter to select relevancy</text:span></text:p>
          <text:list>
            <text:list-item>
              <text:p text:style-name="P111">finish time focus to choose time relevancy</text:p>
            </text:list-item>
            <text:list-item>
              <text:p text:style-name="P111">adjust url to contain keyword or time focus</text:p>
            </text:list-item>
          </text:list>
        </text:list-item>
        <text:list-item>
          <text:p text:style-name="P111">goal view</text:p>
          <text:list>
            <text:list-item>
              <text:p text:style-name="P111">unify plan / goal view / plugins that repeats</text:p>
            </text:list-item>
            <text:list-item>
              <text:p text:style-name="P111">alternate time views:</text:p>
              <text:list>
                <text:list-item>
                  <text:p text:style-name="P111">hourly (without reference to date, but adjust for daylight savings and timezone. mostly rely on unixtime)</text:p>
                </text:list-item>
                <text:list-item>
                  <text:p text:style-name="P111">weekly</text:p>
                </text:list-item>
                <text:list-item>
                  <text:p text:style-name="P111">monthly</text:p>
                </text:list-item>
                <text:list-item>
                  <text:p text:style-name="P111">add ability to set alternate destination location for any given ‘want to’ item. but default to current location</text:p>
                </text:list-item>
                <text:list-item>
                  <text:p text:style-name="P111">allow an activity to be marked as ‘completed’ or ‘delayed’</text:p>
                </text:list-item>
                <text:list-item>
                  <text:p text:style-name="P111">if an activity is repetitive, see the repetition metadata collected below and organize into a single panel where it can all be controlled</text:p>
                </text:list-item>
                <text:list-item>
                  <text:p text:style-name="P111">optional picture or video can be attached to each ‘want to’</text:p>
                </text:list-item>
                <text:list-item>
                  <text:p text:style-name="P111">classes are similar to ‘want to’ items but their main purpose is to</text:p>
                  <text:list>
                    <text:list-item>
                      <text:p text:style-name="P111">generate ‘want to’ in the future, at some learning pace</text:p>
                    </text:list-item>
                    <text:list-item>
                      <text:p text:style-name="P111">track the completion of the course</text:p>
                    </text:list-item>
                    <text:list-item>
                      <text:p text:style-name="P111">act as a virtual teacher that can instruct beyond the pre-programmed behavior of the software</text:p>
                    </text:list-item>
                  </text:list>
                </text:list-item>
              </text:list>
            </text:list-item>
          </text:list>
        </text:list-item>
        <text:list-item>
          <text:p text:style-name="P111"><text:soft-page-break/>unify auth/ID screen</text:p>
        </text:list-item>
        <text:list-item>
          <text:p text:style-name="P111">map layers: custom map layers defined by an image (ex: floorplan diagram), like tidepool</text:p>
        </text:list-item>
        <text:list-item>
          <text:p text:style-name="P111">‘favorites’ tag widget (star)</text:p>
        </text:list-item>
        <text:list-item>
          <text:p text:style-name="P111">optional tab switcher in object editor for each tag</text:p>
        </text:list-item>
        <text:list-item>
          <text:p text:style-name="P111">‘scan’ button add end of list/grid that queries server for more data</text:p>
          <text:list>
            <text:list-item>
              <text:p text:style-name="P111">allow bulletin board mode where grid items can be post-it notes arbitrarily placed on a virtual canvas that gets saved and can facilitate drawing connections</text:p>
            </text:list-item>
          </text:list>
        </text:list-item>
        <text:list-item>
          <text:p text:style-name="P111">list display and sort options as sub-avatarbuttons (beneath)</text:p>
        </text:list-item>
        <text:list-item>
          <text:p text:style-name="P111">middle click on map to set focus to that location</text:p>
        </text:list-item>
        <text:list-item>
          <text:p text:style-name="P111">test object values</text:p>
        </text:list-item>
        <text:list-item>
          <text:p text:style-name="P111">plugin control objects</text:p>
        </text:list-item>
        <text:list-item>
          <text:p text:style-name="P111">drawing value input widget</text:p>
        </text:list-item>
        <text:list-item>
          <text:p text:style-name="P111"/>
        </text:list-item>
        <text:list-item>
          <text:p text:style-name="P111">explain adaptive ontology system</text:p>
        </text:list-item>
        <text:list-item>
          <text:p text:style-name="P111">client-only mode w/ static datasource</text:p>
        </text:list-item>
        <text:list-item>
          <text:p text:style-name="P111">JSON-DL</text:p>
        </text:list-item>
        <text:list-item>
          <text:p text:style-name="P111">server sends extra data when focus changes</text:p>
        </text:list-item>
        <text:list-item>
          <text:p text:style-name="P111">indicators while loading, can appear paused on slow connections or when much data is sent</text:p>
        </text:list-item>
        <text:list-item>
          <text:p text:style-name="P111">GRAPH view</text:p>
          <text:list>
            <text:list-item>
              <text:p text:style-name="P111">submenu</text:p>
              <text:list>
                <text:list-item>
                  <text:p text:style-name="P111">layout buttons activated on-demand</text:p>
                </text:list-item>
              </text:list>
            </text:list-item>
            <text:list-item>
              <text:p text:style-name="P111">increase mousewheel zoom speed</text:p>
            </text:list-item>
            <text:list-item>
              <text:p text:style-name="P111">icon on nodes</text:p>
            </text:list-item>
            <text:list-item>
              <text:p text:style-name="P111">circle shape for types</text:p>
            </text:list-item>
            <text:list-item>
              <text:p text:style-name="P111">edge arrows</text:p>
            </text:list-item>
            <text:list-item>
              <text:p text:style-name="P111">edge labels</text:p>
            </text:list-item>
            <text:list-item>
              <text:p text:style-name="P111">‘lock updates’ button</text:p>
            </text:list-item>
            <text:list-item>
              <text:p text:style-name="P111">‘lock all in place’ button</text:p>
            </text:list-item>
            <text:list-item>
              <text:p text:style-name="P111">‘layout’ button</text:p>
            </text:list-item>
            <text:list-item>
              <text:p text:style-name="P111">edge toggles</text:p>
            </text:list-item>
            <text:list-item>
              <text:p text:style-name="P111">timeline view</text:p>
            </text:list-item>
            <text:list-item>
              <text:p text:style-name="P111">“tag for 'Fungi' and 'Application software' are actually stored as separate objects. <text:s/>but i will add the explicit linking for contextual objects such as those.” thanks for the reminder</text:p>
            </text:list-item>
            <text:list-item>
              <text:p text:style-name="P111">“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9"/>
      <text:list xml:id="list170" text:style-name="LS2">
        <text:list-item>
          <text:p text:style-name="P111">Android app</text:p>
          <text:list>
            <text:list-item>
              <text:p text:style-name="P111">start with: github.com/automenta/curiosume_android -&gt; netention_andoid</text:p>
            </text:list-item>
          </text:list>
        </text:list-item>
        <text:list-item>
          <text:p text:style-name="P111">including other data sources (in the systems documentation doc?) in this doc so everything is all in one place. <text:s/>those data will eventually appear in appropriate plugins</text:p>
        </text:list-item>
        <text:list-item>
          <text:p text:style-name="P111">openstreetmaps link for lat/lon in HTML view of profile export</text:p>
        </text:list-item>
        <text:list-item>
          <text:p text:style-name="P111"><text:soft-page-break/>RSS refresh at interval</text:p>
        </text:list-item>
        <text:list-item>
          <text:p text:style-name="P111">Context / Operator Tags</text:p>
          <text:list>
            <text:list-item>
              <text:p text:style-name="P111">field that specifies to which object this refers to. <text:s/>for tagging a person, these would be context=[userid]</text:p>
            </text:list-item>
            <text:list-item>
              <text:p text:style-name="P111"><text:tab/>then use this to select all a user’s contextual tags: get all user tags</text:p>
            </text:list-item>
            <text:list-item>
              <text:p text:style-name="P111">Compare</text:p>
              <text:list>
                <text:list-item>
                  <text:p text:style-name="P111">Union</text:p>
                </text:list-item>
                <text:list-item>
                  <text:p text:style-name="P111">Intersection</text:p>
                </text:list-item>
              </text:list>
            </text:list-item>
            <text:list-item>
              <text:p text:style-name="P111">Match (Best Matches for a given user)</text:p>
              <text:list>
                <text:list-item>
                  <text:p text:style-name="P111">Best Teachers</text:p>
                </text:list-item>
                <text:list-item>
                  <text:p text:style-name="P111">Best Students</text:p>
                </text:list-item>
                <text:list-item>
                  <text:p text:style-name="P111">Best Collaborators</text:p>
                </text:list-item>
                <text:list-item>
                  <text:p text:style-name="P111">Nearest (ignores geolocation)</text:p>
                </text:list-item>
              </text:list>
            </text:list-item>
            <text:list-item>
              <text:p text:style-name="P111">transmit all user-context objects (optional by client.js configuration option on load), ex: can,need,not,[skills]</text:p>
            </text:list-item>
          </text:list>
        </text:list-item>
        <text:list-item>
          <text:p text:style-name="P111">Ripple integration</text:p>
          <text:list>
            <text:list-item>
              <text:p text:style-name="P111">Show user’s wallet status (when ID known)</text:p>
            </text:list-item>
            <text:list-item>
              <text:p text:style-name="P111">Payment action</text:p>
            </text:list-item>
          </text:list>
        </text:list-item>
        <text:list-item>
          <text:p text:style-name="P111">refactor ontology format so that:</text:p>
          <text:list>
            <text:list-item>
              <text:p text:style-name="P111">uri -&gt; id</text:p>
            </text:list-item>
            <text:list-item>
              <text:p text:style-name="P111">tag -&gt; type</text:p>
            </text:list-item>
          </text:list>
        </text:list-item>
        <text:list-item>
          <text:p text:style-name="P111">optional periodic updates for un-connected clients</text:p>
        </text:list-item>
        <text:list-item>
          <text:p text:style-name="P111">unnamed objectviews can not be popped up since title is effecdtively invisible</text:p>
        </text:list-item>
        <text:list-item>
          <text:p text:style-name="P111">Re-Arrange Furniture Plugins</text:p>
        </text:list-item>
        <text:list-item>
          <text:p text:style-name="P111"/>
        </text:list-item>
      </text:list>
      <text:p text:style-name="P3"/>
      <text:p text:style-name="P3"><text:tab/></text:p>
      <text:p text:style-name="P3"/>
      <text:h text:style-name="P85" text:outline-level="10"><text:bookmark text:name="h.4q20dau8aikf"/>Personas</text:h>
      <text:p text:style-name="P52"><text:span text:style-name="T27">just attach ‘User’ tag to an object and ‘Become’ button appears</text:span></text:p>
      <text:p text:style-name="P53"/>
      <text:p text:style-name="P52"><text:span text:style-name="T28">SWITCH PERSONA TEST<text:line-break/></text:span><text:span text:style-name="T29">-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8"><text:line-break/><text:line-break/><text:line-break/>-Delete button should be much more discrete and smaller, like a cross, and i even think it shouldn’t be there but in the semantic explorer.</text:span></text:p>
      <text:p text:style-name="P52"><text:span text:style-name="T28">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6"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2">What Works</text:span></text:p>
          </table:table-cell>
          <table:table-cell table:style-name="Table2.A1" office:value-type="string">
            <text:p text:style-name="P33"><text:span text:style-name="T2">What Doesn’t Work Yet</text:span></text:p>
          </table:table-cell>
        </table:table-row>
        <table:table-row>
          <table:table-cell table:style-name="Table2.A1" office:value-type="string">
            <text:list xml:id="list4710821190341313902" text:style-name="LS3">
              <text:list-item>
                <text:p text:style-name="P155"><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4"/>
      <text:p text:style-name="P54"/>
      <text:h text:style-name="P87"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2">What Works</text:span></text:p>
          </table:table-cell>
          <table:table-cell table:style-name="Table3.A1" office:value-type="string">
            <text:p text:style-name="P33"><text:span text:style-name="T2">What Doesn’t Work Yet</text:span></text:p>
          </table:table-cell>
        </table:table-row>
        <table:table-row>
          <table:table-cell table:style-name="Table3.A1" office:value-type="string">
            <text:list xml:id="list198" text:style-name="LS3">
              <text:list-item>
                <text:p text:style-name="P155"><text:span text:style-name="T1">one click anonymous access</text:span></text:p>
              </text:list-item>
              <text:list-item>
                <text:p text:style-name="P155"><text:span text:style-name="T1">anonymous authentication shares a set of profiles created by anonymous users.</text:span></text:p>
              </text:list-item>
              <text:list-item>
                <text:p text:style-name="P155"><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56"><text:span text:style-name="T1">server permission to deny anonymous access (?), including /anonymous URL</text:span></text:p>
              </text:list-item>
            </text:list>
          </table:table-cell>
        </table:table-row>
      </table:table>
      <text:p text:style-name="P43"/>
      <text:h text:style-name="P88"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2">What Works</text:span></text:p>
          </table:table-cell>
          <table:table-cell table:style-name="Table4.A1" office:value-type="string">
            <text:p text:style-name="P33"><text:span text:style-name="T2">What Doesn’t Work Yet</text:span></text:p>
          </table:table-cell>
        </table:table-row>
        <table:table-row>
          <table:table-cell table:style-name="Table4.A1" office:value-type="string">
            <text:list xml:id="list202" text:style-name="LS3">
              <text:list-item>
                <text:p text:style-name="P155"><text:span text:style-name="T1">press enter to send message</text:span></text:p>
              </text:list-item>
              <text:list-item>
                <text:p text:style-name="P155"><text:span text:style-name="T1">roster visible</text:span></text:p>
              </text:list-item>
              <text:list-item>
                <text:p text:style-name="P155"><text:span text:style-name="T1">message filtering via focus</text:span></text:p>
              </text:list-item>
            </text:list>
          </table:table-cell>
          <table:table-cell table:style-name="Table4.A1" office:value-type="string">
            <text:list xml:id="list1760827149050863484" text:style-name="LS5">
              <text:list-item>
                <text:p text:style-name="P164"><text:span text:style-name="T1">alternate message object renderer than what’s currently used in the list and grid views</text:span></text:p>
              </text:list-item>
              <text:list-item>
                <text:p text:style-name="P164"><text:span text:style-name="T6">tag channel switch, +create channels (select tags)</text:span></text:p>
              </text:list-item>
              <text:list-item>
                <text:p text:style-name="P164"><text:span text:style-name="T1">message tags inline with text, ex:</text:span></text:p>
                <text:list>
                  <text:list-item>
                    <text:p text:style-name="P164"><text:span text:style-name="T1">i [#NEED] to get that</text:span></text:p>
                  </text:list-item>
                </text:list>
              </text:list-item>
              <text:list-item>
                <text:p text:style-name="P164"><text:span text:style-name="T1">integration with focus (toggled by a button) to display only messages that are relevant to current Focus</text:span></text:p>
              </text:list-item>
            </text:list>
          </table:table-cell>
        </table:table-row>
      </table:table>
      <text:p text:style-name="P54"/>
      <text:p text:style-name="P1"/>
      <text:p text:style-name="P55"><text:line-break/><text:span text:style-name="T18"><text:line-break/></text:span></text:p>
      <text:p text:style-name="P55"/>
      <text:p text:style-name="P3"><text:line-break/></text:p>
      <text:p text:style-name="P1"><text:span text:style-name="T18"><text:line-break/>centroid tag normalization</text:span></text:p>
      <text:p text:style-name="P3"/>
      <text:p text:style-name="P1">make popup link explicit</text:p>
      <text:p text:style-name="P50">It doesn't do anything when i click on driverless car, under your driverless car "post"</text:p>
      <text:p text:style-name="P50">and when I click on something in a pop up it pops up another of the same popup.</text:p>
      <text:p text:style-name="P3"/>
      <text:p text:style-name="P1"/>
      <text:p text:style-name="P3"/>
      <text:p text:style-name="P1">a little blurb on the pop up?</text:p>
      <text:p text:style-name="P55">something at either end to make it clearer. </text:p>
      <text:p text:style-name="P50">like one side student the other teacher</text:p>
      <text:p text:style-name="P1"/>
      <text:p text:style-name="P1"/>
      <text:h text:style-name="P84" text:outline-level="10"><text:bookmark text:name="h.drowjkrnnact"/>Wikitagger</text:h>
      <text:p text:style-name="P1"><text:span text:style-name="T31">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2">What Works</text:span></text:p>
          </table:table-cell>
          <table:table-cell table:style-name="Table5.A1" office:value-type="string">
            <text:p text:style-name="P33"><text:span text:style-name="T2">What Doesn’t Work Yet</text:span></text:p>
          </table:table-cell>
        </table:table-row>
        <table:table-row>
          <table:table-cell table:style-name="Table5.A1" office:value-type="string">
            <text:list xml:id="list8233833660200047013" text:style-name="LS6">
              <text:list-item>
                <text:p text:style-name="P157"><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65"><text:span text:style-name="T1">back button</text:span></text:p>
              </text:list-item>
              <text:list-item>
                <text:p text:style-name="P165"><text:span text:style-name="T1">handle anchors on the same page</text:span></text:p>
              </text:list-item>
              <text:list-item>
                <text:p text:style-name="P165"><text:span text:style-name="T20">Smush upper/lowercase wikipages</text:span></text:p>
              </text:list-item>
            </text:list>
          </table:table-cell>
        </table:table-row>
      </table:table>
      <text:p text:style-name="P54"/>
      <text:p text:style-name="P3"/>
      <text:p text:style-name="P1"/>
      <text:p text:style-name="P51"/>
      <text:p text:style-name="P1"><text:span text:style-name="T19">do not show save button when only one set of tags in the popup tagger</text:span></text:p>
      <text:p text:style-name="P55">that box with the scale should go away when you select something.</text:p>
      <text:p text:style-name="P55">vs having to click save.</text:p>
      <text:p text:style-name="P1"/>
      <text:p text:style-name="P1">buttons that allow easier changing up and down the scale</text:p>
      <text:p text:style-name="P1"/>
      <text:p text:style-name="P1">make popup buttons more clear</text:p>
      <text:p text:style-name="P55">you have to hover over the bottom left area</text:p>
      <text:p text:style-name="P1"/>
      <text:p text:style-name="P1">remove popup when its object is deleted</text:p>
      <text:p text:style-name="P56"/>
      <text:p text:style-name="P1"><text:span text:style-name="T18">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5">show avatar icons for a user object</text:p>
      <text:p text:style-name="P55">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5"><text:span text:style-name="T32">ex:</text:span> your profile is X % more or less complete than the average user<text:span text:style-name="T18"><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50">time, space, diagrams, emotion, etc..</text:p>
      <text:p text:style-name="P50"><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50"/>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8"><text:line-break/></text:span><text:span text:style-name="T22">wikirequest HTTP bug</text:span></text:p>
      <text:p text:style-name="P1"><text:span text:style-name="T22"><text:tab/></text:span>try an alternative HTTP fetch method and i think it might be encoding<text:span text:style-name="T18"><text:line-break/></text:span></text:p>
      <text:p text:style-name="P1"><text:span text:style-name="T19"><text:line-break/>intro wizard </text:span>runs you through everything you need for a complete profile</text:p>
      <text:p text:style-name="P1">an actual step by step walk through, a guided questionaire<text:span text:style-name="T18"><text:line-break/></text:span></text:p>
      <text:p text:style-name="P1"><text:span text:style-name="T18">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8"><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8">tagger</text:span> (‘What?’ button)</text:p>
      <text:p text:style-name="P50">with tag search</text:p>
      <text:p text:style-name="P50"/>
      <text:p text:style-name="P1">iframe External Links</text:p>
      <text:p text:style-name="P6"/>
      <text:h text:style-name="P91"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7"><text:span text:style-name="T2">What it Does</text:span></text:p>
          </table:table-cell>
          <table:table-cell table:style-name="Table6.A1" office:value-type="string">
            <text:p text:style-name="P57"><text:span text:style-name="T2">What it Doesn’t (yet)</text:span></text:p>
          </table:table-cell>
        </table:table-row>
        <text:soft-page-break/>
        <table:table-row>
          <table:table-cell table:style-name="Table6.A1" office:value-type="string">
            <text:p text:style-name="P58"><text:span text:style-name="T1">Installation Instructions</text:span></text:p>
            <text:list xml:id="list8844757691790704984" text:style-name="LS8">
              <text:list-item>
                <text:p text:style-name="P196">Linux</text:p>
              </text:list-item>
            </text:list>
            <text:p text:style-name="P59"/>
            <text:p text:style-name="P58"><text:span text:style-name="T1">Installation Videos</text:span></text:p>
          </table:table-cell>
          <table:table-cell table:style-name="Table6.A1" office:value-type="string">
            <text:p text:style-name="P62"><text:span text:style-name="T1">Installation Instructions</text:span></text:p>
            <text:list xml:id="list4174829692447698792" text:style-name="LS9">
              <text:list-item>
                <text:p text:style-name="P202"><text:span text:style-name="T1">Windows (partially ready)</text:span></text:p>
              </text:list-item>
              <text:list-item>
                <text:p text:style-name="P200">Android</text:p>
              </text:list-item>
              <text:list-item>
                <text:p text:style-name="P200">OSX</text:p>
              </text:list-item>
              <text:list-item>
                <text:p text:style-name="P200">AppFog</text:p>
              </text:list-item>
              <text:list-item>
                <text:p text:style-name="P200">Heroku</text:p>
              </text:list-item>
            </text:list>
            <text:p text:style-name="P60"/>
            <text:p text:style-name="P62"><text:span text:style-name="T1">Documentation available from within Netention as statically provided objects</text:span></text:p>
          </table:table-cell>
        </table:table-row>
      </table:table>
      <text:h text:style-name="P91" text:outline-level="10"/>
      <text:h text:style-name="P85" text:outline-level="10"><text:bookmark text:name="h.m354s1yfxc7h"/><text:bookmark text:name="h.tijibf5ympv5"/>Server</text:h>
      <text:p text:style-name="P65">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6"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7"><text:span text:style-name="T2">What it Does</text:span></text:p>
          </table:table-cell>
          <table:table-cell table:style-name="Table7.A1" office:value-type="string">
            <text:p text:style-name="P57"><text:span text:style-name="T2">What it Doesn’t (yet)</text:span></text:p>
          </table:table-cell>
        </table:table-row>
        <table:table-row>
          <table:table-cell table:style-name="Table7.A1" office:value-type="string">
            <text:list xml:id="list7641774668878073534" text:style-name="LS10">
              <text:list-item>
                <text:p text:style-name="P197">Components</text:p>
                <text:list>
                  <text:list-item>
                    <text:p text:style-name="P214"><text:span text:style-name="T1">Node.JS</text:span></text:p>
                    <text:list>
                      <text:list-item>
                        <text:p text:style-name="P214"><text:span text:style-name="T1">[npm’s]</text:span></text:p>
                      </text:list-item>
                    </text:list>
                  </text:list-item>
                  <text:list-item>
                    <text:p text:style-name="P197">MongoDB</text:p>
                  </text:list-item>
                </text:list>
              </text:list-item>
              <text:list-item>
                <text:p text:style-name="P214"><text:span text:style-name="T1">License: GPL</text:span></text:p>
              </text:list-item>
            </text:list>
          </table:table-cell>
          <table:table-cell table:style-name="Table7.A1" office:value-type="string">
            <text:list xml:id="list3839923508863396889" text:style-name="LS11">
              <text:list-item>
                <text:p text:style-name="P215"><text:span text:style-name="T1">Complete installation instructions for all platforms</text:span></text:p>
              </text:list-item>
            </text:list>
          </table:table-cell>
        </table:table-row>
      </table:table>
      <text:p text:style-name="P66"/>
      <text:h text:style-name="P76"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7"><text:span text:style-name="T2">What it Does</text:span></text:p>
          </table:table-cell>
          <table:table-cell table:style-name="Table8.A1" office:value-type="string">
            <text:p text:style-name="P57"><text:span text:style-name="T2">What it Doesn’t (yet)</text:span></text:p>
          </table:table-cell>
        </table:table-row>
        <table:table-row>
          <table:table-cell table:style-name="Table8.A1" office:value-type="string">
            <text:list xml:id="list226" text:style-name="LS10">
              <text:list-item>
                <text:p text:style-name="P214"><text:span text:style-name="T1">HTTP REST + Websockets</text:span></text:p>
              </text:list-item>
            </text:list>
            <text:list xml:id="list2524567929152214544" text:style-name="LS12">
              <text:list-item>
                <text:p text:style-name="P216"><text:span text:style-name="T1">Authenticated Login</text:span></text:p>
                <text:list>
                  <text:list-item>
                    <text:p text:style-name="P198">OpenID</text:p>
                  </text:list-item>
                  <text:list-item>
                    <text:p text:style-name="P216"><text:span text:style-name="T1">Google Accounts</text:span></text:p>
                  </text:list-item>
                </text:list>
              </text:list-item>
              <text:list-item>
                <text:p text:style-name="P198">Logout</text:p>
              </text:list-item>
              <text:list-item>
                <text:p text:style-name="P216"><text:span text:style-name="T1">Publish objects (new and edits to existing)</text:span></text:p>
              </text:list-item>
              <text:list-item>
                <text:p text:style-name="P216"><text:span text:style-name="T1">Delete objects</text:span></text:p>
              </text:list-item>
              <text:list-item>
                <text:p text:style-name="P216"><text:span text:style-name="T1">Persona Switching</text:span><text:span text:style-name="T4"> </text:span></text:p>
                <text:list>
                  <text:list-item>
                    <text:p text:style-name="P216"><text:span text:style-name="T4">for role-playing / modeling of other entities <text:s/>(people, groups, companies, etc..) other than one's self</text:span></text:p>
                  </text:list-item>
                </text:list>
              </text:list-item>
            </text:list>
            <text:p text:style-name="P59"/>
          </table:table-cell>
          <table:table-cell table:style-name="Table8.A1" office:value-type="string">
            <text:list xml:id="list1073615720838103268" text:style-name="LS13">
              <text:list-item>
                <text:p text:style-name="P203"><text:span text:style-name="T34">require authentication to prevent a non-authenticated user from editing an authenticated user’s objects</text:span></text:p>
              </text:list-item>
              <text:list-item>
                <text:p text:style-name="P203"><text:span text:style-name="T1">authentication instructions, more intuitive, hide either the login or logout menu item at a time. <text:s/>no separate login/logout page, just use items in main menu </text:span></text:p>
              </text:list-item>
              <text:list-item>
                <text:p text:style-name="P203"><text:span text:style-name="T1">display status of connection and current action with visible icon/label. <text:s/>visible on application initializing also to show the current startup stage</text:span></text:p>
              </text:list-item>
              <text:list-item>
                <text:p text:style-name="P203"><text:span text:style-name="T37">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03"><text:span text:style-name="T1">client-side crypto</text:span></text:p>
              </text:list-item>
              <text:list-item>
                <text:p text:style-name="P203"><text:span text:style-name="T1">public key crypto for private message</text:span></text:p>
              </text:list-item>
              <text:list-item>
                <text:p text:style-name="P203"><text:span text:style-name="T1">HTTPS Setup Instructions</text:span></text:p>
              </text:list-item>
              <text:list-item>
                <text:p text:style-name="P203"><text:span text:style-name="T1">FB, Twitter Authentication</text:span></text:p>
              </text:list-item>
              <text:list-item>
                <text:p text:style-name="P203"><text:span text:style-name="T1">Documented Web API for 3rd party tools &amp; apps</text:span></text:p>
              </text:list-item>
              <text:list-item>
                <text:p text:style-name="P203"><text:span text:style-name="T34">private messages</text:span></text:p>
                <text:list>
                  <text:list-item>
                    <text:p text:style-name="P203"><text:span text:style-name="T1">notifications of replies to own objects, or another reply to an object one has replied to</text:span></text:p>
                  </text:list-item>
                </text:list>
              </text:list-item>
              <text:list-item>
                <text:p text:style-name="P166"><text:span text:style-name="T1">Admin level permissions: disable plugins except for admin</text:span></text:p>
              </text:list-item>
            </text:list>
          </table:table-cell>
        </table:table-row>
      </table:table>
      <text:p text:style-name="P65"/>
      <text:h text:style-name="P94"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2">name</text:p>
        </text:list-item>
        <text:list-item>
          <text:p text:style-name="P112">description</text:p>
        </text:list-item>
        <text:list-item>
          <text:p text:style-name="P112">geolocation</text:p>
        </text:list-item>
        <text:list-item>
          <text:p text:style-name="P112">tags, tagStrength</text:p>
        </text:list-item>
        <text:list-item>
          <text:p text:style-name="P112">creation date</text:p>
        </text:list-item>
        <text:list-item>
          <text:p text:style-name="P112">author</text:p>
        </text:list-item>
        <text:list-item>
          <text:p text:style-name="P112">replyTo</text:p>
        </text:list-item>
        <text:list-item>
          <text:p text:style-name="P112">deleted?</text:p>
        </text:list-item>
      </text:list>
      <text:p text:style-name="P1"/>
      <text:p text:style-name="P69">TODO</text:p>
      <text:list xml:id="list765431137169802988" text:style-name="LS15">
        <text:list-item>
          <text:p text:style-name="P206">revision history</text:p>
        </text:list-item>
        <text:list-item>
          <text:p text:style-name="P206">modification date (separate from creation date)</text:p>
        </text:list-item>
        <text:list-item>
          <text:p text:style-name="P206">hidden?</text:p>
        </text:list-item>
        <text:list-item>
          <text:p text:style-name="P206">favoriteOf</text:p>
        </text:list-item>
      </text:list>
      <text:h text:style-name="P93"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7"><text:span text:style-name="T2">What it Does</text:span></text:p>
          </table:table-cell>
          <table:table-cell table:style-name="Table9.A1" office:value-type="string">
            <text:p text:style-name="P57"><text:span text:style-name="T2">What it Doesn’t (yet)</text:span></text:p>
          </table:table-cell>
        </table:table-row>
        <table:table-row>
          <table:table-cell table:style-name="Table9.A1" office:value-type="string">
            <text:p text:style-name="P41"><text:span text:style-name="T1">/object/</text:span><text:span text:style-name="T3">:uri</text:span><text:span text:style-name="T1">/json</text:span></text:p>
            <text:list xml:id="list5095335376040794328" text:style-name="LS16">
              <text:list-item>
                <text:p text:style-name="P167"><text:span text:style-name="T1">the object (if any) with an ‘id’ value <text:s/>that is equivalent to the specified :uri; returns json hash</text:span></text:p>
              </text:list-item>
            </text:list>
            <text:p text:style-name="P41"><text:span text:style-name="T1">/object/latest/</text:span><text:span text:style-name="T3">:num</text:span><text:span text:style-name="T1">/json</text:span></text:p>
            <text:list xml:id="list8425758157672752740" text:style-name="LS17">
              <text:list-item>
                <text:p text:style-name="P168"><text:span text:style-name="T1">the most recent objects added to the database, up to as many as specified by :num; returns json hash</text:span></text:p>
              </text:list-item>
            </text:list>
            <text:p text:style-name="P41"><text:span text:style-name="T1">/attention</text:span></text:p>
            <text:list xml:id="list4436595785427069332" text:style-name="LS18">
              <text:list-item>
                <text:p text:style-name="P169"><text:span text:style-name="T1">lists the tag counts of all objects on server</text:span></text:p>
              </text:list-item>
            </text:list>
            <text:p text:style-name="P41"><text:span text:style-name="T1">/tag/:tag/json</text:span></text:p>
            <text:list xml:id="list2154887181340960785" text:style-name="LS19">
              <text:list-item>
                <text:p text:style-name="P170"><text:span text:style-name="T1">array of all objects of a given tag. <text:s/>tag can be a simple string tag or a comma-separated list of tags</text:span></text:p>
              </text:list-item>
            </text:list>
            <text:p text:style-name="P41"><text:span text:style-name="T1">/users/json</text:span></text:p>
            <text:list xml:id="list6081579050189061970" text:style-name="LS20">
              <text:list-item>
                <text:p text:style-name="P171"><text:span text:style-name="T1">all user profiles</text:span></text:p>
              </text:list-item>
            </text:list>
            <text:p text:style-name="P41"><text:span text:style-name="T1">/users/tag/rdf</text:span></text:p>
            <text:list xml:id="list231670408366457571" text:style-name="LS21">
              <text:list-item>
                <text:p text:style-name="P172"><text:span text:style-name="T1">rdf of all users self tags, one complete RDF graph with foaf:name strings</text:span></text:p>
              </text:list-item>
            </text:list>
            <text:p text:style-name="P41"><text:span text:style-name="T1">/schema/json</text:span></text:p>
            <text:list xml:id="list4503022086394662464" text:style-name="LS22">
              <text:list-item>
                <text:p text:style-name="P173"><text:span text:style-name="T1">entire server schema, tags &amp; properties</text:span></text:p>
              </text:list-item>
            </text:list>
            <text:p text:style-name="P41"><text:span text:style-name="T1">/wiki/search/:query</text:span></text:p>
            <text:list xml:id="list7925644719228838982" text:style-name="LS23">
              <text:list-item>
                <text:p text:style-name="P174"><text:span text:style-name="T1">returns wikipedia HTML result for a given query</text:span></text:p>
              </text:list-item>
            </text:list>
            <text:p text:style-name="P41"><text:span text:style-name="T1">/wiki/:tag/html</text:span></text:p>
            <text:list xml:id="list8232778560984176022" text:style-name="LS24">
              <text:list-item>
                <text:p text:style-name="P175"><text:span text:style-name="T1">returns wikipedia HTML result for a specific wikipage</text:span></text:p>
              </text:list-item>
            </text:list>
            <text:p text:style-name="P41"><text:span text:style-name="T1">/users/plan</text:span></text:p>
            <text:list xml:id="list3995761211880549632" text:style-name="LS25">
              <text:list-item>
                <text:p text:style-name="P176"><text:span text:style-name="T1">JSON output of users plans (soon deprecated)</text:span></text:p>
              </text:list-item>
            </text:list>
            <text:p text:style-name="P36"/>
            <text:p text:style-name="P36"/>
          </table:table-cell>
          <table:table-cell table:style-name="Table9.A1" office:value-type="string">
            <text:p text:style-name="P41"><text:span text:style-name="T1">/object/latest/</text:span><text:span text:style-name="T3">:tagID</text:span><text:span text:style-name="T1">/</text:span><text:span text:style-name="T3">:num</text:span><text:span text:style-name="T1">/json</text:span></text:p>
            <text:list xml:id="list7118601267355414941" text:style-name="LS26">
              <text:list-item>
                <text:p text:style-name="P177"><text:span text:style-name="T1">Returns the most recent objects added to the database, each having at least one tag with an ‘id’ that is equivalent to :tagID, up to as many objects as specified by :num; returns json hash</text:span></text:p>
              </text:list-item>
            </text:list>
            <text:p text:style-name="P41"><text:span text:style-name="T1">/object/near/</text:span><text:span text:style-name="T3">:lat</text:span><text:span text:style-name="T1">/</text:span><text:span text:style-name="T3">:lon</text:span><text:span text:style-name="T1">/</text:span><text:span text:style-name="T3">:rad</text:span><text:span text:style-name="T1">/json</text:span></text:p>
            <text:list xml:id="list270" text:style-name="LS26">
              <text:list-item>
                <text:p text:style-name="P177"><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1"><text:span text:style-name="T1">/user/:userid/skill/rdf</text:span></text:p>
            <text:list xml:id="list6716096543993706826" text:style-name="LS27">
              <text:list-item>
                <text:p text:style-name="P178"><text:span text:style-name="T1">skill RDF graph</text:span></text:p>
              </text:list-item>
            </text:list>
            <text:p text:style-name="P41"><text:span text:style-name="T1">/user/:userid/json</text:span></text:p>
            <text:list xml:id="list4521669787428206100" text:style-name="LS28">
              <text:list-item>
                <text:p text:style-name="P179"><text:span text:style-name="T1">all objects by author userid</text:span></text:p>
              </text:list-item>
            </text:list>
            <text:p text:style-name="P41"><text:span text:style-name="T1">/user/skill/rdf</text:span></text:p>
            <text:list xml:id="list6970442505913632625" text:style-name="LS29">
              <text:list-item>
                <text:p text:style-name="P180"><text:span text:style-name="T1">all agent skills in RDF</text:span></text:p>
              </text:list-item>
            </text:list>
            <text:p text:style-name="P41"><text:span text:style-name="T1">/user/latest/:num/json</text:span></text:p>
            <text:list xml:id="list274" text:style-name="LS29">
              <text:list-item>
                <text:p text:style-name="P180"><text:span text:style-name="T1">latest :num objects authored by by users</text:span></text:p>
              </text:list-item>
            </text:list>
            <text:p text:style-name="P33"><text:span text:style-name="T1">/wiki/:wikitags/links/rdf</text:span></text:p>
            <text:list xml:id="list2680674875717769199" text:style-name="LS30">
              <text:list-item>
                <text:p text:style-name="P158"><text:span text:style-name="T1">wikilink graph in RDF surround wikitags (separated by commas)</text:span></text:p>
              </text:list-item>
            </text:list>
          </table:table-cell>
        </table:table-row>
      </table:table>
      <text:h text:style-name="P77" text:outline-level="10"><text:bookmark text:name="h.ug416edvfoqb"/></text:h>
      <text:p text:style-name="P1"/>
      <text:p text:style-name="P1"/>
      <text:h text:style-name="P84" text:outline-level="10"><text:bookmark text:name="h.x879zxpyy1o2"/><text:soft-page-break/>RDF Mapping</text:h>
      <table:table table:name="Table10" table:style-name="Table10">
        <table:table-column table:style-name="Table10.A" table:number-columns-repeated="2"/>
        <table:table-row>
          <table:table-cell table:style-name="Table10.A1" office:value-type="string">
            <text:p text:style-name="P33"><text:span text:style-name="T2">RDF Literal Types</text:span></text:p>
          </table:table-cell>
          <table:table-cell table:style-name="Table10.A1" office:value-type="string">
            <text:p text:style-name="P33"><text:span text:style-name="T2">Netention Data Values</text:span></text:p>
          </table:table-cell>
        </table:table-row>
        <table:table-row>
          <table:table-cell table:style-name="Table10.A1" office:value-type="string">
            <text:p text:style-name="P42"><text:span text:style-name="T38">"http://www.w3.org/2001/XMLSchema#integer"</text:span><text:span text:style-name="T40"> </text:span><text:span text:style-name="T41">||</text:span></text:p>
            <text:p text:style-name="P42"><text:span text:style-name="T38">"http://www.w3.org/2001/XMLSchema#decimal"</text:span><text:span text:style-name="T40"> </text:span><text:span text:style-name="T41">||</text:span></text:p>
            <text:p text:style-name="P42"><text:span text:style-name="T38">"http://www.w3.org/2001/XMLSchema#double"</text:span><text:span text:style-name="T40"> </text:span><text:span text:style-name="T41">||</text:span></text:p>
            <text:p text:style-name="P42"><text:span text:style-name="T38">"http://www.w3.org/2001/XMLSchema#nonPositiveInteger"</text:span><text:span text:style-name="T40"> </text:span><text:span text:style-name="T41">||</text:span></text:p>
            <text:p text:style-name="P42"><text:span text:style-name="T38">"http://www.w3.org/2001/XMLSchema#negativeInteger"</text:span><text:span text:style-name="T40"> </text:span><text:span text:style-name="T41">||</text:span></text:p>
            <text:p text:style-name="P42"><text:span text:style-name="T38">"http://www.w3.org/2001/XMLSchema#long"</text:span><text:span text:style-name="T40"> </text:span><text:span text:style-name="T41">||</text:span></text:p>
            <text:p text:style-name="P42"><text:span text:style-name="T38">"http://www.w3.org/2001/XMLSchema#int"</text:span><text:span text:style-name="T40"> </text:span><text:span text:style-name="T41">||</text:span></text:p>
            <text:p text:style-name="P42"><text:span text:style-name="T38">"http://www.w3.org/2001/XMLSchema#short"</text:span><text:span text:style-name="T40"> </text:span><text:span text:style-name="T41">||</text:span></text:p>
            <text:p text:style-name="P42"><text:span text:style-name="T38">"http://www.w3.org/2001/XMLSchema#byte"</text:span><text:span text:style-name="T40"> </text:span><text:span text:style-name="T41">||</text:span></text:p>
            <text:p text:style-name="P42"><text:span text:style-name="T38">"http://www.w3.org/2001/XMLSchema#nonNegativeInteger"</text:span><text:span text:style-name="T40"> </text:span><text:span text:style-name="T41">||</text:span></text:p>
            <text:p text:style-name="P42"><text:span text:style-name="T38">"http://www.w3.org/2001/XMLSchema#unsignedLong"</text:span><text:span text:style-name="T40"> </text:span><text:span text:style-name="T41">||</text:span></text:p>
            <text:p text:style-name="P42"><text:span text:style-name="T38">"http://www.w3.org/2001/XMLSchema#unsignedInt"</text:span><text:span text:style-name="T40"> </text:span><text:span text:style-name="T41">||</text:span></text:p>
            <text:p text:style-name="P42"><text:span text:style-name="T38">"http://www.w3.org/2001/XMLSchema#unsignedShort"</text:span><text:span text:style-name="T40"> </text:span><text:span text:style-name="T41">||</text:span></text:p>
            <text:p text:style-name="P42"><text:span text:style-name="T38">"http://www.w3.org/2001/XMLSchema#unsignedByte"</text:span><text:span text:style-name="T40"> </text:span><text:span text:style-name="T41">||</text:span></text:p>
            <text:p text:style-name="P42"><text:span text:style-name="T38">"http://www.w3.org/2001/XMLSchema#positiveInteger"</text:span><text:span text:style-name="T40"> ) {</text:span></text:p>
            <text:p text:style-name="P42"><text:span text:style-name="T38">"http://www.w3.org/2001/XMLSchema#boolean"</text:span><text:span text:style-name="T40">){</text:span></text:p>
            <text:p text:style-name="P42"><text:span text:style-name="T38">"http://www.w3.org/2001/XMLSchema#string"</text:span><text:span text:style-name="T40">){</text:span></text:p>
            <text:p text:style-name="P42"><text:span text:style-name="T38">"http://www.w3.org/2001/XMLSchema#dateTime"</text:span><text:span text:style-name="T40">){</text:span></text:p>
          </table:table-cell>
          <table:table-cell table:style-name="Table10.A1" office:value-type="string">
            <text:p text:style-name="P38">integer</text:p>
            <text:p text:style-name="P38">real</text:p>
            <text:p text:style-name="P38">boolean</text:p>
            <text:p text:style-name="P38">string</text:p>
            <text:p text:style-name="P38">url</text:p>
            <text:p text:style-name="P38">spacepoint</text:p>
            <text:p text:style-name="P38">timepoint</text:p>
            <text:p text:style-name="P38">timerange</text:p>
            <text:p text:style-name="P38">media</text:p>
            <text:p text:style-name="P38">...</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
      <text:p text:style-name="P1"/>
      <text:h text:style-name="P96" text:outline-level="10"><text:bookmark text:name="h.bvo4xecr3i9t"/>Ontology</text:h>
      <text:p text:style-name="P1">Collection of <text:span text:style-name="T18">tags</text:span> and <text:span text:style-name="T18">properties </text:span>providing a common semantic vocabulary for describing reality and imagination. <text:s/>Each tag consists of a set of properties with type:</text:p>
      <text:list xml:id="list6184986118088939829" text:style-name="LS31">
        <text:list-item>
          <text:p text:style-name="P113">real</text:p>
        </text:list-item>
        <text:list-item>
          <text:p text:style-name="P113"><text:soft-page-break/>integer</text:p>
        </text:list-item>
        <text:list-item>
          <text:p text:style-name="P113">boolean</text:p>
        </text:list-item>
        <text:list-item>
          <text:p text:style-name="P113">geopoint</text:p>
        </text:list-item>
        <text:list-item>
          <text:p text:style-name="P113">timepoint</text:p>
        </text:list-item>
        <text:list-item>
          <text:p text:style-name="P113">timerange</text:p>
        </text:list-item>
        <text:list-item>
          <text:p text:style-name="P113">text</text:p>
        </text:list-item>
        <text:list-item>
          <text:p text:style-name="P113">BigText</text:p>
        </text:list-item>
        <text:list-item>
          <text:p text:style-name="P113">Object&lt;tag&gt;</text:p>
        </text:list-item>
        <text:list-item>
          <text:p text:style-name="P113">...</text:p>
        </text:list-item>
      </text:list>
      <text:p text:style-name="P1"/>
      <text:p text:style-name="P3">TODO</text:p>
      <text:list xml:id="list286" text:style-name="LS13">
        <text:list-item>
          <text:p text:style-name="P207">Extra Data types</text:p>
          <text:list>
            <text:list-item>
              <text:p text:style-name="P207">[see Semantic view]</text:p>
            </text:list-item>
            <text:list-item>
              <text:p text:style-name="P207"><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07">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07">alert messages for when tags are added, ex. rss instructions</text:p>
        </text:list-item>
        <text:list-item>
          <text:p text:style-name="P207">object values</text:p>
          <text:list>
            <text:list-item>
              <text:p text:style-name="P207"><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07">tag and property creation and editing</text:p>
        </text:list-item>
        <text:list-item>
          <text:p text:style-name="P207">property inheritance</text:p>
        </text:list-item>
        <text:list-item>
          <text:p text:style-name="P207">max property arity (default=unlimited &amp; not required)</text:p>
        </text:list-item>
        <text:list-item>
          <text:p text:style-name="P207">subtag matches in relevancy heuristic</text:p>
        </text:list-item>
        <text:list-item>
          <text:p text:style-name="P207">icons for tags and properties</text:p>
          <text:list>
            <text:list-item>
              <text:p text:style-name="P207"><text:span text:style-name="T19">in tag menus</text:span></text:p>
            </text:list-item>
            <text:list-item>
              <text:p text:style-name="P207"><text:span text:style-name="T19">default icon?</text:span></text:p>
            </text:list-item>
            <text:list-item>
              <text:p text:style-name="P207"><text:span text:style-name="T19">icon grow on hover?</text:span></text:p>
            </text:list-item>
          </text:list>
        </text:list-item>
        <text:list-item>
          <text:p text:style-name="P207">tag actions (ex: popup notice)</text:p>
        </text:list-item>
        <text:list-item>
          <text:p text:style-name="P207">hidden tags and properties (ex: for system use, not humans)</text:p>
        </text:list-item>
        <text:list-item>
          <text:p text:style-name="P207"><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6"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7"><text:span text:style-name="T2">What it Does</text:span></text:p>
          </table:table-cell>
          <table:table-cell table:style-name="Table11.A1" office:value-type="string">
            <text:p text:style-name="P57"><text:span text:style-name="T2">What it Doesn’t (yet)</text:span></text:p>
          </table:table-cell>
        </table:table-row>
        <table:table-row>
          <table:table-cell table:style-name="Table11.A1" office:value-type="string">
            <text:p text:style-name="P59"/>
          </table:table-cell>
          <table:table-cell table:style-name="Table11.A1" office:value-type="string">
            <text:list xml:id="list6483928017110973036" text:style-name="LS32">
              <text:list-item>
                <text:p text:style-name="P204"><text:span text:style-name="T1">Import and Export JSON dump</text:span></text:p>
              </text:list-item>
              <text:list-item>
                <text:p text:style-name="P204"><text:span text:style-name="T1">dht.js</text:span></text:p>
              </text:list-item>
              <text:list-item>
                <text:p text:style-name="P201">Telehash</text:p>
              </text:list-item>
              <text:list-item>
                <text:p text:style-name="P204"><text:span text:style-name="T1">Kademlia </text:span><text:span text:style-name="T6">Kadoh (Kademlia for node.js)</text:span></text:p>
              </text:list-item>
              <text:list-item>
                <text:p text:style-name="P201">XMPP</text:p>
              </text:list-item>
            </text:list>
          </table:table-cell>
        </table:table-row>
      </table:table>
      <text:h text:style-name="P76" text:outline-level="10"/>
      <text:h text:style-name="P76" text:outline-level="10"><text:bookmark text:name="h.acm67hexqo1v"/><text:bookmark text:name="h.pi2xtqgacjcx"/>Remote URL Cache</text:h>
      <text:p text:style-name="P1"/>
      <text:p text:style-name="P3">TODO</text:p>
      <text:list xml:id="list913291083591058025" text:style-name="LS33">
        <text:list-item>
          <text:p text:style-name="P114">stores files</text:p>
        </text:list-item>
        <text:list-item>
          <text:p text:style-name="P114">unzips .zip, .kmz (and adjusts &lt;link&gt; url’s), etc..</text:p>
        </text:list-item>
        <text:list-item>
          <text:p text:style-name="P114">hosts on webserver as static content</text:p>
        </text:list-item>
        <text:list-item>
          <text:p text:style-name="P114">.gitignore’d</text:p>
        </text:list-item>
      </text:list>
      <text:h text:style-name="P94" text:outline-level="10"><text:bookmark text:name="h.6k4c8f25pdrn"/><text:bookmark text:name="h.uq0jcsjdroj"/>HTML5/Javascript Client</text:h>
      <text:list xml:id="list5572793170916694782" text:style-name="LS34">
        <text:list-item>
          <text:p text:style-name="P115">Themes</text:p>
          <text:list>
            <text:list-item>
              <text:p text:style-name="P115">Bright</text:p>
              <text:list>
                <text:list-item>
                  <text:p text:style-name="P115">[Bright derivatives]</text:p>
                </text:list-item>
              </text:list>
            </text:list-item>
            <text:list-item>
              <text:p text:style-name="P115">Dark</text:p>
              <text:list>
                <text:list-item>
                  <text:p text:style-name="P115">[Dark derivatives]</text:p>
                </text:list-item>
              </text:list>
            </text:list-item>
          </text:list>
        </text:list-item>
      </text:list>
      <text:p text:style-name="P1"/>
      <text:h text:style-name="P96" text:outline-level="10"><text:bookmark text:name="h.a886s3tvq5dg"/>Accessibility</text:h>
      <text:list xml:id="list2481347465977539824" text:style-name="LS35">
        <text:list-item>
          <text:p text:style-name="P208">Blind</text:p>
        </text:list-item>
        <text:list-item>
          <text:p text:style-name="P208">Deaf</text:p>
        </text:list-item>
        <text:list-item>
          <text:p text:style-name="P208">Pre-Symbolic / Non-Verbal / Gestural (Children, Paralyzed, Animals)</text:p>
        </text:list-item>
      </text:list>
      <text:p text:style-name="P65"/>
      <text:p text:style-name="P65"/>
      <text:h text:style-name="P96" text:outline-level="10"><text:bookmark text:name="h.3omxf95f0a25"/>Internationalization</text:h>
      <text:p text:style-name="P65">...</text:p>
      <text:p text:style-name="P65"/>
      <text:p text:style-name="P51"/>
      <text:h text:style-name="P96"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7"><text:span text:style-name="T2">What it Does</text:span></text:p>
          </table:table-cell>
          <table:table-cell table:style-name="Table12.A1" office:value-type="string">
            <text:p text:style-name="P57"><text:span text:style-name="T2">What it Doesn’t (yet)</text:span></text:p>
          </table:table-cell>
        </table:table-row>
        <table:table-row>
          <table:table-cell table:style-name="Table12.A1" office:value-type="string">
            <text:list xml:id="list321" text:style-name="LS10">
              <text:list-item>
                <text:p text:style-name="P197">Chrome</text:p>
              </text:list-item>
              <text:list-item>
                <text:p text:style-name="P197">Firefox</text:p>
              </text:list-item>
            </text:list>
          </table:table-cell>
          <table:table-cell table:style-name="Table12.A1" office:value-type="string">
            <text:list xml:id="list323" text:style-name="LS11">
              <text:list-item>
                <text:p text:style-name="P220">Android</text:p>
              </text:list-item>
              <text:list-item>
                <text:p text:style-name="P215"><text:span text:style-name="T1">Internet Explorer</text:span></text:p>
              </text:list-item>
            </text:list>
          </table:table-cell>
        </table:table-row>
      </table:table>
      <text:h text:style-name="P96" text:outline-level="10"/>
      <text:h text:style-name="P94" text:outline-level="10"><text:bookmark text:name="h.mmml1pxn2ui7"/><text:bookmark text:name="h.f7sg7t9yg0qh"/>Client Memory</text:h>
      <text:list xml:id="list8168677409690874322" text:style-name="LS36">
        <text:list-item>
          <text:p text:style-name="P116">Stores objects as indexed keys.</text:p>
          <text:list>
            <text:list-item>
              <text:p text:style-name="P116">Limited to localStorage quota which is quite small</text:p>
            </text:list-item>
          </text:list>
        </text:list-item>
      </text:list>
      <text:p text:style-name="P1"/>
      <text:p text:style-name="P3">TODO</text:p>
      <text:list xml:id="list327" text:style-name="LS13">
        <text:list-item>
          <text:p text:style-name="P207"><text:span text:style-name="T45">indexedDB support - enables larger client-side datastore</text:span></text:p>
          <text:list>
            <text:list-item>
              <text:p text:style-name="P207"><text:span text:style-name="T45">with WARNING when quota may be near exceeded</text:span></text:p>
            </text:list-item>
          </text:list>
        </text:list-item>
        <text:list-item>
          <text:p text:style-name="P207">attention vector : map&lt;object,interest&gt;</text:p>
        </text:list-item>
        <text:list-item>
          <text:p text:style-name="P207">forgetting: keeps total # of objects in server and client within range (ex: &lt; 10k) based on attention</text:p>
        </text:list-item>
        <text:list-item>
          <text:p text:style-name="P207">spreading</text:p>
        </text:list-item>
        <text:list-item>
          <text:p text:style-name="P207">importance classifier: classifies incoming objects according to its features to predict the user’s interest in it (0..1.0)</text:p>
          <text:list>
            <text:list-item>
              <text:p text:style-name="P207">author, age, etc..</text:p>
            </text:list-item>
            <text:list-item>
              <text:p text:style-name="P207">use an encog component to automatically learn user’s classification parameters</text:p>
            </text:list-item>
            <text:list-item>
              <text:p text:style-name="P207">this is analogous to google’s important inbox feature</text:p>
            </text:list-item>
          </text:list>
        </text:list-item>
      </text:list>
      <text:h text:style-name="P94"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7">Name</text:p>
        </text:list-item>
        <text:list-item>
          <text:p text:style-name="P117">Tags</text:p>
        </text:list-item>
        <text:list-item>
          <text:p text:style-name="P117">Description</text:p>
        </text:list-item>
        <text:list-item>
          <text:p text:style-name="P117">Geolocation</text:p>
        </text:list-item>
        <text:list-item>
          <text:p text:style-name="P117">Age</text:p>
        </text:list-item>
        <text:list-item>
          <text:p text:style-name="P117">...</text:p>
        </text:list-item>
      </text:list>
      <text:p text:style-name="P44">It also includes actions which may be displayed as buttons, or in a pulldown menu:</text:p>
      <text:list xml:id="list4360116897692597747" text:style-name="LS38">
        <text:list-item>
          <text:p text:style-name="P118">Reply</text:p>
        </text:list-item>
        <text:list-item>
          <text:p text:style-name="P118">Delete</text:p>
        </text:list-item>
        <text:list-item>
          <text:p text:style-name="P118">..</text:p>
        </text:list-item>
      </text:list>
      <text:p text:style-name="P44"/>
      <text:p text:style-name="P45">TODO</text:p>
      <text:list xml:id="list345" text:style-name="LS13">
        <text:list-item>
          <text:p text:style-name="P207">inline editing of properties by clicking on them when one has edit permission, clicked label -&gt; text input -&gt; label</text:p>
        </text:list-item>
      </text:list>
      <text:list xml:id="list6072944859743710067" text:style-name="LS39">
        <text:list-item>
          <text:p text:style-name="P119">Parameters to customize rendering</text:p>
        </text:list-item>
        <text:list-item>
          <text:p text:style-name="P119">Add favorite (‘star’ button) aka Bookmark</text:p>
        </text:list-item>
        <text:list-item>
          <text:p text:style-name="P119">“User” Action Buttons</text:p>
          <text:list>
            <text:list-item>
              <text:p text:style-name="P119">Text Chat (button)</text:p>
            </text:list-item>
            <text:list-item>
              <text:p text:style-name="P119">Video Chat (button)</text:p>
            </text:list-item>
            <text:list-item>
              <text:p text:style-name="P119">Pay (button)</text:p>
              <text:list>
                <text:list-item>
                  <text:p text:style-name="P119">Bitcoin</text:p>
                </text:list-item>
                <text:list-item>
                  <text:p text:style-name="P119">Paypal</text:p>
                </text:list-item>
              </text:list>
            </text:list-item>
          </text:list>
        </text:list-item>
        <text:list-item>
          <text:p text:style-name="P119">Optimize rendering with templates</text:p>
        </text:list-item>
      </text:list>
      <text:h text:style-name="P94"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7"><text:span text:style-name="T2">What it Does</text:span></text:p>
          </table:table-cell>
          <table:table-cell table:style-name="Table13.A1" office:value-type="string">
            <text:p text:style-name="P57"><text:span text:style-name="T2">What it Doesn’t (yet)</text:span></text:p>
          </table:table-cell>
        </table:table-row>
        <table:table-row>
          <table:table-cell table:style-name="Table13.A1" office:value-type="string">
            <text:p text:style-name="P58"><text:span text:style-name="T1">View-only Mode</text:span></text:p>
            <text:p text:style-name="P59"/>
            <text:p text:style-name="P58"><text:span text:style-name="T1">Add Tags</text:span></text:p>
            <text:p text:style-name="P58"><text:span text:style-name="T1">Add [suggested] Properties</text:span></text:p>
            <text:p text:style-name="P58"><text:span text:style-name="T1">File Upload</text:span></text:p>
            <text:p text:style-name="P59"/>
            <text:p text:style-name="P59">Export</text:p>
            <text:p text:style-name="P59">Save</text:p>
            <text:p text:style-name="P59"/>
            <text:p text:style-name="P58"><text:span text:style-name="T3">[add other features]</text:span></text:p>
          </table:table-cell>
          <table:table-cell table:style-name="Table13.A1" office:value-type="string">
            <text:p text:style-name="P60"/>
          </table:table-cell>
        </table:table-row>
      </table:table>
      <text:h text:style-name="P91" text:outline-level="10"><text:bookmark text:name="h.btblmb9yq2zj"/></text:h>
      <text:h text:style-name="P94"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7"><text:span text:style-name="T2">What it Does</text:span></text:p>
          </table:table-cell>
          <table:table-cell table:style-name="Table14.A1" office:value-type="string">
            <text:p text:style-name="P57"><text:span text:style-name="T2">What it Doesn’t (yet)</text:span></text:p>
          </table:table-cell>
        </table:table-row>
        <table:table-row>
          <table:table-cell table:style-name="Table14.A1" office:value-type="string">
            <text:list xml:id="list6595254554661603631" text:style-name="LS40">
              <text:list-item>
                <text:p text:style-name="P217"><text:span text:style-name="T1">OpenLayers 2 (2D)</text:span></text:p>
                <text:list>
                  <text:list-item>
                    <text:p text:style-name="P199">OpenStreetMaps</text:p>
                  </text:list-item>
                  <text:list-item>
                    <text:p text:style-name="P217"><text:span text:style-name="T1">Bing Aerial Layers</text:span></text:p>
                  </text:list-item>
                </text:list>
              </text:list-item>
              <text:list-item>
                <text:p text:style-name="P217"><text:span text:style-name="T1">Cesium (3D)</text:span></text:p>
              </text:list-item>
              <text:list-item>
                <text:p text:style-name="P217"><text:span text:style-name="T1">Displays objects, applying icons where appropriate. <text:s/>Includes clickable vector layer of arbitrary radius</text:span></text:p>
              </text:list-item>
            </text:list>
            <text:list xml:id="list8333799040127414153" text:style-name="LS41">
              <text:list-item>
                <text:p text:style-name="P218"><text:span text:style-name="T1">Right click to add new content</text:span></text:p>
              </text:list-item>
            </text:list>
            <text:p text:style-name="P59"/>
            <text:p text:style-name="P58"><text:span text:style-name="T1">Mini and Large (full-window) Modes</text:span></text:p>
          </table:table-cell>
          <table:table-cell table:style-name="Table14.A1" office:value-type="string">
            <text:list xml:id="list4383995663742188702" text:style-name="LS42">
              <text:list-item>
                <text:p text:style-name="P219"><text:span text:style-name="T21">Location detection, tracking, and manual repositioning (even without Map view)</text:span></text:p>
              </text:list-item>
              <text:list-item>
                <text:p text:style-name="P219"><text:span text:style-name="T21">Multiple planets</text:span></text:p>
              </text:list-item>
              <text:list-item>
                <text:p text:style-name="P219"><text:span text:style-name="T21">Embedded map layers (ex: floorplans)</text:span></text:p>
              </text:list-item>
            </text:list>
          </table:table-cell>
        </table:table-row>
      </table:table>
      <text:h text:style-name="P94" text:outline-level="10"/>
      <text:h text:style-name="P93" text:outline-level="10"><text:bookmark text:name="h.62ysruk9plet"/><text:bookmark text:name="h.pqlz49q0qmnd"/>Focus</text:h>
      <text:p text:style-name="P65">Each <text:span text:style-name="T18">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09">compare relevancy with known data objects, or</text:p>
        </text:list-item>
        <text:list-item>
          <text:p text:style-name="P209">to create a new (prototype) data object which may be stored for future use and/or shared with others.</text:p>
        </text:list-item>
      </text:list>
      <text:p text:style-name="P65"/>
      <text:p text:style-name="P70"><text:bookmark text:name="h.1hmckjwzzp6g"/></text:p>
      <text:h text:style-name="P77" text:outline-level="10"><text:bookmark text:name="h.g4z3dt1dcfro"/>Memory Focus</text:h>
      <text:p text:style-name="P69">TODO</text:p>
      <text:list xml:id="list366" text:style-name="LS13">
        <text:list-item>
          <text:p text:style-name="P207">represents the memory w/ relative attention as a selectable list</text:p>
        </text:list-item>
        <text:list-item>
          <text:p text:style-name="P207">type whitelist/blacklist filter (at top, as a popup)</text:p>
        </text:list-item>
        <text:list-item>
          <text:p text:style-name="P207">allow mouse drag to select included objects, which updates a “includeURI” predicate in the focus object used by view filters</text:p>
        </text:list-item>
      </text:list>
      <text:p text:style-name="P65"/>
      <text:h text:style-name="P76" text:outline-level="10"><text:bookmark text:name="h.io61jshh13ud"/>Semantic Focus</text:h>
      <text:list xml:id="list2887130652214859597" text:style-name="LS44">
        <text:list-item>
          <text:p text:style-name="P120">Creates new or edits existing object</text:p>
        </text:list-item>
        <text:list-item>
          <text:p text:style-name="P120">Name field</text:p>
          <text:list>
            <text:list-item>
              <text:p text:style-name="P120">with voice input (on Chrome browsers)</text:p>
            </text:list-item>
          </text:list>
        </text:list-item>
        <text:list-item>
          <text:p text:style-name="P120">Optional Description field</text:p>
        </text:list-item>
        <text:list-item>
          <text:p text:style-name="P120">Optional Geolocation field (clickable map)</text:p>
        </text:list-item>
        <text:list-item>
          <text:p text:style-name="P120">Optional File Upload widget</text:p>
        </text:list-item>
        <text:list-item>
          <text:p text:style-name="P120">Add tags from dialog popup</text:p>
        </text:list-item>
        <text:list-item>
          <text:p text:style-name="P120">Add auto-suggested tags from enterd text in Name field</text:p>
        </text:list-item>
        <text:list-item>
          <text:p text:style-name="P120">Add properties from Tag pulldown menus</text:p>
        </text:list-item>
        <text:list-item>
          <text:p text:style-name="P120">Edit properties</text:p>
        </text:list-item>
        <text:list-item>
          <text:p text:style-name="P120">Export to JSON</text:p>
        </text:list-item>
        <text:list-item>
          <text:p text:style-name="P120">proportional tagging (ex: 75% A, 50% B, 25% C)</text:p>
        </text:list-item>
        <text:list-item>
          <text:p text:style-name="P120">...</text:p>
        </text:list-item>
      </text:list>
      <text:p text:style-name="P1"/>
      <text:p text:style-name="P3">TODO</text:p>
      <text:list xml:id="list382" text:style-name="LS13">
        <text:list-item>
          <text:p text:style-name="P207">display marker on clicked map location</text:p>
        </text:list-item>
        <text:list-item>
          <text:p text:style-name="P207">“interview” mode for answering required fields as they become necessary. activated by a flashing button?</text:p>
        </text:list-item>
        <text:list-item>
          <text:p text:style-name="P207">ctrl-enter to send/create</text:p>
        </text:list-item>
        <text:list-item>
          <text:p text:style-name="P207">property widgets for types:</text:p>
          <text:list>
            <text:list-item>
              <text:list>
                <text:list-item>
                  <text:p text:style-name="P207">timepoint (1 calendar with time input)</text:p>
                </text:list-item>
                <text:list-item>
                  <text:p text:style-name="P207">timesegment (2 calendars with time input)</text:p>
                </text:list-item>
                <text:list-item>
                  <text:p text:style-name="P207">real:unit</text:p>
                  <text:list>
                    <text:list-item>
                      <text:p text:style-name="P207">seconds</text:p>
                    </text:list-item>
                    <text:list-item>
                      <text:p text:style-name="P207">meters</text:p>
                    </text:list-item>
                    <text:list-item>
                      <text:p text:style-name="P207">kilograms</text:p>
                    </text:list-item>
                    <text:list-item>
                      <text:p text:style-name="P207">celsius</text:p>
                    </text:list-item>
                    <text:list-item>
                      <text:p text:style-name="P207">joules, watts</text:p>
                    </text:list-item>
                    <text:list-item>
                      <text:p text:style-name="P207">[all SI units]</text:p>
                    </text:list-item>
                    <text:list-item>
                      <text:p text:style-name="P207">...</text:p>
                    </text:list-item>
                  </text:list>
                </text:list-item>
                <text:list-item>
                  <text:p text:style-name="P207">texthash</text:p>
                </text:list-item>
                <text:list-item>
                  <text:p text:style-name="P207">object:tag with dynamic combobox selector of all tags, by package or hierarchy</text:p>
                </text:list-item>
                <text:list-item>
                  <text:p text:style-name="P207">object:[tag] with dynamic combobox selector of all instances of a specific tag</text:p>
                </text:list-item>
                <text:list-item>
                  <text:p text:style-name="P207">livetext (a realtime collaborative text editor via ShareJS)</text:p>
                </text:list-item>
                <text:list-item>
                  <text:p text:style-name="P207">[other datatypes...]</text:p>
                </text:list-item>
              </text:list>
            </text:list-item>
          </text:list>
        </text:list-item>
      </text:list>
      <text:p text:style-name="P70"/>
      <text:h text:style-name="P78" text:outline-level="10"><text:bookmark text:name="h.x3cy6cj05bsq"/>Deprecated Focuses</text:h>
      <text:h text:style-name="P102"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7"><text:span text:style-name="T46">What it Does</text:span></text:p>
          </table:table-cell>
          <table:table-cell table:style-name="Table15.A1" office:value-type="string">
            <text:p text:style-name="P57"><text:span text:style-name="T46">What it Doesn’t (yet)</text:span></text:p>
          </table:table-cell>
        </table:table-row>
        <table:table-row>
          <table:table-cell table:style-name="Table15.A1" office:value-type="string">
            <text:p text:style-name="P58"><text:span text:style-name="T47">Dynamically filter by tags (checkboxes)</text:span></text:p>
          </table:table-cell>
          <table:table-cell table:style-name="Table15.A1" office:value-type="string">
            <text:list xml:id="list401" text:style-name="LS13">
              <text:list-item>
                <text:p text:style-name="P203"><text:span text:style-name="T47">highlight currently selected tag(s)</text:span></text:p>
              </text:list-item>
              <text:list-item>
                <text:p text:style-name="P203"><text:span text:style-name="T47">allow multiple tag selection</text:span></text:p>
              </text:list-item>
              <text:list-item>
                <text:p text:style-name="P203"><text:span text:style-name="T47">allow strength-based tag selection</text:span></text:p>
              </text:list-item>
              <text:list-item>
                <text:p text:style-name="P203"><text:span text:style-name="T47">order by most tags</text:span></text:p>
              </text:list-item>
              <text:list-item>
                <text:p text:style-name="P203"><text:span text:style-name="T47">show other information about each tag, live update where necessary</text:span></text:p>
              </text:list-item>
              <text:list-item>
                <text:p text:style-name="P203"><text:span text:style-name="T47">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7">views:</text:span></text:p>
                <text:list>
                  <text:list-item>
                    <text:p text:style-name="P203"><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03"><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6" text:outline-level="10"><text:bookmark text:name="h.s7n5aqjpud95"/></text:h>
      <text:h text:style-name="P96" text:outline-level="10"><text:bookmark text:name="h.jw15k9k3fsa7"/>Favorite Tagger</text:h>
      <text:p text:style-name="P3">TODO</text:p>
      <text:list xml:id="list4535602324681285073" text:style-name="LS45">
        <text:list-item>
          <text:p text:style-name="P121">Show added favorites</text:p>
        </text:list-item>
      </text:list>
      <text:h text:style-name="P84"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2">quick publish current emotion (button)</text:p>
        </text:list-item>
      </text:list>
      <text:h text:style-name="P96" text:outline-level="10"><text:bookmark text:name="h.e0k9y4n8cgyw"/>Other Taggers</text:h>
      <text:p text:style-name="P3">TODO</text:p>
      <text:list xml:id="list411" text:style-name="LS13">
        <text:list-item>
          <text:p text:style-name="P207"><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07">ivan’s circle menu</text:p>
        </text:list-item>
        <text:list-item>
          <text:p text:style-name="P207">metamaps spinning carousel menu</text:p>
        </text:list-item>
        <text:list-item>
          <text:p text:style-name="P207"><text:span text:style-name="T18">Dashboard/Home screen</text:span></text:p>
        </text:list-item>
      </text:list>
      <text:h text:style-name="P95" text:outline-level="10"><text:bookmark text:name="h.llcovc97lhwp"/>View</text:h>
      <text:p text:style-name="P2">Each view is a different method of depicting a set of objects.</text:p>
      <text:h text:style-name="P93" text:outline-level="10"><text:bookmark text:name="h.1o97g53jalwv"/>Team View</text:h>
      <text:p text:style-name="P45">TODO</text:p>
      <text:list xml:id="list415" text:style-name="LS39">
        <text:list-item>
          <text:p text:style-name="P119">Filter by ‘User’ type (not Human)</text:p>
        </text:list-item>
        <text:list-item>
          <text:p text:style-name="P119">Summarize activity stats (ex: # messages / second @ 5m, 1hr, … intervals</text:p>
        </text:list-item>
      </text:list>
      <text:list xml:id="list417" text:style-name="LS13">
        <text:list-item>
          <text:p text:style-name="P207">Sort by distance | last activity</text:p>
        </text:list-item>
      </text:list>
      <text:h text:style-name="P96" text:outline-level="10"><text:bookmark text:name="h.r8m7vi6s1sfs"/>Focus Keyword</text:h>
      <text:p text:style-name="P44"><text:span text:style-name="T18">TODO</text:span> Filtering by keyword.</text:p>
      <text:h text:style-name="P84" text:outline-level="10"><text:bookmark text:name="h.k1jvsv5q5trx"/><office:annotation><dc:date>0000-00-00T00:00:00</dc:date><text:p text:style-name="P239"><text:span text:style-name="T1">Dorotea Mar:</text:span></text:p><text:p text:style-name="P239"><text:span text:style-name="T1">i like the name :) maybe let's put some examples, also for the needs tagger</text:span></text:p></office:annotation>Human Body Tagger</text:h>
      <text:h text:style-name="P96" text:outline-level="10"><text:bookmark text:name="h.aac4785y2hq4"/>Needs Tagger</text:h>
      <text:h text:style-name="P94" text:outline-level="10"><text:bookmark text:name="h.2c74luo8gpyj"/><text:bookmark text:name="h.ttrlqfxiy928"/>Home View</text:h>
      <text:p text:style-name="P3">TODO</text:p>
      <text:list xml:id="list418" text:style-name="LS13">
        <text:list-item>
          <text:p text:style-name="P207">includes map, recent items, and stats</text:p>
        </text:list-item>
        <text:list-item>
          <text:p text:style-name="P207">requests fullsize</text:p>
        </text:list-item>
      </text:list>
      <text:h text:style-name="P94"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50"><text:span text:style-name="T31">“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50"/>
      <text:p text:style-name="P3">TODO</text:p>
      <text:list xml:id="list1953725012054100347" text:style-name="LS47">
        <text:list-item>
          <text:p text:style-name="P210">jQuery plugin, with demonstrated multi-instantiability on single document OK</text:p>
        </text:list-item>
        <text:list-item>
          <text:p text:style-name="P210">Sentencizing OK</text:p>
        </text:list-item>
        <text:list-item>
          <text:p text:style-name="P210">Text-to-speech</text:p>
        </text:list-item>
        <text:list-item>
          <text:p text:style-name="P210">Preserve links and images in frames</text:p>
        </text:list-item>
        <text:list-item>
          <text:p text:style-name="P210">Image Search</text:p>
        </text:list-item>
        <text:list-item>
          <text:p text:style-name="P210">Add current sentence to attention set (as # anchor to the base page URL)</text:p>
        </text:list-item>
        <text:list-item>
          <text:p text:style-name="P123">jQuery Mobile Dragging for next/prev and font-size</text:p>
        </text:list-item>
      </text:list>
      <text:list xml:id="list8178664735396195236" text:style-name="LS48">
        <text:list-item>
          <text:p text:style-name="P211">Rapid presentation mode: “Neuro Download”</text:p>
        </text:list-item>
      </text:list>
      <text:h text:style-name="P94" text:outline-level="10"><text:bookmark text:name="h.e4dxek95zlgo"/>Table View</text:h>
      <text:p text:style-name="P3">TODO</text:p>
      <text:list xml:id="list428" text:style-name="LS13">
        <text:list-item>
          <text:p text:style-name="P207">ex: jquery-table</text:p>
        </text:list-item>
      </text:list>
      <text:h text:style-name="P94" text:outline-level="10"><text:bookmark text:name="h.ae0g9vmfjx0g"/>List View</text:h>
      <text:p text:style-name="P3">TODO</text:p>
      <text:list xml:id="list429" text:style-name="LS13">
        <text:list-item>
          <text:p text:style-name="P207">pin pinned objects to the top</text:p>
        </text:list-item>
        <text:list-item>
          <text:p text:style-name="P207">exclude / include by tag</text:p>
        </text:list-item>
        <text:list-item>
          <text:p text:style-name="P207">replies, threaded replies</text:p>
        </text:list-item>
        <text:list-item>
          <text:p text:style-name="P207">clone it or save as a self-contained report object which can be shared</text:p>
        </text:list-item>
        <text:list-item>
          <text:p text:style-name="P207">correct pagination</text:p>
        </text:list-item>
      </text:list>
      <text:h text:style-name="P94" text:outline-level="10"><text:bookmark text:name="h.tvp6rwgtqmzm"/>Grid View</text:h>
      <text:p text:style-name="P3">TODO</text:p>
      <text:list xml:id="list434" text:style-name="LS13">
        <text:list-item>
          <text:p text:style-name="P207">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4" text:outline-level="10"><text:bookmark text:name="h.6qlgccl764yf"/>Graph View</text:h>
      <text:p text:style-name="P3">TODO</text:p>
      <text:list xml:id="list435" text:style-name="LS13">
        <text:list-item>
          <text:p text:style-name="P207">create new object properties between visible items</text:p>
          <text:list>
            <text:list-item>
              <text:p text:style-name="P207">drag and draw a line</text:p>
            </text:list-item>
            <text:list-item>
              <text:p text:style-name="P207">select them in sequence (1st and 2nd)</text:p>
            </text:list-item>
          </text:list>
        </text:list-item>
        <text:list-item>
          <text:p text:style-name="P207">handle graph streaming</text:p>
        </text:list-item>
        <text:list-item>
          <text:p text:style-name="P207">save and restore current graph view</text:p>
        </text:list-item>
      </text:list>
      <text:p text:style-name="P65"/>
      <text:h text:style-name="P94" text:outline-level="10"><text:bookmark text:name="h.8okwt5xgyzoj"/>Map View</text:h>
      <text:p text:style-name="P1">Displays all objects containing geographic metadata.</text:p>
      <text:list xml:id="list7477093204846200606" text:style-name="LS49">
        <text:list-item>
          <text:p text:style-name="P124">OpenLayers with OpenStreetMaps layers</text:p>
        </text:list-item>
        <text:list-item>
          <text:p text:style-name="P124">Bitmap icon (visible from any scale) + Vector polygon (scales, and clickable)</text:p>
        </text:list-item>
        <text:list-item>
          <text:p text:style-name="P124">Remembers center position &amp; zoom</text:p>
        </text:list-item>
        <text:list-item>
          <text:p text:style-name="P124">Displays icon for 1st tag of geolocated object</text:p>
        </text:list-item>
      </text:list>
      <text:p text:style-name="P1"/>
      <text:p text:style-name="P3">TODO</text:p>
      <text:list xml:id="list444" text:style-name="LS13">
        <text:list-item>
          <text:p text:style-name="P207">Extra OpenLayers layers: Google, Bing, etc..</text:p>
        </text:list-item>
        <text:list-item>
          <text:p text:style-name="P207">Self Marker</text:p>
          <text:list>
            <text:list-item>
              <text:p text:style-name="P207">Draggable (sets Self geolocation)</text:p>
            </text:list-item>
            <text:list-item>
              <text:p text:style-name="P207">with Avatar Icon</text:p>
            </text:list-item>
          </text:list>
        </text:list-item>
        <text:list-item>
          <text:p text:style-name="P207">animated map markers to indicate indefinite sphere of influence (min/max radii)</text:p>
          <text:list>
            <text:list-item>
              <text:p text:style-name="P207">You change the geometry of a feature and then you have to redraw the feature<text:line-break/>feature.geometry.rotate(angle, origin); feature.layer.drawFeature(feature);</text:p>
            </text:list-item>
          </text:list>
        </text:list-item>
        <text:list-item>
          <text:p text:style-name="P207">clustering: </text:p>
          <text:list>
            <text:list-item>
              <text:p text:style-name="P207"><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07"><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07"><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07"><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07">Scan</text:p>
          <text:list>
            <text:list-item>
              <text:p text:style-name="P207">get local results from server</text:p>
            </text:list-item>
          </text:list>
        </text:list-item>
        <text:list-item>
          <text:p text:style-name="P207">set current location</text:p>
        </text:list-item>
        <text:list-item>
          <text:p text:style-name="P207">optimized distance nearness function that can return false early in the computation (ex: already too far if dx &gt; maxDist^2)</text:p>
        </text:list-item>
        <text:list-item>
          <text:p text:style-name="P207">create new object at location</text:p>
        </text:list-item>
        <text:list-item>
          <text:p text:style-name="P207">create new object of specific radius</text:p>
        </text:list-item>
        <text:list-item>
          <text:p text:style-name="P207">create new object of specific polygon</text:p>
        </text:list-item>
        <text:list-item>
          <text:p text:style-name="P207">calculate routes for map line</text:p>
        </text:list-item>
        <text:list-item>
          <text:p text:style-name="P207">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07">timeslider to adjust current time to compare ‘recent’ to</text:p>
        </text:list-item>
        <text:list-item>
          <text:p text:style-name="P207">Animation</text:p>
          <text:list>
            <text:list-item>
              <text:p text:style-name="P207">Cyclical Zoom-in / Zoom-out</text:p>
            </text:list-item>
          </text:list>
        </text:list-item>
        <text:list-item>
          <text:p text:style-name="P207">Display all tag icons for a given object</text:p>
          <text:list>
            <text:list-item>
              <text:p text:style-name="P207">periodically changing to next one</text:p>
            </text:list-item>
          </text:list>
        </text:list-item>
        <text:list-item>
          <text:p text:style-name="P207">semantic heatmap</text:p>
          <text:list>
            <text:list-item>
              <text:p text:style-name="P207"><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07">geolocate: find location by name</text:p>
          <text:list>
            <text:list-item>
              <text:p text:style-name="P207"><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07"><text:a xlink:type="simple" xlink:href="http://cesium.agi.com/"><text:span text:style-name="T10">Cesium</text:span></text:a> as alternative to OpenLayers</text:p>
        </text:list-item>
      </text:list>
      <text:h text:style-name="P94" text:outline-level="10"><text:bookmark text:name="h.ahn8fu1jybmm"/>Timeline View</text:h>
      <text:p text:style-name="P3">TODO</text:p>
      <text:list xml:id="list474" text:style-name="LS13">
        <text:list-item>
          <text:p text:style-name="P207">event labels, icons, colors</text:p>
        </text:list-item>
        <text:list-item>
          <text:p text:style-name="P207">category filters</text:p>
        </text:list-item>
        <text:list-item>
          <text:p text:style-name="P207">input: focus history</text:p>
        </text:list-item>
        <text:list-item>
          <text:p text:style-name="P207">demo: stock data</text:p>
        </text:list-item>
        <text:list-item>
          <text:p text:style-name="P207">demo: fukushima timeplot data</text:p>
        </text:list-item>
      </text:list>
      <text:p text:style-name="P61"/>
      <text:h text:style-name="P94" text:outline-level="10"><text:bookmark text:name="h.os3nowd9a4kh"/>Analytics View</text:h>
      <text:p text:style-name="P3">TODO</text:p>
      <text:list xml:id="list479" text:style-name="LS13">
        <text:list-item>
          <text:p text:style-name="P207">avg # of properties per object</text:p>
        </text:list-item>
        <text:list-item>
          <text:p text:style-name="P207">avg # of tags per object</text:p>
        </text:list-item>
        <text:list-item>
          <text:p text:style-name="P207">avg # of supertags &amp; subtags</text:p>
        </text:list-item>
        <text:list-item>
          <text:p text:style-name="P207"># of instances of each property</text:p>
        </text:list-item>
        <text:list-item>
          <text:p text:style-name="P207"># of instances of each tag</text:p>
        </text:list-item>
        <text:list-item>
          <text:p text:style-name="P207">Download as JSON</text:p>
        </text:list-item>
        <text:list-item>
          <text:p text:style-name="P207">Relationships between combinations of Interests</text:p>
        </text:list-item>
        <text:list-item>
          <text:p text:style-name="P207">Focus History</text:p>
          <text:list>
            <text:list-item>
              <text:p text:style-name="P207">discrete totals (ex: each 1s, 5s) , computed locally &amp; on server</text:p>
              <text:list>
                <text:list-item>
                  <text:p text:style-name="P207">Time-sampled Individual History (client-collected)</text:p>
                </text:list-item>
                <text:list-item>
                  <text:p text:style-name="P207">Time-sampled Team History (server-collected)</text:p>
                </text:list-item>
              </text:list>
            </text:list-item>
            <text:list-item>
              <text:p text:style-name="P207">Interest Timeline, Line Chart</text:p>
            </text:list-item>
            <text:list-item>
              <text:p text:style-name="P207">FB-style Timeline</text:p>
            </text:list-item>
            <text:list-item>
              <text:p text:style-name="P207">Cortexitized Narrative</text:p>
            </text:list-item>
            <text:list-item>
              <text:p text:style-name="P207">Load, Save, Share</text:p>
            </text:list-item>
            <text:list-item>
              <text:p text:style-name="P207">Import</text:p>
              <text:list>
                <text:list-item>
                  <text:p text:style-name="P207">Facebook likes, G+ “+1”’s, ...</text:p>
                </text:list-item>
              </text:list>
            </text:list-item>
          </text:list>
        </text:list-item>
      </text:list>
      <text:h text:style-name="P93" text:outline-level="10"><text:bookmark text:name="h.7x7x2o6lhotb"/>Server Plugins</text:h>
      <text:p text:style-name="P61">Server plugins can be enabled by administrators to expand the server’s functionality.</text:p>
      <text:p text:style-name="P61"/>
      <text:p text:style-name="P63">TODO</text:p>
      <text:list xml:id="list496" text:style-name="LS13">
        <text:list-item>
          <text:p text:style-name="P207">Server plugins provide Focus modes to client</text:p>
        </text:list-item>
      </text:list>
      <text:h text:style-name="P76" text:outline-level="10"><text:bookmark text:name="h.sluvipli6v5q"/>Facetime Plugin</text:h>
      <text:p text:style-name="P3">TODO</text:p>
      <text:list xml:id="list497" text:style-name="LS13">
        <text:list-item>
          <text:p text:style-name="P207">identify people in close proximity that you can explore “face time” with (sent as private messages)</text:p>
        </text:list-item>
      </text:list>
      <text:h text:style-name="P76" text:outline-level="10"><text:bookmark text:name="h.normqaweovxl"/>Jam Plugin</text:h>
      <text:p text:style-name="P3">TODO</text:p>
      <text:list xml:id="list498" text:style-name="LS13">
        <text:list-item>
          <text:p text:style-name="P207">identify people with musical instruments in close proximity that can form bands</text:p>
        </text:list-item>
      </text:list>
      <text:h text:style-name="P76" text:outline-level="10"><text:bookmark text:name="h.ut5oul5ze08w"/>Emotion Detector Plugin</text:h>
      <text:p text:style-name="P3">TODO</text:p>
      <text:list xml:id="list499" text:style-name="LS13">
        <text:list-item>
          <text:p text:style-name="P207">clarify emotional context of previously authored objects using one or more sentiment analysis algorithms</text:p>
        </text:list-item>
      </text:list>
      <text:h text:style-name="P76" text:outline-level="10"><text:bookmark text:name="h.9zfnabqb4yf5"/>Craigslist Plugin</text:h>
      <text:p text:style-name="P3">TODO</text:p>
      <text:list xml:id="list500" text:style-name="LS13">
        <text:list-item>
          <text:p text:style-name="P207">get craigslist items from appropriate RSS feed, and apply relevant tags</text:p>
        </text:list-item>
        <text:list-item>
          <text:p text:style-name="P207">craigslist enhancements</text:p>
        </text:list-item>
      </text:list>
      <text:h text:style-name="P76" text:outline-level="10"><text:bookmark text:name="h.549nhwcbra60"/>Other Plugins</text:h>
      <text:p text:style-name="P3">TODO</text:p>
      <text:list xml:id="list502" text:style-name="LS13">
        <text:list-item>
          <text:list>
            <text:list-item>
              <text:p text:style-name="P207">“happy &lt;-&gt; sad” / “rich &lt;-&gt; poor” @afxdeadcode bot functionality</text:p>
            </text:list-item>
            <text:list-item>
              <text:p text:style-name="P207"><text:span text:style-name="T18">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12">Environment-dependent (relevance predicate)</text:p>
        </text:list-item>
        <text:list-item>
          <text:p text:style-name="P212">Chat Bots</text:p>
        </text:list-item>
        <text:list-item>
          <text:p text:style-name="P212">Administrator “add new product” pages, with environment simulation</text:p>
        </text:list-item>
        <text:list-item>
          <text:p text:style-name="P125">Implemented as Support for an Intention</text:p>
        </text:list-item>
      </text:list>
      <text:list xml:id="list508" text:style-name="LS13">
        <text:list-item>
          <text:list>
            <text:list-item>
              <text:p text:style-name="P207">demographics reports: produce data reports of analyzed trends, sentiments, etc.. useful for selling to marketing business.</text:p>
            </text:list-item>
            <text:list-item>
              <text:p text:style-name="P207">product wars: incite fights between consumers of competing products</text:p>
            </text:list-item>
            <text:list-item>
              <text:p text:style-name="P207">twitter local tweets:</text:p>
              <text:list>
                <text:list-item>
                  <text:p text:style-name="P207">eliminate searches that are too close. if 2 users are too close their searches might be redundant. <text:s/>this is a simple threshold optimization</text:p>
                </text:list-item>
              </text:list>
            </text:list-item>
            <text:list-item>
              <text:p text:style-name="P207">twitter output : transmits objects that have ‘SendToTwitter’ tag (replaces with SentToTwitter, or replaces with “TooLargeForTwitter” if too large). <text:s/></text:p>
              <text:list>
                <text:list-item>
                  <text:p text:style-name="P207">SendToTwitter(username=...) if multiple bots are registered on the server</text:p>
                </text:list-item>
                <text:list-item>
                  <text:p text:style-name="P207">attempt to send pending replies to messages previously received from twitter</text:p>
                </text:list-item>
              </text:list>
            </text:list-item>
            <text:list-item>
              <text:p text:style-name="P207">OSM: interest (“curiosity”) in amenities for a given location is noticed by the plugin to yield the OSM amenity data</text:p>
            </text:list-item>
            <text:list-item>
              <text:p text:style-name="P207">RSS: created post objects inherit all other tags of the (creating) feed</text:p>
            </text:list-item>
            <text:list-item>
              <text:p text:style-name="P207">“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4" text:outline-level="10"><text:bookmark text:name="h.9daridstim51"/>ClimateViewer</text:h>
      <text:p text:style-name="P61">Facebook meets 3D map, toggle overlays from individuals, networks and services</text:p>
      <text:p text:style-name="P61"/>
      <table:table table:name="Table16" table:style-name="Table16">
        <table:table-column table:style-name="Table16.A"/>
        <table:table-column table:style-name="Table16.B"/>
        <table:table-row>
          <table:table-cell table:style-name="Table16.A1" office:value-type="string">
            <text:p text:style-name="P57"><text:span text:style-name="T2">What it Does</text:span></text:p>
          </table:table-cell>
          <table:table-cell table:style-name="Table16.A1" office:value-type="string">
            <text:p text:style-name="P57"><text:span text:style-name="T2">What it Doesn’t (yet)</text:span></text:p>
          </table:table-cell>
        </table:table-row>
        <table:table-row>
          <table:table-cell table:style-name="Table16.A1" office:value-type="string">
            <text:p text:style-name="P59"/>
          </table:table-cell>
          <table:table-cell table:style-name="Table16.A1" office:value-type="string">
            <text:list xml:id="list751980364099098831" text:style-name="LS51">
              <text:list-item>
                <text:p text:style-name="P205"><office:annotation><dc:date>0000-00-00T00:00:00</dc:date><text:p text:style-name="P239"><text:span text:style-name="T1">Eimhin David:</text:span></text:p><text:p text:style-name="P239"><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1">Create groups, have global/group/local chat rooms, ability to friend/subscribe to users.</text:span></text:p>
              </text:list-item>
              <text:list-item>
                <text:p text:style-name="P205"><text:span text:style-name="T51">Post photo/video/audio clips to map markers with time stamps, and the ability to view the content in a popup balloon or rss feed.</text:span></text:p>
              </text:list-item>
              <text:list-item>
                <text:p text:style-name="P205"><text:span text:style-name="T51">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1"> = your post)</text:span></text:p>
              </text:list-item>
              <text:list-item>
                <text:p text:style-name="P205"><text:span text:style-name="T51">Subscribe to text/sms/email updates for events you predefine (environmental pollution, 50 mile radius from my home, email me or tsunami alert/earthquake/tornado)</text:span></text:p>
              </text:list-item>
              <text:list-item>
                <text:p text:style-name="P205"><text:span text:style-name="T51">Zoom in/out on timeline at bottom of screen which will toggle display of visible icons (which were defined in the sidebar) Example: earthquakes checked, zoom in/out to increase/decrease number of quakes on map.</text:span></text:p>
              </text:list-item>
              <text:list-item>
                <text:p text:style-name="P205"><text:span text:style-name="T51">Post polygon data with html content similar to </text:span><text:a xlink:type="simple" xlink:href="http://wikimapia.org/">wikimapia</text:a><text:a xlink:type="simple" xlink:href="http://wikimapia.org/">.</text:a><text:a xlink:type="simple" xlink:href="http://wikimapia.org/">org</text:a><text:span text:style-name="T51">.</text:span></text:p>
              </text:list-item>
              <text:list-item>
                <text:p text:style-name="P205"><text:span text:style-name="T51">Post anonymous content, which is private and encrypted (long term goal)</text:span></text:p>
              </text:list-item>
              <text:list-item>
                <text:p text:style-name="P205"><text:span text:style-name="T51">Use all features above on mobile devices in 2D, and 3D on PC, Mac, and Linux.</text:span></text:p>
              </text:list-item>
            </text:list>
          </table:table-cell>
        </table:table-row>
      </table:table>
      <text:p text:style-name="P64"><text:s/></text:p>
      <text:h text:style-name="P94" text:outline-level="10"><text:bookmark text:name="h.b9e7du3qbsae"/>GeoSemantic Chat</text:h>
      <text:p text:style-name="P3">TODO</text:p>
      <text:list xml:id="list6404482717325509308" text:style-name="LS52">
        <text:list-item>
          <text:p text:style-name="P213">geographic nearness and interest matching heuristic</text:p>
        </text:list-item>
        <text:list-item>
          <text:p text:style-name="P213">roster: show team (members of semantic space)</text:p>
        </text:list-item>
        <text:list-item>
          <text:p text:style-name="P213">incoming message stream, see: wireclub.com</text:p>
        </text:list-item>
        <text:list-item>
          <text:p text:style-name="P126">page-close behavior (log-out from chat)</text:p>
        </text:list-item>
      </text:list>
      <text:h text:style-name="P94" text:outline-level="10"><text:bookmark text:name="h.2jwhi7jmn84t"/>Android App</text:h>
      <text:p text:style-name="P3">TODO</text:p>
      <text:list xml:id="list7303334607211801800" text:style-name="LS53">
        <text:list-item>
          <text:p text:style-name="P127">Wraps client functionality as an Android app enabling higher-frequency interaction and direct access to mobile device features such as Camera, GPS, Bluetooth, etc..</text:p>
        </text:list-item>
        <text:list-item>
          <text:p text:style-name="P127">A first version may simply consist of a WebView component linking to a remote web server’s page. <text:s/>Possibly with list of known servers to choose from on startup</text:p>
        </text:list-item>
      </text:list>
      <text:h text:style-name="P94" text:outline-level="10"><text:bookmark text:name="h.ofhrwq7rq2t5"/>Notes<text:line-break/></text:h>
      <text:p text:style-name="P65">backbone</text:p>
      <text:p text:style-name="P65"><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1"><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5"><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5"><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5"/>
      <text:p text:style-name="P65">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5"><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5">https://github.com/po wmedia/backbone-forms</text:p>
      <text:p text:style-name="P65"><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5"/>
      <text:p text:style-name="P65"><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5"/>
      <text:p text:style-name="P65"><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5"/>
      <text:p text:style-name="P65"><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5"><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5"/>
      <text:p text:style-name="P65">https://github.com/bry4n/backbone-shortcuts</text:p>
      <text:p text:style-name="P65"><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5"><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5"/>
      <text:p text:style-name="P65">Combobox</text:p>
      <text:p text:style-name="P71"><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1"/>
      <text:p text:style-name="P65">Keyboard shortcuts</text:p>
      <text:p text:style-name="P65"><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5"><text:line-break/></text:p>
      <text:p text:style-name="P65"/>
      <text:p text:style-name="P65"/>
      <text:h text:style-name="P96" text:outline-level="10"><text:bookmark text:name="h.ayrt18kl2rsa"/><text:soft-page-break/>Github Development Flow</text:h>
      <text:p text:style-name="P65"><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7"/>
      <text:p text:style-name="P65"><text:span text:style-name="T30">From the post:</text:span></text:p>
      <text:p text:style-name="P68"/>
      <text:p text:style-name="P72"><text:span text:style-name="T30">* Anything in the master branch is deployable</text:span></text:p>
      <text:p text:style-name="P72"><text:span text:style-name="T30">* To work on something new, create a descriptively named branch off of master (ie: new-oauth2-scopes)</text:span></text:p>
      <text:p text:style-name="P72"><text:span text:style-name="T30">* Commit to that branch locally and regularly push your work to the same named branch on the server</text:span></text:p>
      <text:p text:style-name="P72"><text:span text:style-name="T30">* When you need feedback or help, or you think the branch is ready for merging, open a pull request</text:span></text:p>
      <text:p text:style-name="P72"><text:span text:style-name="T30">* After someone else has reviewed and signed off on the feature, you can merge it into master</text:span></text:p>
      <text:p text:style-name="P72"><text:span text:style-name="T30">* Once it is merged and pushed to ‘master’, you can and should deploy immediately</text:span></text:p>
      <text:p text:style-name="P65"/>
      <text:h text:style-name="P93"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7"><text:span text:style-name="T2">What it Does</text:span></text:p>
          </table:table-cell>
          <table:table-cell table:style-name="Table17.A1" office:value-type="string">
            <text:p text:style-name="P57"><text:span text:style-name="T2">What it Doesn’t (yet)</text:span></text:p>
          </table:table-cell>
        </table:table-row>
        <table:table-row>
          <table:table-cell table:style-name="Table17.A1" office:value-type="string">
            <text:p text:style-name="P59"/>
          </table:table-cell>
          <table:table-cell table:style-name="Table17.A1" office:value-type="string">
            <text:p text:style-name="P60"/>
          </table:table-cell>
        </table:table-row>
      </table:table>
      <text:p text:style-name="P65"/>
      <text:p text:style-name="P65"/>
      <text:p text:style-name="P65"/>
      <text:p text:style-name="P51"/>
      <text:p text:style-name="P1"/>
      <text:h text:style-name="P97" text:outline-level="10"><text:bookmark text:name="h.krl7qrkwpknw"/>Old, but may content relevant items: </text:h>
      <text:h text:style-name="P92" text:outline-level="10"><text:bookmark text:name="h.pzkbx7cz0f5"/>Possible Changes Prior to Major Refactorings, Uncategorized</text:h>
      <text:p text:style-name="P1"/>
      <text:list xml:id="list532" text:style-name="LS13">
        <text:list-item>
          <text:list>
            <text:list-item>
              <text:p text:style-name="P207"><text:span text:style-name="T33">send essential objects on connect:</text:span></text:p>
              <text:list>
                <text:list-item>
                  <text:p text:style-name="P207"><text:span text:style-name="T35">user’s own objects “mine”</text:span></text:p>
                </text:list-item>
                <text:list-item>
                  <text:p text:style-name="P221">tags</text:p>
                </text:list-item>
                <text:list-item>
                  <text:p text:style-name="P207"><text:span text:style-name="T33">most recent</text:span></text:p>
                </text:list-item>
              </text:list>
            </text:list-item>
            <text:list-item>
              <text:p text:style-name="P222">getGeolocation</text:p>
              <text:list>
                <text:list-item>
                  <text:p text:style-name="P207"><text:span text:style-name="T33">consider both primitive spacepoint property and first property with it</text:span></text:p>
                </text:list-item>
              </text:list>
            </text:list-item>
            <text:list-item>
              <text:p text:style-name="P207"><text:span text:style-name="T33">fix relevant not updating when /tag/ accessed</text:span></text:p>
            </text:list-item>
            <text:list-item>
              <text:p text:style-name="P207"><text:span text:style-name="T33">add primitive tag</text:span></text:p>
            </text:list-item>
            <text:list-item>
              <text:p text:style-name="P207"><text:span text:style-name="T33">add color primitive data type</text:span></text:p>
            </text:list-item>
            <text:list-item>
              <text:p text:style-name="P207"><text:span text:style-name="T33">add tag property, with type select (requires new meta-primitive)</text:span></text:p>
            </text:list-item>
            <text:list-item>
              <text:p text:style-name="P207"><text:span text:style-name="T33">db stores involved tags as cache for fast index queries; removes the cache property from retrieved DB object</text:span></text:p>
            </text:list-item>
            <text:list-item>
              <text:p text:style-name="P207"><text:span text:style-name="T33">CompleteObject loaded from menu/url</text:span></text:p>
            </text:list-item>
            <text:list-item>
              <text:p text:style-name="P207"><text:span text:style-name="T33">complete object manipulation unit tests</text:span></text:p>
            </text:list-item>
            <text:list-item>
              <text:p text:style-name="P207"><text:span text:style-name="T30">fix the matching plugins, for basic object matching</text:span></text:p>
              <text:list>
                <text:list-item>
                  <text:p text:style-name="P207"><text:span text:style-name="T30">human age match</text:span></text:p>
                </text:list-item>
                <text:list-item>
                  <text:p text:style-name="P207"><text:span text:style-name="T30">musical instrument match</text:span></text:p>
                </text:list-item>
              </text:list>
            </text:list-item>
            <text:list-item>
              <text:p text:style-name="P207"><text:span text:style-name="T33">obey min/max property arity, affects tag display and property adding behavior</text:span></text:p>
            </text:list-item>
            <text:list-item>
              <text:p text:style-name="P207">on startup, download all of a user’s objects first, then get other objects according to interests and recency. </text:p>
              <text:list>
                <text:list-item>
                  <text:p text:style-name="P207"><text:s/>interest modes:</text:p>
                  <text:list>
                    <text:list-item>
                      <text:p text:style-name="P207">geolocation</text:p>
                    </text:list-item>
                    <text:list-item>
                      <text:p text:style-name="P207">tag vector</text:p>
                    </text:list-item>
                    <text:list-item>
                      <text:p text:style-name="P207"/>
                    </text:list-item>
                  </text:list>
                </text:list-item>
              </text:list>
            </text:list-item>
            <text:list-item>
              <text:p text:style-name="P207">add a restartEvery parameter to plugins to have them stopped and restarted at periodic intervals</text:p>
            </text:list-item>
            <text:list-item>
              <text:p text:style-name="P207">tag recommendations:</text:p>
              <text:list>
                <text:list-item>
                  <text:p text:style-name="P207">stemming on english words</text:p>
                  <text:list>
                    <text:list-item>
                      <text:p text:style-name="P207"><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07">variable score result 0..1.0, indicated with sort order and font size</text:p>
                </text:list-item>
                <text:list-item>
                  <text:p text:style-name="P207">display in bottom section below all tags</text:p>
                </text:list-item>
                <text:list-item>
                  <text:p text:style-name="P207">mouseover indicates reason for selection (can be just “matched keyword” but grow to cover future inference abilities)</text:p>
                </text:list-item>
              </text:list>
            </text:list-item>
            <text:list-item>
              <text:p text:style-name="P207"><text:soft-page-break/><text:span text:style-name="T33">find relevant (geographically near) objects when only a spacepoint is in (edited) focus</text:span></text:p>
            </text:list-item>
            <text:list-item>
              <text:p text:style-name="P207"><text:span text:style-name="T33">indicate when the DB isnt running</text:span></text:p>
            </text:list-item>
            <text:list-item>
              <text:p text:style-name="P207"><text:span text:style-name="T33">merge properties from duplicate tags on ontology loads</text:span></text:p>
            </text:list-item>
            <text:list-item>
              <text:p text:style-name="P207">outer space aware</text:p>
              <text:list>
                <text:list-item>
                  <text:p text:style-name="P207">time delta + space distance direction altitude</text:p>
                </text:list-item>
                <text:list-item>
                  <text:p text:style-name="P207">example: <text:span text:style-name="T18">1 day ago | 3.2 km NW up 16.1m</text:span></text:p>
                </text:list-item>
              </text:list>
            </text:list-item>
            <text:list-item>
              <text:p text:style-name="P207"><text:span text:style-name="T53">user IP -&gt; becomes a known IP object that can become geo-IP resolved as a “location of interest” to ponder inference results</text:span></text:p>
            </text:list-item>
            <text:list-item>
              <text:p text:style-name="P207"><text:span text:style-name="T53">mousewheel on applied Tag to adjust strength; adjusts font-size of displayed applied tag</text:span></text:p>
            </text:list-item>
            <text:list-item>
              <text:p text:style-name="P207"><text:span text:style-name="T53">loaded and unloaded plugins reified as objects themselves</text:span></text:p>
            </text:list-item>
            <text:list-item>
              <text:p text:style-name="P207"><text:span text:style-name="T53">“Forecast” tag modeled after Foresight Engine</text:span></text:p>
              <text:list>
                <text:list-item>
                  <text:p text:style-name="P207"><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07"><text:span text:style-name="T54">Then they play cards: Twitter-length forecasts (140 characters or less) that represent their best thinking. They can start a chain of cards or they can build on cards that others play. </text:span></text:p>
                </text:list-item>
                <text:list-item>
                  <text:p text:style-name="P207"><text:span text:style-name="T54">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07"><text:span text:style-name="T54">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4"> Look for cards that really catch your eye — and then take them one step further, in one of four possible directions.</text:span></text:p>
                  <text:list>
                    <text:list-item>
                      <text:p text:style-name="P207"><text:span text:style-name="T54">No way!” If you disagree, play an antagonism card.</text:span></text:p>
                    </text:list-item>
                    <text:list-item>
                      <text:p text:style-name="P207"><text:span text:style-name="T54">“Yes! And…” If you agree, play a momentum card.</text:span></text:p>
                    </text:list-item>
                    <text:list-item>
                      <text:p text:style-name="P207"><text:span text:style-name="T54">“Yes! But…” If you agree, but if you can imagine the idea playing out differently in your field or part of the world, play an adaptation card.</text:span></text:p>
                    </text:list-item>
                    <text:list-item>
                      <text:p text:style-name="P207"><text:span text:style-name="T54">“Hmmm…” If you have a follow-up question, play an investigation card.</text:span></text:p>
                    </text:list-item>
                  </text:list>
                </text:list-item>
              </text:list>
            </text:list-item>
            <text:list-item>
              <text:p text:style-name="P207"><text:span text:style-name="T53">make cortexit.js optional using try/catch on module require</text:span></text:p>
            </text:list-item>
            <text:list-item>
              <text:p text:style-name="P207"><text:span text:style-name="T53">completely modularize the focus and view system, to include a ‘canView(x)’ function to determine whether view is applicable to focused object, whether it is a single object or a collection (array)</text:span></text:p>
            </text:list-item>
            <text:list-item>
              <text:p text:style-name="P207">object properties</text:p>
              <text:list>
                <text:list-item>
                  <text:p text:style-name="P207">shown in graph view as edges</text:p>
                </text:list-item>
              </text:list>
            </text:list-item>
            <text:list-item>
              <text:p text:style-name="P207"><text:span text:style-name="T33">remove text display of name in message, just add ‘title=’ to displayed avatar icon</text:span></text:p>
            </text:list-item>
            <text:list-item>
              <text:p text:style-name="P207"><text:span text:style-name="T33">add ‘(Me)’ to a displayed Self object that matches clientID</text:span></text:p>
            </text:list-item>
            <text:list-item>
              <text:p text:style-name="P207"><text:span text:style-name="T33">team focus w/ filter for individual authors</text:span></text:p>
              <text:list>
                <text:list-item>
                  <text:p text:style-name="P207"><text:span text:style-name="T33">private message</text:span></text:p>
                </text:list-item>
                <text:list-item>
                  <text:p text:style-name="P207"><text:span text:style-name="T33">private video conference</text:span></text:p>
                </text:list-item>
                <text:list-item>
                  <text:p text:style-name="P207"><text:span text:style-name="T33">“pay...”</text:span></text:p>
                </text:list-item>
                <text:list-item>
                  <text:p text:style-name="P207"><text:span text:style-name="T33">trust: unknown</text:span></text:p>
                </text:list-item>
                <text:list-item>
                  <text:p text:style-name="P207"><text:span text:style-name="T33">last activity: unknown</text:span></text:p>
                </text:list-item>
              </text:list>
            </text:list-item>
            <text:list-item>
              <text:p text:style-name="P207"><text:span text:style-name="T33">cloning adds ‘clonedFrom:’ field</text:span></text:p>
            </text:list-item>
            <text:list-item>
              <text:p text:style-name="P207"><text:span text:style-name="T33">“Understand” focus - natural language input w/ iterative disambiguation per sentence</text:span></text:p>
            </text:list-item>
            <text:list-item>
              <text:p text:style-name="P207"><text:soft-page-break/><text:span text:style-name="T33">initMiniMap() - should use self’s geolocation as default starting position</text:span></text:p>
            </text:list-item>
            <text:list-item>
              <text:p text:style-name="P207"><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07">proxy file request caching to avoid refetching on repeated or same requests from multiple people</text:p>
            </text:list-item>
            <text:list-item>
              <text:p text:style-name="P207">use default view on startup, don’t leave blank</text:p>
            </text:list-item>
            <text:list-item>
              <text:p text:style-name="P207">“see relevant” item in focus save menu (underneath ‘export’) -&gt; set list semantics to relevance, etc.. update view</text:p>
            </text:list-item>
            <text:list-item>
              <text:p text:style-name="P207">“team” main menu link = relevant to “user” = /tag/general.User</text:p>
            </text:list-item>
            <text:list-item>
              <text:p text:style-name="P207">tag cloud in report with links to /tag/*</text:p>
            </text:list-item>
            <text:list-item>
              <text:p text:style-name="P207">layouts:</text:p>
              <text:list>
                <text:list-item>
                  <text:p text:style-name="P207">hide / minimize / maximize (like blogger) focus section</text:p>
                </text:list-item>
              </text:list>
            </text:list-item>
            <text:list-item>
              <text:p text:style-name="P207">themes</text:p>
              <text:list>
                <text:list-item>
                  <text:p text:style-name="P207">styling of tag buttons both in focus editor and in object view to resemble each other</text:p>
                </text:list-item>
                <text:list-item>
                  <text:p text:style-name="P207">...automatically download and install css/bootstrap themes?</text:p>
                </text:list-item>
                <text:list-item>
                  <text:p text:style-name="P207">sounds?</text:p>
                </text:list-item>
              </text:list>
            </text:list-item>
            <text:list-item>
              <text:p text:style-name="P207">ontology search: include matches for tags and properties, their names and descriptions</text:p>
            </text:list-item>
            <text:list-item>
              <text:p text:style-name="P207">“traveling mode“ and advanced location settings, including basic location selector modal dialog</text:p>
            </text:list-item>
            <text:list-item>
              <text:p text:style-name="P207">_.extend() objects with utility methods</text:p>
            </text:list-item>
            <text:list-item>
              <text:p text:style-name="P207">focus/popup a specific object, fullscreen</text:p>
            </text:list-item>
            <text:list-item>
              <text:p text:style-name="P207">{Live update | Pagination} modes</text:p>
            </text:list-item>
            <text:list-item>
              <text:p text:style-name="P207">Relevance highlights tag button widgets (which are used in both focus editor and object viewer)</text:p>
            </text:list-item>
            <text:list-item>
              <text:p text:style-name="P207">fontsize adjust slider(s)</text:p>
            </text:list-item>
            <text:list-item>
              <text:p text:style-name="P207"><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07">text-to-speech</text:p>
            </text:list-item>
            <text:list-item>
              <text:p text:style-name="P207">plugin dependencies</text:p>
            </text:list-item>
            <text:list-item>
              <text:p text:style-name="P207">mobile site (extensive use of modal dialogs and sliding/toggling modes)</text:p>
            </text:list-item>
            <text:list-item>
              <text:p text:style-name="P207">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07">popup/tooltip wikipedia mobile view for annotated terms. ex: “Food” -&gt; en.wikipedia.org/wiki/Food</text:p>
            </text:list-item>
            <text:list-item>
              <text:p text:style-name="P207">modify timeago plugin to display “1.3 days ago” (extra decimal place for increased accuracy) instead of just “1 day ago” and similarly for other larger-than-insignificant measurements</text:p>
            </text:list-item>
            <text:list-item>
              <text:p text:style-name="P207">favorites: keeps attention “pinned” for certain objects at varying levels; ensures they wont be forgotten</text:p>
            </text:list-item>
            <text:list-item>
              <text:p text:style-name="P207"><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8" text:outline-level="10"><text:bookmark text:name="h.e6ktshop07yc"/><text:bookmark text:name="h.ag1474oxgekq"/><text:bookmark text:name="id.x8lrndfsfwth"/><text:span text:style-name="T56">Survival Planner</text:span></text:h>
      <text:p text:style-name="P1"/>
      <text:p text:style-name="P1"><text:span text:style-name="T36">deprecated: see protogoals.js</text:span></text:p>
      <table:table table:name="Table18" table:style-name="Table18">
        <table:table-column table:style-name="Table18.A" table:number-columns-repeated="2"/>
        <table:table-row>
          <table:table-cell table:style-name="Table18.A1" office:value-type="string">
            <text:p text:style-name="P37">INPUTS</text:p>
            <text:p text:style-name="P34"><text:span text:style-name="T3">none are required. many are inferred from sensors</text:span></text:p>
          </table:table-cell>
          <table:table-cell table:style-name="Table18.A1" office:value-type="string">
            <text:p text:style-name="P37">OUTPUTS</text:p>
          </table:table-cell>
        </table:table-row>
        <table:table-row>
          <table:table-cell table:style-name="Table18.A1" office:value-type="string">
            <text:p text:style-name="P33"><text:span text:style-name="T2">Personal Conditions</text:span></text:p>
            <text:list xml:id="list5914315984733224399" text:style-name="LS54">
              <text:list-item>
                <text:p text:style-name="P188">Biometrics</text:p>
                <text:list>
                  <text:list-item>
                    <text:p text:style-name="P188">Age</text:p>
                  </text:list-item>
                  <text:list-item>
                    <text:p text:style-name="P188">Weight</text:p>
                  </text:list-item>
                  <text:list-item>
                    <text:p text:style-name="P188">Height</text:p>
                  </text:list-item>
                  <text:list-item>
                    <text:p text:style-name="P188">Gender</text:p>
                  </text:list-item>
                  <text:list-item>
                    <text:p text:style-name="P188">Temperature</text:p>
                  </text:list-item>
                  <text:list-item>
                    <text:p text:style-name="P188">Ethnicity</text:p>
                  </text:list-item>
                  <text:list-item>
                    <text:p text:style-name="P194"><text:span text:style-name="T1">Blood type</text:span></text:p>
                  </text:list-item>
                  <text:list-item>
                    <text:p text:style-name="P188">Genetics</text:p>
                  </text:list-item>
                  <text:list-item>
                    <text:p text:style-name="P194"><text:span text:style-name="T1">Pulse Rate &amp; Variability</text:span></text:p>
                  </text:list-item>
                  <text:list-item>
                    <text:p text:style-name="P194"><text:span text:style-name="T1">Blood Pressure</text:span></text:p>
                  </text:list-item>
                  <text:list-item>
                    <text:p text:style-name="P194"><text:span text:style-name="T1">Breathing Rate</text:span></text:p>
                  </text:list-item>
                  <text:list-item>
                    <text:p text:style-name="P188">...</text:p>
                  </text:list-item>
                </text:list>
              </text:list-item>
              <text:list-item>
                <text:p text:style-name="P194"><text:span text:style-name="T1">Hunger / Thirst</text:span></text:p>
                <text:list>
                  <text:list-item>
                    <text:p text:style-name="P188">...</text:p>
                  </text:list-item>
                </text:list>
              </text:list-item>
              <text:list-item>
                <text:p text:style-name="P188">Memory</text:p>
              </text:list-item>
              <text:list-item>
                <text:p text:style-name="P189">Focus</text:p>
              </text:list-item>
              <text:list-item>
                <text:p text:style-name="P189">Mood</text:p>
                <text:list>
                  <text:list-item>
                    <text:p text:style-name="P189">Stability</text:p>
                  </text:list-item>
                  <text:list-item>
                    <text:p text:style-name="P159"><text:span text:style-name="T1">Presence of Depression</text:span></text:p>
                  </text:list-item>
                  <text:list-item>
                    <text:p text:style-name="P159"><text:span text:style-name="T1">Presence of Euphoria</text:span></text:p>
                  </text:list-item>
                </text:list>
              </text:list-item>
              <text:list-item>
                <text:p text:style-name="P189">Energy</text:p>
              </text:list-item>
              <text:list-item>
                <text:p text:style-name="P189">Relax</text:p>
              </text:list-item>
              <text:list-item>
                <text:p text:style-name="P159"><text:span text:style-name="T1">Athletic Performance</text:span></text:p>
              </text:list-item>
              <text:list-item>
                <text:p text:style-name="P189">Illness</text:p>
              </text:list-item>
              <text:list-item>
                <text:p text:style-name="P189">Injury</text:p>
                <text:list>
                  <text:list-item>
                    <text:p text:style-name="P159"><text:span text:style-name="T1">[per body part]</text:span></text:p>
                  </text:list-item>
                </text:list>
              </text:list-item>
              <text:list-item>
                <text:p text:style-name="P159"><text:span text:style-name="T1">Need to Detox and Stop...</text:span></text:p>
                <text:list>
                  <text:list-item>
                    <text:p text:style-name="P159"><text:span text:style-name="T1">Alcohol Addiction</text:span></text:p>
                  </text:list-item>
                  <text:list-item>
                    <text:p text:style-name="P159"><text:span text:style-name="T1">Opiate Addiction</text:span></text:p>
                  </text:list-item>
                  <text:list-item>
                    <text:p text:style-name="P159"><text:span text:style-name="T1">Cocaine / Amphetamine Addiction</text:span></text:p>
                  </text:list-item>
                  <text:list-item>
                    <text:p text:style-name="P159"><text:span text:style-name="T1">Benzodiazepine Addiction</text:span></text:p>
                  </text:list-item>
                  <text:list-item>
                    <text:p text:style-name="P159"><text:span text:style-name="T1">Other Addictions and their cravings</text:span></text:p>
                  </text:list-item>
                </text:list>
              </text:list-item>
            </text:list>
            <text:p text:style-name="P35"/>
            <text:p text:style-name="P33"><text:span text:style-name="T2">Environment Conditions</text:span></text:p>
            <text:list xml:id="list1879454414448822322" text:style-name="LS55">
              <text:list-item>
                <text:p text:style-name="P160"><text:span text:style-name="T1">Time </text:span></text:p>
                <text:list>
                  <text:list-item>
                    <text:p text:style-name="P160"><text:span text:style-name="T1">of Day</text:span></text:p>
                  </text:list-item>
                  <text:list-item>
                    <text:p text:style-name="P160"><text:soft-page-break/><text:span text:style-name="T1">of Year</text:span></text:p>
                  </text:list-item>
                </text:list>
              </text:list-item>
              <text:list-item>
                <text:p text:style-name="P190">Weather</text:p>
                <text:list>
                  <text:list-item>
                    <text:p text:style-name="P160"><text:span text:style-name="T1">Rain Storm</text:span></text:p>
                  </text:list-item>
                  <text:list-item>
                    <text:p text:style-name="P190">Snow</text:p>
                  </text:list-item>
                  <text:list-item>
                    <text:p text:style-name="P160"><text:span text:style-name="T1">Tropical Storm</text:span></text:p>
                  </text:list-item>
                  <text:list-item>
                    <text:p text:style-name="P190">Hurricane</text:p>
                  </text:list-item>
                  <text:list-item>
                    <text:p text:style-name="P190">Tornado</text:p>
                  </text:list-item>
                  <text:list-item>
                    <text:p text:style-name="P190">Tsunami</text:p>
                  </text:list-item>
                  <text:list-item>
                    <text:p text:style-name="P190">..</text:p>
                  </text:list-item>
                </text:list>
              </text:list-item>
              <text:list-item>
                <text:p text:style-name="P190">Pollution</text:p>
                <text:list>
                  <text:list-item>
                    <text:p text:style-name="P160"><text:span text:style-name="T1">Air/Water Quality</text:span></text:p>
                  </text:list-item>
                  <text:list-item>
                    <text:p text:style-name="P190">Radiation</text:p>
                  </text:list-item>
                  <text:list-item>
                    <text:p text:style-name="P190">Electrosmog</text:p>
                  </text:list-item>
                  <text:list-item>
                    <text:p text:style-name="P190">...</text:p>
                  </text:list-item>
                </text:list>
              </text:list-item>
              <text:list-item>
                <text:p text:style-name="P190">Crime</text:p>
              </text:list-item>
              <text:list-item>
                <text:p text:style-name="P190">Economic</text:p>
              </text:list-item>
              <text:list-item>
                <text:p text:style-name="P190">Sociopolitical</text:p>
                <text:list>
                  <text:list-item>
                    <text:p text:style-name="P190">Vote</text:p>
                  </text:list-item>
                  <text:list-item>
                    <text:p text:style-name="P190">Taxes</text:p>
                  </text:list-item>
                  <text:list-item>
                    <text:p text:style-name="P190">...</text:p>
                  </text:list-item>
                </text:list>
              </text:list-item>
              <text:list-item>
                <text:p text:style-name="P190">Cultural</text:p>
                <text:list>
                  <text:list-item>
                    <text:p text:style-name="P190">Holidays</text:p>
                  </text:list-item>
                </text:list>
              </text:list-item>
              <text:list-item>
                <text:p text:style-name="P160"><text:span text:style-name="T1">Farming / Plant Maintenance</text:span></text:p>
              </text:list-item>
            </text:list>
            <text:p text:style-name="P35"/>
            <text:p text:style-name="P33"><text:span text:style-name="T2">Resource Inventory</text:span></text:p>
            <text:list xml:id="list3547267695668249155" text:style-name="LS56">
              <text:list-item>
                <text:p text:style-name="P161"><text:span text:style-name="T1">[Item, Quantity]</text:span></text:p>
              </text:list-item>
              <text:list-item>
                <text:p text:style-name="P161"><text:span text:style-name="T1">Cash [Currency, Quantity]</text:span></text:p>
              </text:list-item>
            </text:list>
            <text:p text:style-name="P35"/>
            <text:p text:style-name="P33"><text:span text:style-name="T2">Social Conditions</text:span></text:p>
            <text:list xml:id="list5030843934062972316" text:style-name="LS57">
              <text:list-item>
                <text:p text:style-name="P162"><text:span text:style-name="T1">Relationship Quality</text:span></text:p>
                <text:list>
                  <text:list-item>
                    <text:p text:style-name="P162"><text:span text:style-name="T1">Animals / Pets</text:span></text:p>
                  </text:list-item>
                  <text:list-item>
                    <text:p text:style-name="P191">Strangers</text:p>
                  </text:list-item>
                  <text:list-item>
                    <text:p text:style-name="P191">Coworker</text:p>
                  </text:list-item>
                  <text:list-item>
                    <text:p text:style-name="P162"><text:span text:style-name="T1">Student / Teacher</text:span></text:p>
                  </text:list-item>
                  <text:list-item>
                    <text:p text:style-name="P191">Friend</text:p>
                  </text:list-item>
                  <text:list-item>
                    <text:p text:style-name="P191">Family</text:p>
                  </text:list-item>
                  <text:list-item>
                    <text:p text:style-name="P191">Roommate</text:p>
                  </text:list-item>
                  <text:list-item>
                    <text:p text:style-name="P162"><text:span text:style-name="T1">Boyfriend/Girlfriend</text:span></text:p>
                  </text:list-item>
                  <text:list-item>
                    <text:p text:style-name="P191">Spouse</text:p>
                  </text:list-item>
                </text:list>
              </text:list-item>
            </text:list>
          </table:table-cell>
          <table:table-cell table:style-name="Table18.A1" office:value-type="string">
            <text:p text:style-name="P33"><text:span text:style-name="T2">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63"><text:span text:style-name="T1">Acquire Item (ex: store purchase or borrow/trade)</text:span></text:p>
              </text:list-item>
              <text:list-item>
                <text:p text:style-name="P163"><text:span text:style-name="T1">Consume Item</text:span></text:p>
                <text:list>
                  <text:list-item>
                    <text:p text:style-name="P163"><text:span text:style-name="T1">Quantity Range (Dose)</text:span></text:p>
                  </text:list-item>
                  <text:list-item>
                    <text:p text:style-name="P192">Frequency</text:p>
                  </text:list-item>
                  <text:list-item>
                    <text:p text:style-name="P163"><text:span text:style-name="T1">Ingestion Method</text:span></text:p>
                    <text:list>
                      <text:list-item>
                        <text:p text:style-name="P192">Orally</text:p>
                      </text:list-item>
                      <text:list-item>
                        <text:p text:style-name="P192">Sublingually</text:p>
                      </text:list-item>
                      <text:list-item>
                        <text:p text:style-name="P192">IV</text:p>
                      </text:list-item>
                      <text:list-item>
                        <text:p text:style-name="P192">…</text:p>
                      </text:list-item>
                    </text:list>
                  </text:list-item>
                  <text:list-item>
                    <text:p text:style-name="P163"><text:span text:style-name="T1">Ingestion Activity (dose response curves vs. time, for warning when a drug is biologically effective or ineffective)</text:span></text:p>
                  </text:list-item>
                  <text:list-item>
                    <text:p text:style-name="P163"><text:span text:style-name="T1">Contraindications/Indications</text:span></text:p>
                  </text:list-item>
                </text:list>
              </text:list-item>
              <text:list-item>
                <text:p text:style-name="P163"><text:span text:style-name="T1">Gather / Ready / Deploy / Attend_to Item (get it ready for use)</text:span></text:p>
                <text:list>
                  <text:list-item>
                    <text:p text:style-name="P163"><text:span text:style-name="T1">saving minutes in the case of an emergency could save a life</text:span></text:p>
                  </text:list-item>
                </text:list>
              </text:list-item>
              <text:list-item>
                <text:p text:style-name="P163"><text:span text:style-name="T1">Share Item</text:span></text:p>
              </text:list-item>
              <text:list-item>
                <text:p text:style-name="P192">Travel</text:p>
              </text:list-item>
              <text:list-item>
                <text:p text:style-name="P192">Contact</text:p>
              </text:list-item>
              <text:list-item>
                <text:p text:style-name="P163"><text:span text:style-name="T1">Relax / Do Nothing / Be Patient</text:span></text:p>
              </text:list-item>
              <text:list-item>
                <text:p text:style-name="P192">...</text:p>
              </text:list-item>
            </text:list>
          </table:table-cell>
        </table:table-row>
      </table:table>
      <text:p text:style-name="P1"/>
      <text:p text:style-name="P1"/>
      <text:p text:style-name="P1"/>
      <text:h text:style-name="P99" text:outline-level="10"><text:bookmark text:name="h.mi4164yixn5y"/><text:soft-page-break/><text:span text:style-name="T56">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8">Google</text:p>
        </text:list-item>
        <text:list-item>
          <text:p text:style-name="P128">Facebook</text:p>
        </text:list-item>
        <text:list-item>
          <text:p text:style-name="P128">Microsoft</text:p>
        </text:list-item>
        <text:list-item>
          <text:p text:style-name="P128">Apple</text:p>
        </text:list-item>
        <text:list-item>
          <text:p text:style-name="P128">Ubuntu</text:p>
        </text:list-item>
        <text:list-item>
          <text:p text:style-name="P128">Anonymous</text:p>
        </text:list-item>
        <text:list-item>
          <text:p text:style-name="P128">Whitehouse.gov</text:p>
        </text:list-item>
        <text:list-item>
          <text:p text:style-name="P128">CIA</text:p>
        </text:list-item>
        <text:list-item>
          <text:p text:style-name="P128">NSA</text:p>
        </text:list-item>
        <text:list-item>
          <text:p text:style-name="P128">DARPA</text:p>
        </text:list-item>
        <text:list-item>
          <text:p text:style-name="P128">…</text:p>
        </text:list-item>
      </text:list>
      <text:p text:style-name="P1"/>
      <text:h text:style-name="P99" text:outline-level="10"><text:bookmark text:name="h.d2dlw35sspwu"/><text:span text:style-name="T56">“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1"/>
      <text:p text:style-name="P1"/>
      <text:h text:style-name="P99" text:outline-level="10"><text:bookmark text:name="h.txb1lq6sy6vp"/><text:span text:style-name="T56">Netention Android App</text:span></text:h>
      <text:p text:style-name="P1"/>
      <text:p text:style-name="P1">Curiosume Tasks (screens)</text:p>
      <text:list xml:id="list7481138297943828310" text:style-name="LS60">
        <text:list-item>
          <text:p text:style-name="P129">Team</text:p>
          <text:list>
            <text:list-item>
              <text:p text:style-name="P129">combo box selection of known persons, including self</text:p>
            </text:list-item>
            <text:list-item>
              <text:p text:style-name="P129">display area of all tagged items.</text:p>
              <text:list>
                <text:list-item>
                  <text:p text:style-name="P129">if self, then they can be deleted, marked public/private</text:p>
                </text:list-item>
                <text:list-item>
                  <text:p text:style-name="P129">if self, can set location</text:p>
                </text:list-item>
              </text:list>
            </text:list-item>
          </text:list>
        </text:list-item>
        <text:list-item>
          <text:p text:style-name="P129">Browse</text:p>
          <text:list>
            <text:list-item>
              <text:p text:style-name="P129">wikitagger</text:p>
            </text:list-item>
            <text:list-item>
              <text:p text:style-name="P129">search box</text:p>
            </text:list-item>
          </text:list>
        </text:list-item>
        <text:list-item>
          <text:p text:style-name="P129">Match</text:p>
          <text:list>
            <text:list-item>
              <text:p text:style-name="P129">transmit (public components of) inventory to network or bluetooth or email</text:p>
            </text:list-item>
            <text:list-item>
              <text:p text:style-name="P129">receive matches</text:p>
            </text:list-item>
          </text:list>
        </text:list-item>
      </text:list>
      <text:p text:style-name="P1"/>
      <text:p text:style-name="P51"/>
      <text:p text:style-name="P1"/>
      <text:p text:style-name="P1"/>
      <text:p text:style-name="P1"><text:span text:style-name="T18">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30">How would you know that the miracle had occurred?</text:p>
        </text:list-item>
        <text:list-item>
          <text:p text:style-name="P130">What would you see?</text:p>
        </text:list-item>
        <text:list-item>
          <text:p text:style-name="P130">What would you hear?</text:p>
        </text:list-item>
        <text:list-item>
          <text:p text:style-name="P130">What would you feel inside?</text:p>
        </text:list-item>
        <text:list-item>
          <text:p text:style-name="P130">What changes would have happened in your career? </text:p>
        </text:list-item>
        <text:list-item>
          <text:p text:style-name="P130">In your relationships?</text:p>
        </text:list-item>
        <text:list-item>
          <text:p text:style-name="P130">Your finances?</text:p>
        </text:list-item>
        <text:list-item>
          <text:p text:style-name="P130">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1"/>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1"/>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2">var</text:span><text:span text:style-name="T43"> scaleMetrics </text:span><text:span text:style-name="T42">=</text:span><text:span text:style-name="T43"> [</text:span><text:span text:style-name="T39">'happiness'</text:span><text:span text:style-name="T43">, </text:span><text:span text:style-name="T39">'anger'</text:span><text:span text:style-name="T43">, </text:span><text:span text:style-name="T39">'boredom'</text:span><text:span text:style-name="T43">,</text:span></text:p>
      <text:p text:style-name="P8"><text:span text:style-name="T43"><text:s text:c="2"/></text:span><text:span text:style-name="T39">'motivation'</text:span><text:span text:style-name="T43">, </text:span><text:span text:style-name="T39">'loneliness'</text:span><text:span text:style-name="T43">, </text:span><text:span text:style-name="T39">'guilt'</text:span><text:span text:style-name="T43">, </text:span><text:span text:style-name="T39">'frustration'</text:span><text:span text:style-name="T43">,</text:span></text:p>
      <text:p text:style-name="P8"><text:span text:style-name="T43"><text:s text:c="2"/></text:span><text:span text:style-name="T39">'irritation'</text:span><text:span text:style-name="T43">, </text:span><text:span text:style-name="T39">'anxiety'</text:span><text:span text:style-name="T43">, </text:span><text:span text:style-name="T39">'panic'</text:span><text:span text:style-name="T43">, </text:span><text:span text:style-name="T39">'nervousness'</text:span><text:span text:style-name="T43">,</text:span></text:p>
      <text:p text:style-name="P8"><text:span text:style-name="T43"><text:s text:c="2"/></text:span><text:span text:style-name="T39">'concentration'</text:span><text:span text:style-name="T43">, </text:span><text:span text:style-name="T39">'fatigue'</text:span><text:span text:style-name="T43">, </text:span><text:span text:style-name="T39">'hunger'</text:span><text:span text:style-name="T43">, </text:span><text:span text:style-name="T39">'appetite'</text:span><text:span text:style-name="T43">,</text:span></text:p>
      <text:p text:style-name="P8"><text:span text:style-name="T43"><text:s text:c="2"/></text:span><text:span text:style-name="T39">'cold tolerance'</text:span><text:span text:style-name="T43">, </text:span><text:span text:style-name="T39">'noise tolerance'</text:span><text:span text:style-name="T43">, </text:span><text:span text:style-name="T39">'pain tolerance'</text:span><text:span text:style-name="T43">,</text:span></text:p>
      <text:p text:style-name="P8"><text:span text:style-name="T43"><text:s text:c="2"/></text:span><text:span text:style-name="T39">'tension'</text:span></text:p>
      <text:p text:style-name="P9">];<text:tab/><text:tab/></text:p>
      <text:p text:style-name="P8"><text:span text:style-name="T42">var</text:span><text:span text:style-name="T43"> binaryChecks </text:span><text:span text:style-name="T42">=</text:span><text:span text:style-name="T43"> [</text:span><text:span text:style-name="T39">'exercise'</text:span><text:span text:style-name="T43">, </text:span><text:span text:style-name="T39">'tea'</text:span><text:span text:style-name="T43">, </text:span><text:span text:style-name="T39">'coffee'</text:span><text:span text:style-name="T43">,</text:span></text:p>
      <text:p text:style-name="P8"><text:span text:style-name="T43"><text:s text:c="2"/></text:span><text:span text:style-name="T39">'2 meals'</text:span><text:span text:style-name="T43">, </text:span><text:span text:style-name="T39">'3 meals'</text:span><text:span text:style-name="T43">, </text:span><text:span text:style-name="T39">'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100"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8">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1"><text:soft-page-break/><text:span text:style-name="T58">Wholeness (unity)</text:span></text:p>
        </text:list-item>
        <text:list-item>
          <text:p text:style-name="P141"><text:span text:style-name="T58">Perfection (balance and harmony)</text:span></text:p>
        </text:list-item>
        <text:list-item>
          <text:p text:style-name="P141"><text:span text:style-name="T58">Completion (ending)</text:span></text:p>
        </text:list-item>
        <text:list-item>
          <text:p text:style-name="P141"><text:span text:style-name="T58">Justice (fairness)</text:span></text:p>
        </text:list-item>
        <text:list-item>
          <text:p text:style-name="P141"><text:span text:style-name="T58">Richness (complexity)</text:span></text:p>
        </text:list-item>
        <text:list-item>
          <text:p text:style-name="P141"><text:span text:style-name="T58">Simplicity (essence)</text:span></text:p>
        </text:list-item>
        <text:list-item>
          <text:p text:style-name="P141"><text:span text:style-name="T58">Liveliness (spontaneity)</text:span></text:p>
        </text:list-item>
        <text:list-item>
          <text:p text:style-name="P141"><text:span text:style-name="T58">Beauty (rightness of form)</text:span></text:p>
        </text:list-item>
        <text:list-item>
          <text:p text:style-name="P141"><text:span text:style-name="T58">Goodness (benevolence)</text:span></text:p>
        </text:list-item>
        <text:list-item>
          <text:p text:style-name="P141"><text:span text:style-name="T58">Uniqueness (individuality)</text:span></text:p>
        </text:list-item>
        <text:list-item>
          <text:p text:style-name="P141"><text:span text:style-name="T58">Playfulness (ease)</text:span></text:p>
        </text:list-item>
        <text:list-item>
          <text:p text:style-name="P141"><text:span text:style-name="T58">Truth (reality)</text:span></text:p>
        </text:list-item>
        <text:list-item>
          <text:p text:style-name="P141"><text:span text:style-name="T58">Autonomy (self-sufficiency)</text:span></text:p>
        </text:list-item>
        <text:list-item>
          <text:p text:style-name="P141"><text:span text:style-name="T58">Meaningfulness (values).</text:span></text:p>
        </text:list-item>
      </text:list>
      <text:p text:style-name="P51"/>
      <text:p text:style-name="P1"/>
      <text:p text:style-name="P1"/>
      <text:p text:style-name="P1"/>
      <text:h text:style-name="P99" text:outline-level="10"><text:bookmark text:name="h.fv0zf5fz5ost"/><text:span text:style-name="T56">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3" text:outline-level="10"><text:span text:style-name="T62">Global Survival System / Online Store</text:span></text:h>
      <text:p text:style-name="P50">One planned feature for GSS is a dynamic product catalog / e-store that suggests products which may be helpful in present and future situations. <text:s/>("What may I need?" button)</text:p>
      <text:p text:style-name="P50"/>
      <text:p text:style-name="P50">Originally I thought it would recommend products &amp; services which are directly related to current conditions (ex: preparedness for the presence of natural disasters)...</text:p>
      <text:p text:style-name="P50"/>
      <text:p text:style-name="P50">But recently I realized that it should also include recommendation rules which are triggered due to the LACK of certain conditions. <text:s/>(ex: if you are "far" from any hospitals, then you ought to have at least a first-aid kit)</text:p>
      <text:p text:style-name="P50"/>
      <text:p text:style-name="P50">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50"/>
      <text:p text:style-name="P50">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50"/>
      <text:p text:style-name="P50">Maybe "product" is the wrong word because the suggestions could also include freely offered services..</text:p>
      <text:p text:style-name="P50"/>
      <text:p text:style-name="P50">I can't think of a reason why an e-store like Amazon wouldn't be interested in this... <text:s/>it wouldnt require their permission -- affiliate marketing programs encourage and reward bloggers to advertise products they choose (using an embedded referral code).</text:p>
      <text:p text:style-name="P50"/>
      <text:p text:style-name="P50">Any thoughts? </text:p>
      <text:p text:style-name="P1"/>
      <text:p text:style-name="P1"/>
      <text:p text:style-name="P51"/>
      <text:h text:style-name="P79" text:outline-level="10"><text:bookmark text:name="h.t6qbxl1t96nk"/>Goal</text:h>
      <text:list xml:id="list49202897194470409" text:style-name="LS63">
        <text:list-item>
          <text:p text:style-name="P131">expires (single shot) | recycles (repeating)</text:p>
          <text:list>
            <text:list-item>
              <text:p text:style-name="P131">mean period duration</text:p>
            </text:list-item>
            <text:list-item>
              <text:p text:style-name="P131">stay activated until dismiss?</text:p>
              <text:list>
                <text:list-item>
                  <text:p text:style-name="P131">useful for important tasks</text:p>
                </text:list-item>
              </text:list>
            </text:list-item>
            <text:list-item>
              <text:p text:style-name="P131">activation window</text:p>
              <text:list>
                <text:list-item>
                  <text:p text:style-name="P131">determines punctuality (how close to the appointed time it must occur, 0 = anytime, 1 = specifically only at that time)</text:p>
                </text:list-item>
              </text:list>
            </text:list-item>
          </text:list>
        </text:list-item>
        <text:list-item>
          <text:p text:style-name="P131">phase</text:p>
        </text:list-item>
        <text:list-item>
          <text:p text:style-name="P131">synchronous | asynchronous</text:p>
          <text:list>
            <text:list-item>
              <text:p text:style-name="P131">synchronous goals repeat at precise intervals</text:p>
            </text:list-item>
            <text:list-item>
              <text:p text:style-name="P131">asynchronous goals repeat sometime after they are completed</text:p>
            </text:list-item>
          </text:list>
        </text:list-item>
        <text:list-item>
          <text:p text:style-name="P131">repeatsRemaining</text:p>
          <text:list>
            <text:list-item>
              <text:p text:style-name="P131">-1=forever (default)</text:p>
            </text:list-item>
          </text:list>
        </text:list-item>
        <text:list-item>
          <text:p text:style-name="P131">suggested strength</text:p>
        </text:list-item>
        <text:list-item>
          <text:p text:style-name="P131">active?</text:p>
        </text:list-item>
        <text:list-item>
          <text:p text:style-name="P131">onActivate()</text:p>
        </text:list-item>
        <text:list-item>
          <text:p text:style-name="P131">onDeactivate()</text:p>
        </text:list-item>
        <text:list-item>
          <text:p text:style-name="P131">lastCompletedAt</text:p>
        </text:list-item>
      </text:list>
      <text:p text:style-name="P1"/>
      <text:h text:style-name="P79"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2">displays current goals</text:p>
          <text:list>
            <text:list-item>
              <text:p text:style-name="P132">set as complete</text:p>
            </text:list-item>
            <text:list-item>
              <text:p text:style-name="P132">set as ignored</text:p>
            </text:list-item>
            <text:list-item>
              <text:p text:style-name="P132">pause (inactivate it)</text:p>
            </text:list-item>
            <text:list-item>
              <text:p text:style-name="P132">delete</text:p>
            </text:list-item>
          </text:list>
        </text:list-item>
        <text:list-item>
          <text:p text:style-name="P132">displays future goals in histogram binned to arbitrary future range</text:p>
        </text:list-item>
        <text:list-item>
          <text:p text:style-name="P132">button to add new goal or select from a list (see the survival items at top)</text:p>
        </text:list-item>
      </text:list>
      <text:p text:style-name="P1"/>
      <text:p text:style-name="P65"/>
      <text:h text:style-name="P101" text:outline-level="10">Sensors</text:h>
      <text:h text:style-name="P80"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1"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8">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8">COSM / PACHUBE:</text:span><text:a xlink:type="simple" xlink:href="http://pachube.com/"><text:span text:style-name="T18">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8">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50"><text:a xlink:type="simple" xlink:href="http://geonetwork-opensource.org/gallery/gallery.html"><text:span text:style-name="T10"><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8">AGI / Cesium Datasets</text:span></text:p>
      <text:p text:style-name="P1">http://www.agi.com/resources/downloads/data/</text:p>
      <text:p text:style-name="P1"/>
      <text:p text:style-name="P1"><text:span text:style-name="T18">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8">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8">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3">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8">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8">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8">Media Watch on Climate Change</text:span></text:p>
      <text:p text:style-name="P1">http://www.ecoresearch.net/climate/</text:p>
      <text:p text:style-name="P1"/>
      <text:p text:style-name="P1"><text:span text:style-name="T18">HomeFacts.com</text:span></text:p>
      <text:p text:style-name="P50">Population: 311,640</text:p>
      <text:p text:style-name="P50">DEMOGRAPHICS</text:p>
      <text:p text:style-name="P50">Cost Of Living Index: 91.93</text:p>
      <text:p text:style-name="P50">Crime Index: 201.23</text:p>
      <text:p text:style-name="P50">CRIME DATA</text:p>
      <text:p text:style-name="P50">416 Offenders</text:p>
      <text:p text:style-name="P50">OFFENDERS</text:p>
      <text:p text:style-name="P50">Unemployment: 7.8%</text:p>
      <text:p text:style-name="P50">UNEMPLOYMENT</text:p>
      <text:p text:style-name="P50">166 Schools</text:p>
      <text:p text:style-name="P50">SCHOOLS</text:p>
      <text:p text:style-name="P50">Household Median Income $37,461</text:p>
      <text:p text:style-name="P50">Air Pollution Index:</text:p>
      <text:p text:style-name="P50">AIR QUALITY</text:p>
      <text:p text:style-name="P50">Max July Temp: 84.5°F Min Jan Temp: 19.8°F</text:p>
      <text:p text:style-name="P50">162 days with sunshine</text:p>
      <text:p text:style-name="P50">Tornado Risk</text:p>
      <text:p text:style-name="P50">TORNADO RISK</text:p>
      <text:p text:style-name="P50">Earthquake Risk</text:p>
      <text:p text:style-name="P50">EARTHQUAKE RISK</text:p>
      <text:p text:style-name="P50">Governor</text:p>
      <text:p text:style-name="P50">POLITICS</text:p>
      <text:p text:style-name="P50">23 Polluters</text:p>
      <text:p text:style-name="P50"><text:soft-page-break/>POLLUTERS</text:p>
      <text:p text:style-name="P50">Area Average Property Tax: 1.99%</text:p>
      <text:p text:style-name="P50">2 Former Drug Labs</text:p>
      <text:p text:style-name="P50">DRUG LABS</text:p>
      <text:p text:style-name="P50">UV Index Grade</text:p>
      <text:p text:style-name="P50">UV INDEX</text:p>
      <text:p text:style-name="P50">46 Police Stations</text:p>
      <text:p text:style-name="P50">POLICE STATIONS</text:p>
      <text:p text:style-name="P50">73 Fire Stations</text:p>
      <text:p text:style-name="P50">FIRE STATIONS</text:p>
      <text:p text:style-name="P50">11 Hospital</text:p>
      <text:p text:style-name="P50">HOSPITALS</text:p>
      <text:p text:style-name="P50">3 Airports</text:p>
      <text:p text:style-name="P50">AIRPORTS</text:p>
      <text:p text:style-name="P50">33 Nursing Homes</text:p>
      <text:p text:style-name="P50">NURSING HOMES</text:p>
      <text:p text:style-name="P50">Bachelor's Degree or Higher: 32.59%</text:p>
      <text:p text:style-name="P50">38 Colleges Universities</text:p>
      <text:p text:style-name="P50">COLLEGES</text:p>
      <text:p text:style-name="P50">51 FCC Towers</text:p>
      <text:p text:style-name="P50">FCC TOWERS</text:p>
      <text:p text:style-name="P50">39 Libraries</text:p>
      <text:p text:style-name="P50">LIBRARIES</text:p>
      <text:p text:style-name="P50">35 Cemeteries</text:p>
      <text:p text:style-name="P50">CEMETERIES</text:p>
      <text:p text:style-name="P50">431 Grocery Stores</text:p>
      <text:p text:style-name="P50">23 Brownfields</text:p>
      <text:p text:style-name="P50">BROWNFIELDS</text:p>
      <text:p text:style-name="P50">Radon Level: High</text:p>
      <text:p text:style-name="P50">RADON</text:p>
      <text:p text:style-name="P1"/>
      <text:p text:style-name="P50">Air Quality</text:p>
      <text:p text:style-name="P50">Weather</text:p>
      <text:p text:style-name="P50">UV Index</text:p>
      <text:p text:style-name="P50">Drug Labs</text:p>
      <text:p text:style-name="P50">FCC Towers</text:p>
      <text:p text:style-name="P50">Police Stations</text:p>
      <text:p text:style-name="P50">Fire Stations</text:p>
      <text:p text:style-name="P50">Hospitals</text:p>
      <text:p text:style-name="P50">Nursing Homes</text:p>
      <text:p text:style-name="P50"><text:soft-page-break/>Colleges</text:p>
      <text:p text:style-name="P50">Airports</text:p>
      <text:p text:style-name="P50">Libraries</text:p>
      <text:p text:style-name="P50">Cemeteries</text:p>
      <text:p text:style-name="P50">Real Estate</text:p>
      <text:p text:style-name="P50">Religions</text:p>
      <text:p text:style-name="P50">Superfund</text:p>
      <text:p text:style-name="P50">UST/LUST</text:p>
      <text:p text:style-name="P50">Brownfields</text:p>
      <text:p text:style-name="P50">Radon</text:p>
      <text:p text:style-name="P50">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3"> (420 indicators)</text:span></text:p>
      <text:p text:style-name="P10"/>
      <text:p text:style-name="P10"/>
      <text:p text:style-name="P1"><text:span text:style-name="T18">NASA #OpenData: What Will YOU Create?:</text:span><text:a xlink:type="simple" xlink:href="http://www.rhok.org/node/2608"><text:span text:style-name="T64">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5"><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2" text:outline-level="10"><text:soft-page-break/>Geological</text:h>
      <text:h text:style-name="P104" text:outline-level="10">SEIS</text:h>
      <text:p text:style-name="P1"><text:span text:style-name="T68">“</text:span><text:span text:style-name="T69">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8">”</text:span></text:p>
      <text:p text:style-name="P18"/>
      <text:p text:style-name="P50"><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50"><text:span text:style-name="T70">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50"><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50">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3">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3">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3">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3">NOAA Space Weather Data</text:span></text:p>
      <text:p text:style-name="P1"><text:span text:style-name="T74">http://www.swpc.noaa.gov/ftpmenu/lists.html</text:span></text:p>
      <text:h text:style-name="P104"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3">Crisis Mappers</text:span></text:p>
      <text:p text:style-name="P1"><text:span text:style-name="T74">http://crisismappers.net</text:span></text:p>
      <text:h text:style-name="P81"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50"><text:span text:style-name="T18">Foodshed Mapping</text:span></text:p>
      <text:p text:style-name="P50">http://www.cals.cornell.edu/cals/css/extension/foodshed-mapping.cfm</text:p>
      <text:p text:style-name="P1"/>
      <text:h text:style-name="P81" text:outline-level="10">Shelter</text:h>
      <text:p text:style-name="P1">Availability of room to live and sleep</text:p>
      <text:p text:style-name="P1"/>
      <text:p text:style-name="P1"><text:span text:style-name="T18">Porches, Bridges &amp; Overpasses </text:span>(provide temporary shelter from precipitation)</text:p>
      <text:p text:style-name="P1"/>
      <text:h text:style-name="P81" text:outline-level="10">Hotels</text:h>
      <text:p text:style-name="P22"/>
      <text:p text:style-name="P1"><text:span text:style-name="T18">Humanitarian &amp; International Relief Organizations</text:span></text:p>
      <text:p text:style-name="P55"><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5">http://www.exploringabroad.com/humanitarian-org.htm</text:p>
      <text:p text:style-name="P1"/>
      <text:h text:style-name="P81" text:outline-level="10">Safety</text:h>
      <text:p text:style-name="P1">Crime and Violence</text:p>
      <text:h text:style-name="P105"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5"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5" text:outline-level="10">Fire Protection</text:h>
      <text:p text:style-name="P24"/>
      <text:h text:style-name="P105" text:outline-level="10">Freedom and Human Rights</text:h>
      <text:p text:style-name="P24"/>
      <text:h text:style-name="P82" text:outline-level="10">Environment &amp; Pollution</text:h>
      <text:h text:style-name="P105"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4"><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4"><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8">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8">Europe Radiaton Network</text:span></text:p>
      <text:p text:style-name="P1">http://eurdep.jrc.ec.europa.eu/Basic/Pages/Public/Home/Default.aspx</text:p>
      <text:h text:style-name="P75" text:outline-level="10">MEXT</text:h>
      <text:p text:style-name="P1">http://orm.dip.jp/data/</text:p>
      <text:p text:style-name="P1"/>
      <text:p text:style-name="P1"><text:span text:style-name="T18">US Nuclear Regulatory Commision Event Reports</text:span></text:p>
      <text:p text:style-name="P1">http://www.nrc.gov/reading-rm/doc-collections/event-status/event/</text:p>
      <text:p text:style-name="P1"/>
      <text:p text:style-name="P1"><text:span text:style-name="T18">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8">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8">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8">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4"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8">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5"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5"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5"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5"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5" text:outline-level="10">Hydrofracking</text:h>
      <text:p text:style-name="P1">http://www.hydraulicfracturingdisclosure.org/fracfocusfind/</text:p>
      <text:p text:style-name="P1"><text:soft-page-break/></text:p>
      <text:p text:style-name="P1"/>
      <text:h text:style-name="P81"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8">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8">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1" text:outline-level="10">Communication (Mail, Phone, Internet)</text:h>
      <text:p text:style-name="P22"/>
      <text:p text:style-name="P1"><text:span text:style-name="T18">Internet Traffic Report</text:span></text:p>
      <text:p text:style-name="P1">http://www.internettrafficreport.com</text:p>
      <text:p text:style-name="P1"/>
      <text:h text:style-name="P81" text:outline-level="10">Healthcare</text:h>
      <text:p text:style-name="P22"/>
      <text:h text:style-name="P106" text:outline-level="10"><text:span text:style-name="T7">Life Expectancy</text:span></text:h>
      <text:h text:style-name="P105" text:outline-level="10"><text:span text:style-name="T7">Addiction Mitigation</text:span></text:h>
      <text:p text:style-name="P1">(Substance Abuse, etc...)</text:p>
      <text:h text:style-name="P107" text:outline-level="10">Pharmacies</text:h>
      <text:h text:style-name="P107" text:outline-level="10">Hospitals</text:h>
      <text:h text:style-name="P104" text:outline-level="10">Doctors</text:h>
      <text:p text:style-name="P22"/>
      <text:h text:style-name="P104"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1" text:outline-level="10">Childcare</text:h>
      <text:p text:style-name="P22"/>
      <text:h text:style-name="P81"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2" text:outline-level="10">Education</text:h>
      <text:h text:style-name="P82" text:outline-level="10">Transportation</text:h>
      <text:h text:style-name="P82" text:outline-level="10">Sex</text:h>
      <text:h text:style-name="P82" text:outline-level="10"><text:span text:style-name="T75">Population size and demographics, ex: of members of specific gender per age</text:span></text:h>
      <text:h text:style-name="P81" text:outline-level="10">Waste Disposal</text:h>
      <text:p text:style-name="P1">Sewage, garbage collection</text:p>
      <text:h text:style-name="P82" text:outline-level="10">Economic, Financial, and Corporate</text:h>
      <text:h text:style-name="P81" text:outline-level="10"><text:span text:style-name="T75">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6">Micro- and Macroeconomic Data</text:span></text:p>
      <text:p text:style-name="P1"><text:span text:style-name="T77">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5"><text:soft-page-break/><text:a xlink:type="simple" xlink:href="http://econdata.net/">EconData</text:a><text:a xlink:type="simple" xlink:href="http://econdata.net/">.</text:a><text:a xlink:type="simple" xlink:href="http://econdata.net/">Net</text:a><text:span text:style-name="T77"> provides access to regional, state, and local economic data. It is a comprehensive first stop for searching public and private data sources on the Web.</text:span></text:p>
        </text:list-item>
        <text:list-item>
          <text:p text:style-name="P135"><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7"> (University of Michigan) has a detailed A-Z index and provides thousands of links to sites in business, economics, transportation, weather, and 18 other areas.</text:span></text:p>
        </text:list-item>
        <text:list-item>
          <text:p text:style-name="P135"><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7">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193"/>
              </text:list-item>
              <text:list-item>
                <text:p text:style-name="P195"/>
                <text:list>
                  <text:list-item>
                    <text:p text:style-name="P181"><text:span text:style-name="T78">Census Bureau</text:span></text:p>
                  </text:list-item>
                  <text:list-item>
                    <text:p text:style-name="P181"><text:span text:style-name="T78">Data FERRET (Current Population Survey and related sources)</text:span></text:p>
                  </text:list-item>
                  <text:list-item>
                    <text:p text:style-name="P181"><text:span text:style-name="T78">FedStats (Statistics from 70 U.S. Federal Agencies)</text:span></text:p>
                  </text:list-item>
                </text:list>
              </text:list-item>
            </text:list>
          </table:table-cell>
          <table:table-cell table:style-name="Table20.A1" office:value-type="string">
            <text:list xml:id="list789" text:style-name="LS67">
              <text:list-item>
                <text:p text:style-name="P193"/>
              </text:list-item>
              <text:list-item>
                <text:p text:style-name="P193"/>
                <text:list>
                  <text:list-item>
                    <text:p text:style-name="P181"><text:span text:style-name="T78">ICPSR (Inter-University Consortium for Political and Social Research)</text:span></text:p>
                  </text:list-item>
                  <text:list-item>
                    <text:p text:style-name="P181"><text:span text:style-name="T78">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6"><text:span text:style-name="T77">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7"> is a quarterly survey of macroeconomic forecasts.</text:span></text:p>
        </text:list-item>
        <text:list-item>
          <text:p text:style-name="P136"><text:span text:style-name="T77">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7"> provides economic and business cycle indicators.</text:span></text:p>
        </text:list-item>
        <text:list-item>
          <text:p text:style-name="P136"><text:span text:style-name="T77">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7">.</text:span></text:p>
        </text:list-item>
        <text:list-item>
          <text:p text:style-name="P136"><text:span text:style-name="T77">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7"> --&gt; historical prices by symbol</text:span></text:p>
        </text:list-item>
        <text:list-item>
          <text:p text:style-name="P136"><text:span text:style-name="T77">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7"> <text:s/>---&gt; database retrieval</text:span></text:p>
        </text:list-item>
        <text:list-item>
          <text:p text:style-name="P136"><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7"> <text:s/>--&gt; FXHistory</text:span></text:p>
        </text:list-item>
      </text:list>
      <text:p text:style-name="P26"/>
      <text:p text:style-name="P26"/>
      <text:h text:style-name="P105" text:outline-level="10"><text:span text:style-name="T7">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0">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0">Cryptome</text:span></text:a></text:p>
      <text:p text:style-name="P1">Monday, January 2, 2006 - 00:00</text:p>
      <text:p text:style-name="P1">Boing Boing had a<text:a xlink:type="simple" xlink:href="http://cryptome.org/mil-dead-iqw.htm"> </text:a><text:a xlink:type="simple" xlink:href="http://cryptome.org/mil-dead-iqw.htm"><text:span text:style-name="T10">link</text:span></text:a> to Cryptome<text:a xlink:type="simple" xlink:href="http://cryptome.org/"> </text:a><text:a xlink:type="simple" xlink:href="http://cryptome.org/"><text:span text:style-name="T10">Cryptome</text:span></text:a> this morning. According to<text:a xlink:type="simple" xlink:href="http://en.wikipedia.org/wiki/Cryptome"> </text:a><text:a xlink:type="simple" xlink:href="http://en.wikipedia.org/wiki/Cryptome"><text:span text:style-name="T10">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1"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49">Monday, November 21, 2005 - 00:00</text:span></text:p>
      <text:p text:style-name="P1"><text:span text:style-name="T49">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1"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49">Saturday, September 3, 2005 - 23:00</text:span></text:p>
      <text:p text:style-name="P1"><text:span text:style-name="T49">Adbusters</text:span><text:a xlink:type="simple" xlink:href="http://adbusters.org/blogs/Board_to_Death.html"> </text:a><text:a xlink:type="simple" xlink:href="http://adbusters.org/blogs/Board_to_Death.html"><text:span text:style-name="T50">reviews</text:span></text:a><text:span text:style-name="T49">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1" text:outline-level="10"><text:a xlink:type="simple" xlink:href="http://theyrule.net/drupal/content/gapminder"><text:span text:style-name="T44">Gapminder</text:span></text:a></text:h>
      <text:p text:style-name="P1"><text:span text:style-name="T49">Saturday, August 20, 2005 - 23:00</text:span></text:p>
      <text:p text:style-name="P1"><text:soft-page-break/><text:span text:style-name="T49">"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1" text:outline-level="10">Agriculture</text:h>
      <text:p text:style-name="P22"/>
      <text:p text:style-name="P1">Wild-growing Food (ex: Mulberries)</text:p>
      <text:p text:style-name="P1"/>
      <text:p text:style-name="P1"><text:span text:style-name="T18">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1"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1"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1" text:outline-level="10">Earthquakes</text:h>
      <text:p text:style-name="P1">http://www.usgs.gov/</text:p>
      <text:p text:style-name="P50">http://earthquake.usgs.gov/earthquakes/catalogs/index.php</text:p>
      <text:p text:style-name="P1"/>
      <text:h text:style-name="P82" text:outline-level="10">Volcanoes</text:h>
      <text:h text:style-name="P82" text:outline-level="10">Fires</text:h>
      <text:h text:style-name="P82" text:outline-level="10">Floods</text:h>
      <text:h text:style-name="P82" text:outline-level="10"><text:soft-page-break/>Tsunamis</text:h>
      <text:h text:style-name="P81" text:outline-level="10">Storms, Tornadoes, and Hurricanes</text:h>
      <text:p text:style-name="P22"/>
      <text:h text:style-name="P81" text:outline-level="10">Travel</text:h>
      <text:p text:style-name="P1">Airports, Train Stations, Bus Stops, ...</text:p>
      <text:p text:style-name="P1"/>
      <text:h text:style-name="P81" text:outline-level="10">Wildlife</text:h>
      <text:p text:style-name="P1">Animal homes/nests/...</text:p>
      <text:p text:style-name="P1">Animal shelters</text:p>
      <text:p text:style-name="P1">Animal migration routes</text:p>
      <text:p text:style-name="P1"/>
      <text:h text:style-name="P81"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1" text:outline-level="10">Psychological &amp; Demographics</text:h>
      <text:p text:style-name="P1">ex: tell me about parties in each city around the world or what type of music is loved by any given population</text:p>
      <text:p text:style-name="P1"/>
      <text:h text:style-name="P89"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90" text:outline-level="10">Resources</text:h>
      <text:p text:style-name="P7"/>
      <text:p text:style-name="P1"><text:span text:style-name="T18">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50"><text:span text:style-name="T59">Remember the ERP information flow?</text:span></text:p>
      <text:p text:style-name="P50"><text:span text:style-name="T60">PO-&gt;EDI-&gt;CO-&gt;MPS-&gt;MRP-&gt;CRP-&gt;WO-&gt;PO-&gt;EDI-&gt;CO etc.</text:span></text:p>
      <text:p text:style-name="P50"><text:span text:style-name="T59">The REA information flow is much simpler:</text:span></text:p>
      <text:p text:style-name="P50"><text:span text:style-name="T60">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9" text:outline-level="10"><text:span text:style-name="T71">List of Thinking Subjects</text:span></text:h>
      <text:p text:style-name="P20"/>
      <text:p text:style-name="P1"><text:span text:style-name="T81">(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3">Attention</text:span></text:a></text:p>
      <text:p text:style-name="P1"><text:a xlink:type="simple" xlink:href="http://en.wikipedia.org/wiki/Attitude_%28psychology%29"><text:span text:style-name="T83">Attitude</text:span></text:a></text:p>
      <text:p text:style-name="P1"><text:a xlink:type="simple" xlink:href="http://en.wikipedia.org/wiki/Brainstorming"><text:span text:style-name="T83">Brainstorming</text:span></text:a></text:p>
      <text:p text:style-name="P1"><text:a xlink:type="simple" xlink:href="http://en.wikipedia.org/wiki/Cognition"><text:span text:style-name="T83">Cognition</text:span></text:a></text:p>
      <text:p text:style-name="P1"><text:a xlink:type="simple" xlink:href="http://en.wikipedia.org/wiki/Cognitive_science"><text:span text:style-name="T83">Cognitive</text:span></text:a><text:a xlink:type="simple" xlink:href="http://en.wikipedia.org/wiki/Cognitive_science"><text:span text:style-name="T83"> </text:span></text:a><text:a xlink:type="simple" xlink:href="http://en.wikipedia.org/wiki/Cognitive_science"><text:span text:style-name="T83">science</text:span></text:a></text:p>
      <text:p text:style-name="P1"><text:a xlink:type="simple" xlink:href="http://en.wikipedia.org/wiki/Creativity"><text:span text:style-name="T83">Creative</text:span></text:a><text:a xlink:type="simple" xlink:href="http://en.wikipedia.org/wiki/Creativity"><text:span text:style-name="T83"> </text:span></text:a><text:a xlink:type="simple" xlink:href="http://en.wikipedia.org/wiki/Creativity"><text:span text:style-name="T83">thinking</text:span></text:a></text:p>
      <text:p text:style-name="P1"><text:a xlink:type="simple" xlink:href="http://en.wikipedia.org/wiki/Critical_thinking"><text:span text:style-name="T83">Critical</text:span></text:a><text:a xlink:type="simple" xlink:href="http://en.wikipedia.org/wiki/Critical_thinking"><text:span text:style-name="T83"> </text:span></text:a><text:a xlink:type="simple" xlink:href="http://en.wikipedia.org/wiki/Critical_thinking"><text:span text:style-name="T83">thinking</text:span></text:a></text:p>
      <text:p text:style-name="P1"><text:a xlink:type="simple" xlink:href="http://en.wikipedia.org/wiki/Curiosity"><text:span text:style-name="T83">Curiosity</text:span></text:a></text:p>
      <text:p text:style-name="P1"><text:a xlink:type="simple" xlink:href="http://en.wikipedia.org/wiki/Decision"><text:span text:style-name="T83">Decision</text:span></text:a></text:p>
      <text:p text:style-name="P1"><text:a xlink:type="simple" xlink:href="http://en.wikipedia.org/wiki/Decision_making"><text:span text:style-name="T83">Decision</text:span></text:a><text:a xlink:type="simple" xlink:href="http://en.wikipedia.org/wiki/Decision_making"><text:span text:style-name="T83"> </text:span></text:a><text:a xlink:type="simple" xlink:href="http://en.wikipedia.org/wiki/Decision_making"><text:span text:style-name="T83">making</text:span></text:a></text:p>
      <text:p text:style-name="P1"><text:a xlink:type="simple" xlink:href="http://en.wikipedia.org/wiki/Eidetic_memory"><text:span text:style-name="T83">Eidetic</text:span></text:a><text:a xlink:type="simple" xlink:href="http://en.wikipedia.org/wiki/Eidetic_memory"><text:span text:style-name="T83"> </text:span></text:a><text:a xlink:type="simple" xlink:href="http://en.wikipedia.org/wiki/Eidetic_memory"><text:span text:style-name="T83">memory</text:span></text:a></text:p>
      <text:p text:style-name="P1"><text:a xlink:type="simple" xlink:href="http://en.wikipedia.org/wiki/Emotion"><text:span text:style-name="T83">Emotions</text:span></text:a><text:span text:style-name="T82"> and</text:span><text:a xlink:type="simple" xlink:href="http://en.wikipedia.org/wiki/Feeling"><text:span text:style-name="T82"> </text:span></text:a><text:a xlink:type="simple" xlink:href="http://en.wikipedia.org/wiki/Feeling"><text:span text:style-name="T83">feelings</text:span></text:a></text:p>
      <text:p text:style-name="P1"><text:a xlink:type="simple" xlink:href="http://en.wikipedia.org/wiki/Emotional_intelligence"><text:span text:style-name="T83">Emotional</text:span></text:a><text:a xlink:type="simple" xlink:href="http://en.wikipedia.org/wiki/Emotional_intelligence"><text:span text:style-name="T83"> </text:span></text:a><text:a xlink:type="simple" xlink:href="http://en.wikipedia.org/wiki/Emotional_intelligence"><text:span text:style-name="T83">intelligence</text:span></text:a></text:p>
      <text:p text:style-name="P1"><text:a xlink:type="simple" xlink:href="http://en.wikipedia.org/wiki/Objective_%28goal%29"><text:span text:style-name="T83">Goals</text:span></text:a><text:a xlink:type="simple" xlink:href="http://en.wikipedia.org/wiki/Objective_%28goal%29"><text:span text:style-name="T83"> </text:span></text:a><text:a xlink:type="simple" xlink:href="http://en.wikipedia.org/wiki/Objective_%28goal%29"><text:span text:style-name="T83">and</text:span></text:a><text:a xlink:type="simple" xlink:href="http://en.wikipedia.org/wiki/Objective_%28goal%29"><text:span text:style-name="T83"> </text:span></text:a><text:a xlink:type="simple" xlink:href="http://en.wikipedia.org/wiki/Objective_%28goal%29"><text:span text:style-name="T83">goal</text:span></text:a><text:a xlink:type="simple" xlink:href="http://en.wikipedia.org/wiki/Objective_%28goal%29"><text:span text:style-name="T83"> </text:span></text:a><text:a xlink:type="simple" xlink:href="http://en.wikipedia.org/wiki/Objective_%28goal%29"><text:span text:style-name="T83">setting</text:span></text:a></text:p>
      <text:p text:style-name="P1"><text:a xlink:type="simple" xlink:href="http://en.wikipedia.org/wiki/Idea"><text:span text:style-name="T83">Idea</text:span></text:a></text:p>
      <text:p text:style-name="P1"><text:a xlink:type="simple" xlink:href="http://en.wikipedia.org/wiki/Imagination"><text:span text:style-name="T83">Imagination</text:span></text:a></text:p>
      <text:p text:style-name="P1"><text:a xlink:type="simple" xlink:href="http://en.wikipedia.org/wiki/Intelligence_%28trait%29"><text:span text:style-name="T83">Intelligence</text:span></text:a></text:p>
      <text:p text:style-name="P1"><text:soft-page-break/><text:a xlink:type="simple" xlink:href="http://en.wikipedia.org/wiki/Introspection"><text:span text:style-name="T83">Introspection</text:span></text:a></text:p>
      <text:p text:style-name="P1"><text:a xlink:type="simple" xlink:href="http://en.wikipedia.org/wiki/Lateral_thinking"><text:span text:style-name="T83">Lateral</text:span></text:a><text:a xlink:type="simple" xlink:href="http://en.wikipedia.org/wiki/Lateral_thinking"><text:span text:style-name="T83"> </text:span></text:a><text:a xlink:type="simple" xlink:href="http://en.wikipedia.org/wiki/Lateral_thinking"><text:span text:style-name="T83">thinking</text:span></text:a></text:p>
      <text:p text:style-name="P1"><text:a xlink:type="simple" xlink:href="http://en.wikipedia.org/wiki/Learning"><text:span text:style-name="T83">Learning</text:span></text:a></text:p>
      <text:p text:style-name="P1"><text:a xlink:type="simple" xlink:href="http://en.wikipedia.org/wiki/Memory"><text:span text:style-name="T83">Memory</text:span></text:a></text:p>
      <text:p text:style-name="P1"><text:a xlink:type="simple" xlink:href="http://en.wikipedia.org/wiki/Memory-prediction_framework"><text:span text:style-name="T83">Memory</text:span></text:a><text:a xlink:type="simple" xlink:href="http://en.wikipedia.org/wiki/Memory-prediction_framework"><text:span text:style-name="T83">-</text:span></text:a><text:a xlink:type="simple" xlink:href="http://en.wikipedia.org/wiki/Memory-prediction_framework"><text:span text:style-name="T83">prediction</text:span></text:a><text:a xlink:type="simple" xlink:href="http://en.wikipedia.org/wiki/Memory-prediction_framework"><text:span text:style-name="T83"> </text:span></text:a><text:a xlink:type="simple" xlink:href="http://en.wikipedia.org/wiki/Memory-prediction_framework"><text:span text:style-name="T83">framework</text:span></text:a></text:p>
      <text:p text:style-name="P1"><text:a xlink:type="simple" xlink:href="http://en.wikipedia.org/wiki/Mental_calculation"><text:span text:style-name="T83">Mental</text:span></text:a><text:a xlink:type="simple" xlink:href="http://en.wikipedia.org/wiki/Mental_calculation"><text:span text:style-name="T83"> </text:span></text:a><text:a xlink:type="simple" xlink:href="http://en.wikipedia.org/wiki/Mental_calculation"><text:span text:style-name="T83">calculation</text:span></text:a></text:p>
      <text:p text:style-name="P1"><text:a xlink:type="simple" xlink:href="http://en.wikipedia.org/wiki/Mind%27s_eye"><text:span text:style-name="T83">Mind</text:span></text:a><text:a xlink:type="simple" xlink:href="http://en.wikipedia.org/wiki/Mind%27s_eye"><text:span text:style-name="T83">'</text:span></text:a><text:a xlink:type="simple" xlink:href="http://en.wikipedia.org/wiki/Mind%27s_eye"><text:span text:style-name="T83">s</text:span></text:a><text:a xlink:type="simple" xlink:href="http://en.wikipedia.org/wiki/Mind%27s_eye"><text:span text:style-name="T83"> </text:span></text:a><text:a xlink:type="simple" xlink:href="http://en.wikipedia.org/wiki/Mind%27s_eye"><text:span text:style-name="T83">eye</text:span></text:a></text:p>
      <text:p text:style-name="P1"><text:a xlink:type="simple" xlink:href="http://en.wikipedia.org/wiki/Mindset"><text:span text:style-name="T83">Mindset</text:span></text:a></text:p>
      <text:p text:style-name="P1"><text:a xlink:type="simple" xlink:href="http://en.wikipedia.org/wiki/Mood_%28psychology%29"><text:span text:style-name="T83">Mood</text:span></text:a></text:p>
      <text:p text:style-name="P1"><text:a xlink:type="simple" xlink:href="http://en.wikipedia.org/wiki/Motivation"><text:span text:style-name="T83">Motivation</text:span></text:a></text:p>
      <text:p text:style-name="P1"><text:a xlink:type="simple" xlink:href="http://en.wikipedia.org/wiki/Perception"><text:span text:style-name="T83">Perception</text:span></text:a></text:p>
      <text:p text:style-name="P1"><text:a xlink:type="simple" xlink:href="http://en.wikipedia.org/wiki/Personality_psychology"><text:span text:style-name="T83">Personality</text:span></text:a></text:p>
      <text:p text:style-name="P1"><text:a xlink:type="simple" xlink:href="http://en.wikipedia.org/wiki/Picture_thinking"><text:span text:style-name="T83">Picture</text:span></text:a><text:a xlink:type="simple" xlink:href="http://en.wikipedia.org/wiki/Picture_thinking"><text:span text:style-name="T83"> </text:span></text:a><text:a xlink:type="simple" xlink:href="http://en.wikipedia.org/wiki/Picture_thinking"><text:span text:style-name="T83">thinking</text:span></text:a></text:p>
      <text:p text:style-name="P1"><text:a xlink:type="simple" xlink:href="http://en.wikipedia.org/wiki/Problem_shaping"><text:span text:style-name="T83">Problem</text:span></text:a><text:a xlink:type="simple" xlink:href="http://en.wikipedia.org/wiki/Problem_shaping"><text:span text:style-name="T83"> </text:span></text:a><text:a xlink:type="simple" xlink:href="http://en.wikipedia.org/wiki/Problem_shaping"><text:span text:style-name="T83">shaping</text:span></text:a></text:p>
      <text:p text:style-name="P1"><text:a xlink:type="simple" xlink:href="http://en.wikipedia.org/wiki/Problem_solving"><text:span text:style-name="T83">Problem</text:span></text:a><text:a xlink:type="simple" xlink:href="http://en.wikipedia.org/wiki/Problem_solving"><text:span text:style-name="T83"> </text:span></text:a><text:a xlink:type="simple" xlink:href="http://en.wikipedia.org/wiki/Problem_solving"><text:span text:style-name="T83">solving</text:span></text:a></text:p>
      <text:p text:style-name="P1"><text:a xlink:type="simple" xlink:href="http://en.wikipedia.org/wiki/Reason"><text:span text:style-name="T83">Reason</text:span></text:a></text:p>
      <text:p text:style-name="P1"><text:a xlink:type="simple" xlink:href="http://en.wikipedia.org/wiki/Recollection"><text:span text:style-name="T83">Recollection</text:span></text:a><text:a xlink:type="simple" xlink:href="http://en.wikipedia.org/wiki/Recollection"><text:span text:style-name="T83"> (</text:span></text:a><text:a xlink:type="simple" xlink:href="http://en.wikipedia.org/wiki/Recollection"><text:span text:style-name="T83">recall</text:span></text:a><text:a xlink:type="simple" xlink:href="http://en.wikipedia.org/wiki/Recollection"><text:span text:style-name="T83">)</text:span></text:a></text:p>
      <text:p text:style-name="P1"><text:a xlink:type="simple" xlink:href="http://en.wikipedia.org/wiki/Human_self-reflection"><text:span text:style-name="T83">Self</text:span></text:a><text:a xlink:type="simple" xlink:href="http://en.wikipedia.org/wiki/Human_self-reflection"><text:span text:style-name="T83">-</text:span></text:a><text:a xlink:type="simple" xlink:href="http://en.wikipedia.org/wiki/Human_self-reflection"><text:span text:style-name="T83">reflection</text:span></text:a></text:p>
      <text:p text:style-name="P1"><text:a xlink:type="simple" xlink:href="http://en.wikipedia.org/wiki/Thought"><text:span text:style-name="T83">Thought</text:span></text:a></text:p>
      <text:p text:style-name="P1"><text:a xlink:type="simple" xlink:href="http://en.wikipedia.org/wiki/Visual_thinking"><text:span text:style-name="T83">Visual</text:span></text:a><text:a xlink:type="simple" xlink:href="http://en.wikipedia.org/wiki/Visual_thinking"><text:span text:style-name="T83"> </text:span></text:a><text:a xlink:type="simple" xlink:href="http://en.wikipedia.org/wiki/Visual_thinking"><text:span text:style-name="T83">thinking</text:span></text:a></text:p>
      <text:p text:style-name="P1"><text:span text:style-name="T84">List of Health Subjects</text:span></text:p>
      <text:p text:style-name="P1"><text:span text:style-name="T84">(from</text:span><text:a xlink:type="simple" xlink:href="http://en.wikipedia.org/wiki/Nootropics"><text:span text:style-name="T84">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4">)</text:span></text:p>
      <text:p text:style-name="P1"><text:a xlink:type="simple" xlink:href="http://en.wikipedia.org/wiki/Anxiety"><text:span text:style-name="T16">Anxiety</text:span></text:a></text:p>
      <text:p text:style-name="P1"><text:a xlink:type="simple" xlink:href="http://en.wikipedia.org/wiki/Cognitive_psychology"><text:span text:style-name="T83">Cognitive</text:span></text:a><text:a xlink:type="simple" xlink:href="http://en.wikipedia.org/wiki/Cognitive_psychology"><text:span text:style-name="T83"> </text:span></text:a><text:a xlink:type="simple" xlink:href="http://en.wikipedia.org/wiki/Cognitive_psychology"><text:span text:style-name="T83">psychology</text:span></text:a></text:p>
      <text:p text:style-name="P1"><text:a xlink:type="simple" xlink:href="http://en.wikipedia.org/wiki/Clinical_depression"><text:span text:style-name="T83">Clinical</text:span></text:a><text:a xlink:type="simple" xlink:href="http://en.wikipedia.org/wiki/Clinical_depression"><text:span text:style-name="T83"> </text:span></text:a><text:a xlink:type="simple" xlink:href="http://en.wikipedia.org/wiki/Clinical_depression"><text:span text:style-name="T83">depression</text:span></text:a></text:p>
      <text:p text:style-name="P1"><text:a xlink:type="simple" xlink:href="http://en.wikipedia.org/wiki/Mental_confusion"><text:span text:style-name="T83">Confusion</text:span></text:a></text:p>
      <text:p text:style-name="P1"><text:a xlink:type="simple" xlink:href="http://en.wikipedia.org/wiki/Cosmetic_pharmacology"><text:span text:style-name="T83">Cosmetic</text:span></text:a><text:a xlink:type="simple" xlink:href="http://en.wikipedia.org/wiki/Cosmetic_pharmacology"><text:span text:style-name="T83"> </text:span></text:a><text:a xlink:type="simple" xlink:href="http://en.wikipedia.org/wiki/Cosmetic_pharmacology"><text:span text:style-name="T83">pharmacology</text:span></text:a></text:p>
      <text:p text:style-name="P1"><text:a xlink:type="simple" xlink:href="http://en.wikipedia.org/wiki/Drug"><text:span text:style-name="T83">Drug</text:span></text:a></text:p>
      <text:p text:style-name="P1"><text:a xlink:type="simple" xlink:href="http://en.wikipedia.org/wiki/Parasympathomimetics"><text:span text:style-name="T83">Parasympathomimetics</text:span></text:a></text:p>
      <text:p text:style-name="P1"><text:a xlink:type="simple" xlink:href="http://en.wikipedia.org/wiki/Prescription_drug"><text:span text:style-name="T83">Prescription</text:span></text:a><text:a xlink:type="simple" xlink:href="http://en.wikipedia.org/wiki/Prescription_drug"><text:span text:style-name="T83"> </text:span></text:a><text:a xlink:type="simple" xlink:href="http://en.wikipedia.org/wiki/Prescription_drug"><text:span text:style-name="T83">drug</text:span></text:a></text:p>
      <text:p text:style-name="P1"><text:a xlink:type="simple" xlink:href="http://en.wikipedia.org/wiki/Prohibition_%28drugs%29"><text:span text:style-name="T83">Prohibition</text:span></text:a><text:a xlink:type="simple" xlink:href="http://en.wikipedia.org/wiki/Prohibition_%28drugs%29"><text:span text:style-name="T83"> (</text:span></text:a><text:a xlink:type="simple" xlink:href="http://en.wikipedia.org/wiki/Prohibition_%28drugs%29"><text:span text:style-name="T83">drugs</text:span></text:a><text:a xlink:type="simple" xlink:href="http://en.wikipedia.org/wiki/Prohibition_%28drugs%29"><text:span text:style-name="T83">)</text:span></text:a></text:p>
      <text:p text:style-name="P1"><text:a xlink:type="simple" xlink:href="http://en.wikipedia.org/wiki/Psychoactive_drug"><text:span text:style-name="T83">Psychoactive</text:span></text:a><text:a xlink:type="simple" xlink:href="http://en.wikipedia.org/wiki/Psychoactive_drug"><text:span text:style-name="T83"> </text:span></text:a><text:a xlink:type="simple" xlink:href="http://en.wikipedia.org/wiki/Psychoactive_drug"><text:span text:style-name="T83">drug</text:span></text:a><text:span text:style-name="T82"> (aka psychotropic drug)</text:span></text:p>
      <text:p text:style-name="P1"><text:a xlink:type="simple" xlink:href="http://en.wikipedia.org/wiki/Psychedelic_drug"><text:span text:style-name="T83">Psychedelic</text:span></text:a><text:a xlink:type="simple" xlink:href="http://en.wikipedia.org/wiki/Psychedelic_drug"><text:span text:style-name="T83"> </text:span></text:a><text:a xlink:type="simple" xlink:href="http://en.wikipedia.org/wiki/Psychedelic_drug"><text:span text:style-name="T83">drug</text:span></text:a></text:p>
      <text:p text:style-name="P1"><text:a xlink:type="simple" xlink:href="http://en.wikipedia.org/wiki/Human_enhancement"><text:span text:style-name="T83">Human</text:span></text:a><text:a xlink:type="simple" xlink:href="http://en.wikipedia.org/wiki/Human_enhancement"><text:span text:style-name="T83"> </text:span></text:a><text:a xlink:type="simple" xlink:href="http://en.wikipedia.org/wiki/Human_enhancement"><text:span text:style-name="T83">enhancement</text:span></text:a></text:p>
      <text:p text:style-name="P1"><text:a xlink:type="simple" xlink:href="http://en.wikipedia.org/wiki/Ergogenic_aid"><text:span text:style-name="T83">Ergogenic</text:span></text:a><text:a xlink:type="simple" xlink:href="http://en.wikipedia.org/wiki/Ergogenic_aid"><text:span text:style-name="T83"> </text:span></text:a><text:a xlink:type="simple" xlink:href="http://en.wikipedia.org/wiki/Ergogenic_aid"><text:span text:style-name="T83">aid</text:span></text:a></text:p>
      <text:p text:style-name="P1"><text:a xlink:type="simple" xlink:href="http://en.wikipedia.org/wiki/Life_extension"><text:span text:style-name="T83">Life</text:span></text:a><text:a xlink:type="simple" xlink:href="http://en.wikipedia.org/wiki/Life_extension"><text:span text:style-name="T83"> </text:span></text:a><text:a xlink:type="simple" xlink:href="http://en.wikipedia.org/wiki/Life_extension"><text:span text:style-name="T83">extension</text:span></text:a></text:p>
      <text:p text:style-name="P1"><text:a xlink:type="simple" xlink:href="http://en.wikipedia.org/wiki/Neurodegenerative_disease"><text:span text:style-name="T83">Neurodegenerative</text:span></text:a><text:a xlink:type="simple" xlink:href="http://en.wikipedia.org/wiki/Neurodegenerative_disease"><text:span text:style-name="T83"> </text:span></text:a><text:a xlink:type="simple" xlink:href="http://en.wikipedia.org/wiki/Neurodegenerative_disease"><text:span text:style-name="T83">disease</text:span></text:a></text:p>
      <text:p text:style-name="P1"><text:soft-page-break/><text:a xlink:type="simple" xlink:href="http://en.wikipedia.org/wiki/Alzheimer%27s_disease"><text:span text:style-name="T83">Alzheimer</text:span></text:a><text:a xlink:type="simple" xlink:href="http://en.wikipedia.org/wiki/Alzheimer%27s_disease"><text:span text:style-name="T83">'</text:span></text:a><text:a xlink:type="simple" xlink:href="http://en.wikipedia.org/wiki/Alzheimer%27s_disease"><text:span text:style-name="T83">s</text:span></text:a><text:a xlink:type="simple" xlink:href="http://en.wikipedia.org/wiki/Alzheimer%27s_disease"><text:span text:style-name="T83"> </text:span></text:a><text:a xlink:type="simple" xlink:href="http://en.wikipedia.org/wiki/Alzheimer%27s_disease"><text:span text:style-name="T83">disease</text:span></text:a></text:p>
      <text:p text:style-name="P1"><text:a xlink:type="simple" xlink:href="http://en.wikipedia.org/wiki/Parkinson%27s_disease"><text:span text:style-name="T83">Parkinson</text:span></text:a><text:a xlink:type="simple" xlink:href="http://en.wikipedia.org/wiki/Parkinson%27s_disease"><text:span text:style-name="T83">'</text:span></text:a><text:a xlink:type="simple" xlink:href="http://en.wikipedia.org/wiki/Parkinson%27s_disease"><text:span text:style-name="T83">s</text:span></text:a><text:a xlink:type="simple" xlink:href="http://en.wikipedia.org/wiki/Parkinson%27s_disease"><text:span text:style-name="T83"> </text:span></text:a><text:a xlink:type="simple" xlink:href="http://en.wikipedia.org/wiki/Parkinson%27s_disease"><text:span text:style-name="T83">disease</text:span></text:a></text:p>
      <text:p text:style-name="P1"><text:a xlink:type="simple" xlink:href="http://en.wikipedia.org/wiki/Nutrition"><text:span text:style-name="T83">Nutrition</text:span></text:a></text:p>
      <text:p text:style-name="P1"><text:a xlink:type="simple" xlink:href="http://en.wikipedia.org/wiki/Sleep_disorder"><text:span text:style-name="T83">Sleep</text:span></text:a><text:a xlink:type="simple" xlink:href="http://en.wikipedia.org/wiki/Sleep_disorder"><text:span text:style-name="T83"> </text:span></text:a><text:a xlink:type="simple" xlink:href="http://en.wikipedia.org/wiki/Sleep_disorder"><text:span text:style-name="T83">disorders</text:span></text:a></text:p>
      <text:p text:style-name="P1"><text:a xlink:type="simple" xlink:href="http://en.wikipedia.org/wiki/Stress_%28medicine%29"><text:span text:style-name="T83">Stress</text:span></text:a></text:p>
      <text:p text:style-name="P1"><text:a xlink:type="simple" xlink:href="http://en.wikipedia.org/wiki/Stress_management"><text:span text:style-name="T83">Stress</text:span></text:a><text:a xlink:type="simple" xlink:href="http://en.wikipedia.org/wiki/Stress_management"><text:span text:style-name="T83"> </text:span></text:a><text:a xlink:type="simple" xlink:href="http://en.wikipedia.org/wiki/Stress_management"><text:span text:style-name="T83">management</text:span></text:a><text:span text:style-name="T60"> <text:s/></text:span></text:p>
      <text:p text:style-name="P27"/>
      <text:p text:style-name="P1"><text:span text:style-name="T85">Optimal Thinking Questions</text:span></text:p>
      <text:p text:style-name="P1"><text:span text:style-name="T82">http://www.stevepavlina.com/blog/2004/10/optimal-thinking/</text:span></text:p>
      <text:p text:style-name="P23"/>
      <text:list xml:id="list5598826894717523318" text:style-name="LS69">
        <text:list-item>
          <text:p text:style-name="P182"><text:span text:style-name="T82">What’s the best use of my time right now?</text:span></text:p>
        </text:list-item>
        <text:list-item>
          <text:p text:style-name="P182"><text:span text:style-name="T82">What’s the best way for me to exercise regularly (when, what, how)?</text:span></text:p>
        </text:list-item>
        <text:list-item>
          <text:p text:style-name="P182"><text:span text:style-name="T82">What’s the best way to get myself out of debt?</text:span></text:p>
        </text:list-item>
        <text:list-item>
          <text:p text:style-name="P182"><text:span text:style-name="T82">What’s the best way for me to make an extra $10,000 as quickly as possible?</text:span></text:p>
        </text:list-item>
        <text:list-item>
          <text:p text:style-name="P182"><text:span text:style-name="T82">What’s the best school for my child to attend?</text:span></text:p>
        </text:list-item>
        <text:list-item>
          <text:p text:style-name="P182"><text:span text:style-name="T82">What’s the best place for me to live?</text:span></text:p>
        </text:list-item>
        <text:list-item>
          <text:p text:style-name="P182"><text:span text:style-name="T82">What’s the best way to reply to this email? (use this one repeatedly to purge that clogged inbox)</text:span></text:p>
        </text:list-item>
        <text:list-item>
          <text:p text:style-name="P182"><text:span text:style-name="T82">What’s the best way for me to improve my social life?</text:span></text:p>
        </text:list-item>
        <text:list-item>
          <text:p text:style-name="P182"><text:span text:style-name="T82">What’s the best book I should read next?</text:span></text:p>
        </text:list-item>
      </text:list>
      <text:p text:style-name="P1"><text:span text:style-name="T82">What’s the</text:span><text:a xlink:type="simple" xlink:href="http://www.stevepavlina.com/blog"><text:span text:style-name="T82"> </text:span></text:a><text:a xlink:type="simple" xlink:href="http://www.stevepavlina.com/blog"><text:span text:style-name="T83">best</text:span></text:a><text:a xlink:type="simple" xlink:href="http://www.stevepavlina.com/blog"><text:span text:style-name="T83"> </text:span></text:a><text:a xlink:type="simple" xlink:href="http://www.stevepavlina.com/blog"><text:span text:style-name="T83">new</text:span></text:a><text:a xlink:type="simple" xlink:href="http://www.stevepavlina.com/blog"><text:span text:style-name="T83"> </text:span></text:a><text:a xlink:type="simple" xlink:href="http://www.stevepavlina.com/blog"><text:span text:style-name="T83">blog</text:span></text:a><text:span text:style-name="T82"> I should be reading regularly and tell everyone I know about? </text:span><text:span text:style-name="T60"><text:s/></text:span></text:p>
      <text:p text:style-name="P27"/>
      <text:p text:style-name="P1"><text:span text:style-name="T85">A Better Life</text:span></text:p>
      <text:p text:style-name="P1"><text:span text:style-name="T82">http://www.stevepavlina.com/blog/2007/08/a-better-life/</text:span></text:p>
      <text:p text:style-name="P23"/>
      <text:list xml:id="list7762105377943499149" text:style-name="LS70">
        <text:list-item>
          <text:p text:style-name="P183"><text:span text:style-name="T82">Your financial abundance is increasing.</text:span></text:p>
        </text:list-item>
        <text:list-item>
          <text:p text:style-name="P183"><text:span text:style-name="T82">People are being nicer to you.</text:span></text:p>
        </text:list-item>
        <text:list-item>
          <text:p text:style-name="P183"><text:span text:style-name="T82">You’re providing more value to others.</text:span></text:p>
        </text:list-item>
        <text:list-item>
          <text:p text:style-name="P183"><text:span text:style-name="T82">You’re feeling more energetic, alert, and happy.</text:span></text:p>
        </text:list-item>
        <text:list-item>
          <text:p text:style-name="P183"><text:span text:style-name="T82">You’re enjoying your life more.</text:span></text:p>
        </text:list-item>
        <text:list-item>
          <text:p text:style-name="P183"><text:span text:style-name="T82">You’re thinking more positively.</text:span></text:p>
        </text:list-item>
        <text:list-item>
          <text:p text:style-name="P183"><text:span text:style-name="T82">You’re feeling more relaxed.</text:span></text:p>
        </text:list-item>
        <text:list-item>
          <text:p text:style-name="P183"><text:span text:style-name="T82">You’re getting stronger.</text:span></text:p>
        </text:list-item>
        <text:list-item>
          <text:p text:style-name="P183"><text:span text:style-name="T82">The universe is conspiring to bring you more of what you want.</text:span></text:p>
        </text:list-item>
      </text:list>
      <text:h text:style-name="P89" text:outline-level="10"><text:soft-page-break/><text:span text:style-name="T71">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9" text:outline-level="10"><text:span text:style-name="T71">Patrick Anderson's Word List</text:span></text:h>
      <text:p text:style-name="P1"><text:span text:style-name="T72">agnucius@gmail.com</text:span></text:p>
      <text:p text:style-name="P21"/>
      <text:p text:style-name="P1"><text:span text:style-name="T82">Free, Freedom, Libre, Liberty</text:span></text:p>
      <text:p text:style-name="P1"><text:span text:style-name="T82">Commons, Collective, Cooperate</text:span></text:p>
      <text:p text:style-name="P1"><text:span text:style-name="T82">Social, Trust, Organize, Group</text:span></text:p>
      <text:p text:style-name="P1"><text:span text:style-name="T82">Fund, Invest, Capital, Finance, Loan, Debt, Bank, Money, DeathGrip (MortGage)</text:span></text:p>
      <text:p text:style-name="P1"><text:span text:style-name="T82">Means, Source, Input</text:span></text:p>
      <text:p text:style-name="P1"><text:span text:style-name="T82">Product, Object, Output</text:span></text:p>
      <text:p text:style-name="P1"><text:span text:style-name="T82">Service, Network, Transport</text:span></text:p>
      <text:p text:style-name="P1"><text:span text:style-name="T82">Tax, Cost, Price</text:span></text:p>
      <text:p text:style-name="P1"><text:span text:style-name="T82">Revenue, Dividends, Earnings, Profit</text:span></text:p>
      <text:p text:style-name="P1"><text:span text:style-name="T82">Scarcity, Abundance</text:span></text:p>
      <text:p text:style-name="P1"><text:span text:style-name="T82">Material, Immaterial</text:span></text:p>
      <text:p text:style-name="P1"><text:span text:style-name="T82">Copyright, Patents, Copyleft</text:span></text:p>
      <text:p text:style-name="P1"><text:span text:style-name="T82">Copy, Duplicate, Instantiate</text:span></text:p>
      <text:p text:style-name="P1"><text:span text:style-name="T82">Royalty, Propriety, Proprietary</text:span></text:p>
      <text:p text:style-name="P1"><text:span text:style-name="T82">Ownership, Property, Private, Public, Personal</text:span></text:p>
      <text:p text:style-name="P1"><text:span text:style-name="T82">Money, Currency, Cache, Bank, Store, Credit, Debt</text:span></text:p>
      <text:p text:style-name="P1"><text:soft-page-break/><text:span text:style-name="T82">Govern, Manage, Admin, root</text:span></text:p>
      <text:p text:style-name="P1"><text:span text:style-name="T82">Land, Capital, Labor</text:span></text:p>
      <text:p text:style-name="P1"><text:span text:style-name="T82">Rent, Profit, Wage</text:span></text:p>
      <text:p text:style-name="P23"/>
      <text:p text:style-name="P1"><text:span text:style-name="T82">“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84"><text:span text:style-name="T82">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85"><text:span text:style-name="T82">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86"><text:span text:style-name="T82">http://lifehacker.com/</text:span></text:p>
        </text:list-item>
        <text:list-item>
          <text:p text:style-name="P186"><text:span text:style-name="T82">http://www.lifehack.org/</text:span></text:p>
        </text:list-item>
        <text:list-item>
          <text:p text:style-name="P186"><text:span text:style-name="T82">http://www.lifehackingmovie.com/</text:span></text:p>
        </text:list-item>
      </text:list>
      <text:p text:style-name="P23"/>
      <text:p text:style-name="P1"><text:span text:style-name="T81">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1">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2">TradeVibes. <text:s/>(2007-2008). Ben Goertzel. In: TradeVides.com Retrieved Dec 2008 from</text:span><text:a xlink:type="simple" xlink:href="http://www.tradevibes.com/person/profile/ben-goertzel_1"><text:span text:style-name="T82">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2">Convergence 2008. (2008). Convergence 08: Speakers : Goertzel. In convergence08.org Retrieved Dec 2008 from</text:span><text:a xlink:type="simple" xlink:href="http://www.convergence08.org/speakers/goertzel/"><text:span text:style-name="T82">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2">Ritter, S. (2007). Cognitive Tutor: Applied research in mathematics education. Psychonomic Bulletin &amp; Review, 14 (2), 249-255</text:span></text:p>
      <text:p text:style-name="P1"><text:span text:style-name="T82">http://espace.library.uq.edu.au/view/UQ:57497</text:span></text:p>
      <text:p text:style-name="P1"><text:a xlink:type="simple" xlink:href="http://en.wikipedia.org/wiki/Learning_object"><text:span text:style-name="T83">http</text:span></text:a><text:a xlink:type="simple" xlink:href="http://en.wikipedia.org/wiki/Learning_object"><text:span text:style-name="T83">://</text:span></text:a><text:a xlink:type="simple" xlink:href="http://en.wikipedia.org/wiki/Learning_object"><text:span text:style-name="T83">en</text:span></text:a><text:a xlink:type="simple" xlink:href="http://en.wikipedia.org/wiki/Learning_object"><text:span text:style-name="T83">.</text:span></text:a><text:a xlink:type="simple" xlink:href="http://en.wikipedia.org/wiki/Learning_object"><text:span text:style-name="T83">wikipedia</text:span></text:a><text:a xlink:type="simple" xlink:href="http://en.wikipedia.org/wiki/Learning_object"><text:span text:style-name="T83">.</text:span></text:a><text:a xlink:type="simple" xlink:href="http://en.wikipedia.org/wiki/Learning_object"><text:span text:style-name="T83">org</text:span></text:a><text:a xlink:type="simple" xlink:href="http://en.wikipedia.org/wiki/Learning_object"><text:span text:style-name="T83">/</text:span></text:a><text:a xlink:type="simple" xlink:href="http://en.wikipedia.org/wiki/Learning_object"><text:span text:style-name="T83">wiki</text:span></text:a><text:a xlink:type="simple" xlink:href="http://en.wikipedia.org/wiki/Learning_object"><text:span text:style-name="T83">/</text:span></text:a><text:a xlink:type="simple" xlink:href="http://en.wikipedia.org/wiki/Learning_object"><text:span text:style-name="T83">Learning</text:span></text:a><text:a xlink:type="simple" xlink:href="http://en.wikipedia.org/wiki/Learning_object"><text:span text:style-name="T83">_</text:span></text:a><text:a xlink:type="simple" xlink:href="http://en.wikipedia.org/wiki/Learning_object"><text:span text:style-name="T83">object</text:span></text:a></text:p>
      <text:p text:style-name="P1"><text:a xlink:type="simple" xlink:href="http://en.wikipedia.org/wiki/Intelligent_tutoring_system"><text:span text:style-name="T83">Intelligent</text:span></text:a><text:a xlink:type="simple" xlink:href="http://en.wikipedia.org/wiki/Intelligent_tutoring_system"><text:span text:style-name="T83"> </text:span></text:a><text:a xlink:type="simple" xlink:href="http://en.wikipedia.org/wiki/Intelligent_tutoring_system"><text:span text:style-name="T83">tutoring</text:span></text:a><text:a xlink:type="simple" xlink:href="http://en.wikipedia.org/wiki/Intelligent_tutoring_system"><text:span text:style-name="T83"> </text:span></text:a><text:a xlink:type="simple" xlink:href="http://en.wikipedia.org/wiki/Intelligent_tutoring_system"><text:span text:style-name="T83">system</text:span></text:a><text:a xlink:type="simple" xlink:href="http://en.wikipedia.org/wiki/Intelligent_tutoring_system"><text:span text:style-name="T83"> - </text:span></text:a><text:a xlink:type="simple" xlink:href="http://en.wikipedia.org/wiki/Intelligent_tutoring_system"><text:span text:style-name="T83">Wikipedia</text:span></text:a><text:a xlink:type="simple" xlink:href="http://en.wikipedia.org/wiki/Intelligent_tutoring_system"><text:span text:style-name="T83">, </text:span></text:a><text:a xlink:type="simple" xlink:href="http://en.wikipedia.org/wiki/Intelligent_tutoring_system"><text:span text:style-name="T83">the</text:span></text:a><text:a xlink:type="simple" xlink:href="http://en.wikipedia.org/wiki/Intelligent_tutoring_system"><text:span text:style-name="T83"> </text:span></text:a><text:a xlink:type="simple" xlink:href="http://en.wikipedia.org/wiki/Intelligent_tutoring_system"><text:span text:style-name="T83">free</text:span></text:a><text:a xlink:type="simple" xlink:href="http://en.wikipedia.org/wiki/Intelligent_tutoring_system"><text:span text:style-name="T83"> </text:span></text:a><text:a xlink:type="simple" xlink:href="http://en.wikipedia.org/wiki/Intelligent_tutoring_system"><text:span text:style-name="T83">encyclopedia</text:span></text:a></text:p>
      <text:p text:style-name="P1"><text:a xlink:type="simple" xlink:href="http://en.wikipedia.org/wiki/Cognitive_Tutor"><text:span text:style-name="T83">Cognitive</text:span></text:a><text:a xlink:type="simple" xlink:href="http://en.wikipedia.org/wiki/Cognitive_Tutor"><text:span text:style-name="T83"> </text:span></text:a><text:a xlink:type="simple" xlink:href="http://en.wikipedia.org/wiki/Cognitive_Tutor"><text:span text:style-name="T83">tutor</text:span></text:a><text:a xlink:type="simple" xlink:href="http://en.wikipedia.org/wiki/Cognitive_Tutor"><text:span text:style-name="T83"> - </text:span></text:a><text:a xlink:type="simple" xlink:href="http://en.wikipedia.org/wiki/Cognitive_Tutor"><text:span text:style-name="T83">Wikipedia</text:span></text:a><text:a xlink:type="simple" xlink:href="http://en.wikipedia.org/wiki/Cognitive_Tutor"><text:span text:style-name="T83">, </text:span></text:a><text:a xlink:type="simple" xlink:href="http://en.wikipedia.org/wiki/Cognitive_Tutor"><text:span text:style-name="T83">the</text:span></text:a><text:a xlink:type="simple" xlink:href="http://en.wikipedia.org/wiki/Cognitive_Tutor"><text:span text:style-name="T83"> </text:span></text:a><text:a xlink:type="simple" xlink:href="http://en.wikipedia.org/wiki/Cognitive_Tutor"><text:span text:style-name="T83">free</text:span></text:a><text:a xlink:type="simple" xlink:href="http://en.wikipedia.org/wiki/Cognitive_Tutor"><text:span text:style-name="T83"> </text:span></text:a><text:a xlink:type="simple" xlink:href="http://en.wikipedia.org/wiki/Cognitive_Tutor"><text:span text:style-name="T83">encyclopedia</text:span></text:a></text:p>
      <text:p text:style-name="P1"><text:a xlink:type="simple" xlink:href="http://en.wikipedia.org/wiki/Theory_of_Constraints"><text:span text:style-name="T83">http</text:span></text:a><text:a xlink:type="simple" xlink:href="http://en.wikipedia.org/wiki/Theory_of_Constraints"><text:span text:style-name="T83">://</text:span></text:a><text:a xlink:type="simple" xlink:href="http://en.wikipedia.org/wiki/Theory_of_Constraints"><text:span text:style-name="T83">en</text:span></text:a><text:a xlink:type="simple" xlink:href="http://en.wikipedia.org/wiki/Theory_of_Constraints"><text:span text:style-name="T83">.</text:span></text:a><text:a xlink:type="simple" xlink:href="http://en.wikipedia.org/wiki/Theory_of_Constraints"><text:span text:style-name="T83">wikipedia</text:span></text:a><text:a xlink:type="simple" xlink:href="http://en.wikipedia.org/wiki/Theory_of_Constraints"><text:span text:style-name="T83">.</text:span></text:a><text:a xlink:type="simple" xlink:href="http://en.wikipedia.org/wiki/Theory_of_Constraints"><text:span text:style-name="T83">org</text:span></text:a><text:a xlink:type="simple" xlink:href="http://en.wikipedia.org/wiki/Theory_of_Constraints"><text:span text:style-name="T83">/</text:span></text:a><text:a xlink:type="simple" xlink:href="http://en.wikipedia.org/wiki/Theory_of_Constraints"><text:span text:style-name="T83">wiki</text:span></text:a><text:a xlink:type="simple" xlink:href="http://en.wikipedia.org/wiki/Theory_of_Constraints"><text:span text:style-name="T83">/</text:span></text:a><text:a xlink:type="simple" xlink:href="http://en.wikipedia.org/wiki/Theory_of_Constraints"><text:span text:style-name="T83">Theory</text:span></text:a><text:a xlink:type="simple" xlink:href="http://en.wikipedia.org/wiki/Theory_of_Constraints"><text:span text:style-name="T83">_</text:span></text:a><text:a xlink:type="simple" xlink:href="http://en.wikipedia.org/wiki/Theory_of_Constraints"><text:span text:style-name="T83">of</text:span></text:a><text:a xlink:type="simple" xlink:href="http://en.wikipedia.org/wiki/Theory_of_Constraints"><text:span text:style-name="T83">_</text:span></text:a><text:a xlink:type="simple" xlink:href="http://en.wikipedia.org/wiki/Theory_of_Constraints"><text:span text:style-name="T83">Constraints</text:span></text:a></text:p>
      <text:p text:style-name="P1"><text:a xlink:type="simple" xlink:href="http://en.wikipedia.org/wiki/Role-playing"><text:span text:style-name="T83">http</text:span></text:a><text:a xlink:type="simple" xlink:href="http://en.wikipedia.org/wiki/Role-playing"><text:span text:style-name="T83">://</text:span></text:a><text:a xlink:type="simple" xlink:href="http://en.wikipedia.org/wiki/Role-playing"><text:span text:style-name="T83">en</text:span></text:a><text:a xlink:type="simple" xlink:href="http://en.wikipedia.org/wiki/Role-playing"><text:span text:style-name="T83">.</text:span></text:a><text:a xlink:type="simple" xlink:href="http://en.wikipedia.org/wiki/Role-playing"><text:span text:style-name="T83">wikipedia</text:span></text:a><text:a xlink:type="simple" xlink:href="http://en.wikipedia.org/wiki/Role-playing"><text:span text:style-name="T83">.</text:span></text:a><text:a xlink:type="simple" xlink:href="http://en.wikipedia.org/wiki/Role-playing"><text:span text:style-name="T83">org</text:span></text:a><text:a xlink:type="simple" xlink:href="http://en.wikipedia.org/wiki/Role-playing"><text:span text:style-name="T83">/</text:span></text:a><text:a xlink:type="simple" xlink:href="http://en.wikipedia.org/wiki/Role-playing"><text:span text:style-name="T83">wiki</text:span></text:a><text:a xlink:type="simple" xlink:href="http://en.wikipedia.org/wiki/Role-playing"><text:span text:style-name="T83">/</text:span></text:a><text:a xlink:type="simple" xlink:href="http://en.wikipedia.org/wiki/Role-playing"><text:span text:style-name="T83">Role</text:span></text:a><text:a xlink:type="simple" xlink:href="http://en.wikipedia.org/wiki/Role-playing"><text:span text:style-name="T83">-</text:span></text:a><text:a xlink:type="simple" xlink:href="http://en.wikipedia.org/wiki/Role-playing"><text:span text:style-name="T83">playing</text:span></text:a></text:p>
      <text:p text:style-name="P30"/>
      <text:p text:style-name="P1"><text:span text:style-name="T82">Beating the Blues (NICE)</text:span></text:p>
      <text:p text:style-name="P23"/>
      <text:list xml:id="list7804270827846403144" text:style-name="LS74">
        <text:list-item>
          <text:p text:style-name="P187"><text:span text:style-name="T82">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1" text:outline-level="10">Story Elements</text:h>
      <text:p text:style-name="P1"><text:span text:style-name="T72">http://tvtropes.org/</text:span></text:p>
      <text:p text:style-name="P21"/>
      <text:p text:style-name="P21"/>
      <text:h text:style-name="P81"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3" text:outline-level="10"><text:span text:style-name="T88">Abraham Maslow's Hierarchy</text:span></text:h>
      <text:h text:style-name="P83" text:outline-level="10"><text:span text:style-name="T88">Erich Fromm</text:span></text:h>
      <text:h text:style-name="P83" text:outline-level="10"><text:span text:style-name="T61">According to Fromm, basic needs include the need for relatedness, transcendence, rootedness, identity and a frame of orientation.</text:span></text:h>
      <text:h text:style-name="P83" text:outline-level="10"><text:span text:style-name="T88">Murray Biological and Psychogenic Needs &amp; Thematic Appreciation Test (TAT)</text:span></text:h>
      <text:list xml:id="list5836616442510818695" text:style-name="LS75">
        <text:list-item>
          <text:list>
            <text:list-item>
              <text:p text:style-name="P137"><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7"><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7"><text:span text:style-name="T89">Ishizuka's Spheres</text:span></text:p>
          <text:list>
            <text:list-item>
              <text:p text:style-name="P137"><text:soft-page-break/><text:span text:style-name="T60">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7">Neurotics Needs</text:p>
          <text:list>
            <text:list-item>
              <text:p text:style-name="P137"><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5" text:outline-level="10"><text:span text:style-name="T7">Murrays Psychogenic Needs</text:span></text:h>
      <text:p text:style-name="P1"><text:span text:style-name="T60">This is the list of needs identified in Explorations in Personality, edited by</text:span><text:a xlink:type="simple" xlink:href="http://en.wikipedia.org/wiki/Henry_A._Murray"><text:span text:style-name="T60">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0">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9">Need</text:p>
          </table:table-cell>
          <table:table-cell table:style-name="Table21.A1" office:value-type="string">
            <text:p text:style-name="P39">Definition</text:p>
          </table:table-cell>
        </table:table-row>
        <table:table-row>
          <table:table-cell table:style-name="Table21.A1" office:value-type="string">
            <text:p text:style-name="P40">Abasement</text:p>
          </table:table-cell>
          <table:table-cell table:style-name="Table21.A1" office:value-type="string">
            <text:p text:style-name="P41"><text:span text:style-name="T5">To surrender and submit to others, accept blame and punishment. To enjoy pain and misfortune.</text:span></text:p>
          </table:table-cell>
        </table:table-row>
        <table:table-row>
          <table:table-cell table:style-name="Table21.A1" office:value-type="string">
            <text:p text:style-name="P40">Achievement</text:p>
          </table:table-cell>
          <table:table-cell table:style-name="Table21.A1" office:value-type="string">
            <text:p text:style-name="P41"><text:span text:style-name="T5">To accomplish difficult tasks, overcoming obstacles and becoming expert.</text:span></text:p>
          </table:table-cell>
        </table:table-row>
        <table:table-row>
          <table:table-cell table:style-name="Table21.A1" office:value-type="string">
            <text:p text:style-name="P40">Affiliation</text:p>
          </table:table-cell>
          <table:table-cell table:style-name="Table21.A1" office:value-type="string">
            <text:p text:style-name="P41"><text:span text:style-name="T5">To be close and loyal to another person, pleasing them and winning their friendship and attention.</text:span></text:p>
          </table:table-cell>
        </table:table-row>
        <table:table-row>
          <table:table-cell table:style-name="Table21.A1" office:value-type="string">
            <text:p text:style-name="P40">Aggression</text:p>
          </table:table-cell>
          <table:table-cell table:style-name="Table21.A1" office:value-type="string">
            <text:p text:style-name="P41"><text:span text:style-name="T5">To forcefully overcome an opponent, controlling, taking revenge or punishing them.</text:span></text:p>
          </table:table-cell>
        </table:table-row>
        <table:table-row>
          <table:table-cell table:style-name="Table21.A1" office:value-type="string">
            <text:p text:style-name="P40">Autonomy</text:p>
          </table:table-cell>
          <table:table-cell table:style-name="Table21.A1" office:value-type="string">
            <text:p text:style-name="P41"><text:span text:style-name="T5">To break free from constraints, resisting coercion and dominating authority. To be irresponsible and independent.</text:span></text:p>
          </table:table-cell>
        </table:table-row>
        <table:table-row>
          <table:table-cell table:style-name="Table21.A1" office:value-type="string">
            <text:p text:style-name="P40">Counteraction</text:p>
          </table:table-cell>
          <table:table-cell table:style-name="Table21.A1" office:value-type="string">
            <text:p text:style-name="P41"><text:span text:style-name="T5">To make up for failure by trying again, seeking pridefully to overcome obstacles.</text:span></text:p>
          </table:table-cell>
        </table:table-row>
        <table:table-row>
          <table:table-cell table:style-name="Table21.A1" office:value-type="string">
            <text:p text:style-name="P40">Defendance</text:p>
          </table:table-cell>
          <table:table-cell table:style-name="Table21.A1" office:value-type="string">
            <text:p text:style-name="P41"><text:span text:style-name="T5">To defend oneself against attack or blame, hiding any failure of the self.</text:span></text:p>
          </table:table-cell>
        </table:table-row>
        <table:table-row>
          <table:table-cell table:style-name="Table21.A1" office:value-type="string">
            <text:p text:style-name="P40">Deference</text:p>
          </table:table-cell>
          <table:table-cell table:style-name="Table21.A1" office:value-type="string">
            <text:p text:style-name="P41"><text:span text:style-name="T5">To admire a superior person, praising them and yielding to them and following their rules.</text:span></text:p>
          </table:table-cell>
        </table:table-row>
        <table:table-row>
          <table:table-cell table:style-name="Table21.A1" office:value-type="string">
            <text:p text:style-name="P40">Dominance</text:p>
          </table:table-cell>
          <table:table-cell table:style-name="Table21.A1" office:value-type="string">
            <text:p text:style-name="P41"><text:span text:style-name="T5">To control one's environment, controlling other people through command or subtle persuasion.</text:span></text:p>
          </table:table-cell>
        </table:table-row>
        <table:table-row>
          <table:table-cell table:style-name="Table21.A1" office:value-type="string">
            <text:p text:style-name="P40">Exhibition</text:p>
          </table:table-cell>
          <table:table-cell table:style-name="Table21.A1" office:value-type="string">
            <text:p text:style-name="P41"><text:span text:style-name="T5">To impress others through one's actions and words, even if these are shocking.</text:span></text:p>
          </table:table-cell>
        </table:table-row>
        <table:table-row>
          <table:table-cell table:style-name="Table21.A1" office:value-type="string">
            <text:p text:style-name="P41"><text:span text:style-name="T5">Harm avoidance</text:span></text:p>
          </table:table-cell>
          <table:table-cell table:style-name="Table21.A1" office:value-type="string">
            <text:p text:style-name="P41"><text:span text:style-name="T5">To escape or avoid pain, injury and death.</text:span></text:p>
          </table:table-cell>
        </table:table-row>
        <table:table-row>
          <table:table-cell table:style-name="Table21.A1" office:value-type="string">
            <text:p text:style-name="P40">Infavoidance</text:p>
          </table:table-cell>
          <table:table-cell table:style-name="Table21.A1" office:value-type="string">
            <text:p text:style-name="P41"><text:span text:style-name="T5">To avoid being humiliated or embarrassed.</text:span></text:p>
          </table:table-cell>
        </table:table-row>
        <text:soft-page-break/>
        <table:table-row>
          <table:table-cell table:style-name="Table21.A1" office:value-type="string">
            <text:p text:style-name="P40">Nurturance</text:p>
          </table:table-cell>
          <table:table-cell table:style-name="Table21.A1" office:value-type="string">
            <text:p text:style-name="P41"><text:span text:style-name="T5">To help the helpless, feeding them and keeping them from danger.</text:span></text:p>
          </table:table-cell>
        </table:table-row>
        <table:table-row>
          <table:table-cell table:style-name="Table21.A1" office:value-type="string">
            <text:p text:style-name="P40">Order</text:p>
          </table:table-cell>
          <table:table-cell table:style-name="Table21.A1" office:value-type="string">
            <text:p text:style-name="P41"><text:span text:style-name="T5">To make things clean, neat and tidy.</text:span></text:p>
          </table:table-cell>
        </table:table-row>
        <table:table-row>
          <table:table-cell table:style-name="Table21.A1" office:value-type="string">
            <text:p text:style-name="P40">Play</text:p>
          </table:table-cell>
          <table:table-cell table:style-name="Table21.A1" office:value-type="string">
            <text:p text:style-name="P41"><text:span text:style-name="T5">To have fun, laugh and relax, enjoying oneself.</text:span></text:p>
          </table:table-cell>
        </table:table-row>
        <table:table-row>
          <table:table-cell table:style-name="Table21.A1" office:value-type="string">
            <text:p text:style-name="P40">Rejection</text:p>
          </table:table-cell>
          <table:table-cell table:style-name="Table21.A1" office:value-type="string">
            <text:p text:style-name="P41"><text:span text:style-name="T5">To separate oneself from a negatively viewed object or person, excluding or abandoning it.</text:span></text:p>
          </table:table-cell>
        </table:table-row>
        <table:table-row>
          <table:table-cell table:style-name="Table21.A1" office:value-type="string">
            <text:p text:style-name="P40">Sentience</text:p>
          </table:table-cell>
          <table:table-cell table:style-name="Table21.A1" office:value-type="string">
            <text:p text:style-name="P41"><text:span text:style-name="T5">To seek out and enjoy sensual experiences.</text:span></text:p>
          </table:table-cell>
        </table:table-row>
        <table:table-row>
          <table:table-cell table:style-name="Table21.A1" office:value-type="string">
            <text:p text:style-name="P40">Sex</text:p>
          </table:table-cell>
          <table:table-cell table:style-name="Table21.A1" office:value-type="string">
            <text:p text:style-name="P41"><text:span text:style-name="T5">To form relationships that lead to sexual intercourse.</text:span></text:p>
          </table:table-cell>
        </table:table-row>
        <table:table-row>
          <table:table-cell table:style-name="Table21.A1" office:value-type="string">
            <text:p text:style-name="P40">Succourance</text:p>
          </table:table-cell>
          <table:table-cell table:style-name="Table21.A1" office:value-type="string">
            <text:p text:style-name="P41"><text:span text:style-name="T5">To have one's needs satisfied by someone or something. Includes being loved, nursed, helped, forgiven and consoled.</text:span></text:p>
          </table:table-cell>
        </table:table-row>
        <table:table-row>
          <table:table-cell table:style-name="Table21.A1" office:value-type="string">
            <text:p text:style-name="P40">Understanding</text:p>
          </table:table-cell>
          <table:table-cell table:style-name="Table21.A1" office:value-type="string">
            <text:p text:style-name="P41"><text:span text:style-name="T5">To be curious, ask questions and find answers.</text:span></text:p>
          </table:table-cell>
        </table:table-row>
      </table:table>
      <text:p text:style-name="P1"/>
      <text:p text:style-name="P1"/>
      <text:h text:style-name="P108" text:outline-level="10"><text:span text:style-name="T8">1. Ambition Needs</text:span></text:h>
      <text:p text:style-name="P31"/>
      <text:p text:style-name="P31"/>
      <text:list xml:id="list4097146874514611388" text:style-name="LS76">
        <text:list-item>
          <text:p text:style-name="P223"><text:span text:style-name="T91">Achievement:</text:span><text:span text:style-name="T92"> Success, accomplishment, and overcoming obstacles.</text:span></text:p>
        </text:list-item>
        <text:list-item>
          <text:p text:style-name="P223"><text:span text:style-name="T91">Exhibition:</text:span><text:span text:style-name="T92"> Shocking or thrilling other people.</text:span></text:p>
        </text:list-item>
        <text:list-item>
          <text:p text:style-name="P223"><text:span text:style-name="T91">Recognition:</text:span><text:span text:style-name="T92"> Displaying achievements and gaining social status.</text:span></text:p>
        </text:list-item>
      </text:list>
      <text:h text:style-name="P108" text:outline-level="10"><text:span text:style-name="T8">2. Materialistic Needs</text:span></text:h>
      <text:p text:style-name="P31"/>
      <text:p text:style-name="P31"/>
      <text:list xml:id="list2906553624469359476" text:style-name="LS77">
        <text:list-item>
          <text:p text:style-name="P224"><text:span text:style-name="T91">Acquisition:</text:span><text:span text:style-name="T92"> Obtaining things.</text:span></text:p>
        </text:list-item>
        <text:list-item>
          <text:p text:style-name="P224"><text:span text:style-name="T91">Construction:</text:span><text:span text:style-name="T92"> Creating things.</text:span></text:p>
        </text:list-item>
        <text:list-item>
          <text:p text:style-name="P224"><text:span text:style-name="T91">Order:</text:span><text:span text:style-name="T92"> Making things neat and organized.</text:span></text:p>
        </text:list-item>
        <text:list-item>
          <text:p text:style-name="P224"><text:span text:style-name="T91">Retention:</text:span><text:span text:style-name="T92"> Keeping things.</text:span></text:p>
        </text:list-item>
      </text:list>
      <text:h text:style-name="P108" text:outline-level="10"><text:span text:style-name="T8">3. Power Needs</text:span></text:h>
      <text:p text:style-name="P31"/>
      <text:p text:style-name="P31"/>
      <text:list xml:id="list7251989472644592869" text:style-name="LS78">
        <text:list-item>
          <text:p text:style-name="P225"><text:span text:style-name="T91">Abasement:</text:span><text:span text:style-name="T92"> Confessing and apologizing.</text:span></text:p>
        </text:list-item>
        <text:list-item>
          <text:p text:style-name="P225"><text:span text:style-name="T91">Autonomy:</text:span><text:span text:style-name="T92"> Independence and resistance.</text:span></text:p>
        </text:list-item>
        <text:list-item>
          <text:p text:style-name="P225"><text:span text:style-name="T91">Aggression:</text:span><text:span text:style-name="T92"> Attacking or ridiculing others.</text:span></text:p>
        </text:list-item>
        <text:list-item>
          <text:p text:style-name="P225"><text:span text:style-name="T91">Blame Avoidance:</text:span><text:span text:style-name="T92"> Following the rules and avoiding blame.</text:span></text:p>
        </text:list-item>
        <text:list-item>
          <text:p text:style-name="P225"><text:span text:style-name="T91">Deference:</text:span><text:span text:style-name="T92"> Obeying and cooperating with others.</text:span></text:p>
        </text:list-item>
        <text:list-item>
          <text:p text:style-name="P225"><text:span text:style-name="T91">Dominance:</text:span><text:span text:style-name="T92"> Controlling others.</text:span></text:p>
        </text:list-item>
      </text:list>
      <text:h text:style-name="P108" text:outline-level="10"><text:soft-page-break/><text:span text:style-name="T8">4. Affection Needs</text:span></text:h>
      <text:p text:style-name="P31"/>
      <text:p text:style-name="P31"/>
      <text:list xml:id="list5134027570255870039" text:style-name="LS79">
        <text:list-item>
          <text:p text:style-name="P226"><text:span text:style-name="T91">Affiliation:</text:span><text:span text:style-name="T92"> Spending time with other people.</text:span></text:p>
        </text:list-item>
        <text:list-item>
          <text:p text:style-name="P226"><text:span text:style-name="T91">Nurturance:</text:span><text:span text:style-name="T92"> Taking care of another person.</text:span></text:p>
        </text:list-item>
        <text:list-item>
          <text:p text:style-name="P226"><text:span text:style-name="T91">Play:</text:span><text:span text:style-name="T92"> Having fun with others.</text:span></text:p>
        </text:list-item>
        <text:list-item>
          <text:p text:style-name="P226"><text:span text:style-name="T91">Rejection:</text:span><text:span text:style-name="T92"> Rejecting other people.</text:span></text:p>
        </text:list-item>
        <text:list-item>
          <text:p text:style-name="P226"><text:span text:style-name="T91">Succorance:</text:span><text:span text:style-name="T92"> Being helped or protected by others.</text:span></text:p>
        </text:list-item>
      </text:list>
      <text:h text:style-name="P108" text:outline-level="10"><text:span text:style-name="T8">5. Information Needs</text:span></text:h>
      <text:p text:style-name="P31"/>
      <text:p text:style-name="P31"/>
      <text:list xml:id="list646551009512094513" text:style-name="LS80">
        <text:list-item>
          <text:p text:style-name="P227"><text:span text:style-name="T91">Cognizance:</text:span><text:span text:style-name="T92"> Seeking knowledge and asking questions.</text:span></text:p>
        </text:list-item>
        <text:list-item>
          <text:p text:style-name="P227"><text:span text:style-name="T91">Exposition:</text:span><text:span text:style-name="T92"> Education others.</text:span></text:p>
        </text:list-item>
      </text:list>
      <text:p text:style-name="P32"/>
      <text:p text:style-name="P32"/>
      <text:h text:style-name="P105" text:outline-level="10"><text:span text:style-name="T9">Maslow’s Hierarchy of Needs</text:span></text:h>
      <text:p text:style-name="P73"><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3"><text:span text:style-name="T92">Maslow believed that these needs are similar to instincts and play a major role in motivating behavior. Physiological, security, social, and esteem needs are </text:span><text:span text:style-name="T91">deficiency needs</text:span><text:span text:style-name="T92"> (also known as </text:span><text:span text:style-name="T93">D-needs</text:span><text:span text:style-name="T92">), meaning that these needs arise due to deprivation. Satisfying these lower-level needs is important in order to avoid unpleasant feelings or consequences.</text:span></text:p>
      <text:p text:style-name="P32"/>
      <text:p text:style-name="P73"><text:span text:style-name="T92">Maslow termed the highest-level of the pyramid as </text:span><text:span text:style-name="T91">growth needs</text:span><text:span text:style-name="T92"> (also known as </text:span><text:span text:style-name="T93">being needs</text:span><text:span text:style-name="T92"> or </text:span><text:span text:style-name="T93">B-needs</text:span><text:span text:style-name="T92">). Growth needs do not stem from a lack of something, but rather from a desire to grow as a person.</text:span></text:p>
      <text:h text:style-name="P108" text:outline-level="10"><text:span text:style-name="T8">Five Levels of the Hierarchy of Needs</text:span></text:h>
      <text:p text:style-name="P73"><text:span text:style-name="T92">There are five different levels in Maslow’s hierarchy of needs:</text:span></text:p>
      <text:p text:style-name="P32"/>
      <text:p text:style-name="P32"/>
      <text:list xml:id="list8723144974680551765" text:style-name="LS81">
        <text:list-item>
          <text:p text:style-name="P228"><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28"><text:span text:style-name="T92">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28"><text:span text:style-name="T92">Some examples of the physiological needs include:</text:span></text:p>
            </text:list-item>
          </text:list>
        </text:list-item>
      </text:list>
      <text:p text:style-name="P32"/>
      <text:p text:style-name="P32"/>
      <text:list xml:id="list2404492404285664057" text:style-name="LS82">
        <text:list-item>
          <text:p text:style-name="P237">Food</text:p>
        </text:list-item>
        <text:list-item>
          <text:p text:style-name="P237">Water</text:p>
        </text:list-item>
        <text:list-item>
          <text:p text:style-name="P237">Breathing</text:p>
        </text:list-item>
        <text:list-item>
          <text:p text:style-name="P237">Homeostatis</text:p>
        </text:list-item>
        <text:list-item>
          <text:p text:style-name="P229"><text:span text:style-name="T92">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30"><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30"><text:span text:style-name="T92">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30"><text:span text:style-name="T92">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30"><text:span text:style-name="T92">Some of the basic security and safety needs include:</text:span></text:p>
            </text:list-item>
          </text:list>
        </text:list-item>
      </text:list>
      <text:p text:style-name="P32"/>
      <text:p text:style-name="P32"/>
      <text:list xml:id="list8348916101342634586" text:style-name="LS84">
        <text:list-item>
          <text:p text:style-name="P231"><text:span text:style-name="T92">Financial security</text:span></text:p>
        </text:list-item>
        <text:list-item>
          <text:p text:style-name="P231"><text:span text:style-name="T92">Heath and wellness</text:span></text:p>
        </text:list-item>
        <text:list-item>
          <text:p text:style-name="P231"><text:span text:style-name="T92">Safety against accidents and injury</text:span></text:p>
        </text:list-item>
        <text:list-item>
          <text:p text:style-name="P231"><text:span text:style-name="T92">Finding a steady job, obtaining health insurance, contributing money to a savings account and moving into a safer neighborhood are all examples of actions motivated by the security and safety needs.</text:span></text:p>
        </text:list-item>
      </text:list>
      <text:p text:style-name="P74"><text:span text:style-name="T92">Together, the safety and psychological levels of the hierarchy make up what is often referred to as the basic needs.</text:span></text:p>
      <text:p text:style-name="P32"/>
      <text:p text:style-name="P32"/>
      <text:list xml:id="list3972069282732102057" text:style-name="LS85">
        <text:list-item>
          <text:p text:style-name="P232"><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32"><text:span text:style-name="T92">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32"><text:span text:style-name="T92">Some of the things that satisfy this need include:</text:span></text:p>
        </text:list-item>
      </text:list>
      <text:p text:style-name="P32"/>
      <text:p text:style-name="P32"/>
      <text:list xml:id="list965499908597878651" text:style-name="LS86">
        <text:list-item>
          <text:p text:style-name="P238">Friendships</text:p>
        </text:list-item>
        <text:list-item>
          <text:p text:style-name="P233"><text:span text:style-name="T92">Romantic attachments</text:span></text:p>
        </text:list-item>
        <text:list-item>
          <text:p text:style-name="P238">Family</text:p>
        </text:list-item>
        <text:list-item>
          <text:p text:style-name="P233"><text:span text:style-name="T92">Social groups</text:span></text:p>
        </text:list-item>
        <text:list-item>
          <text:p text:style-name="P233"><text:span text:style-name="T92">Community groups</text:span></text:p>
        </text:list-item>
        <text:list-item>
          <text:p text:style-name="P233"><text:span text:style-name="T92">Churches and religious organizations</text:span></text:p>
        </text:list-item>
      </text:list>
      <text:p text:style-name="P32"/>
      <text:p text:style-name="P32"/>
      <text:list xml:id="list5767729163914268716" text:style-name="LS87">
        <text:list-item>
          <text:p text:style-name="P234"><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34"><text:span text:style-name="T92">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3"><text:span text:style-name="T92">In addition to the need for feelings of accomplishment and prestige, the esteem needs include such things as</text:span><text:a xlink:type="simple" xlink:href="http://psychology.about.com/od/sindex/f/what-is-self-esteem.htm"><text:span text:style-name="T92">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2">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35"><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35"><text:span text:style-name="T92">This is the highest level of Maslow’s hierarchy of needs.</text:span><text:a xlink:type="simple" xlink:href="http://psychology.about.com/od/theoriesofpersonality/tp/self-actualized-characteristic.htm"><text:span text:style-name="T92">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2"> people are self-aware, concerned with personal growth, less concerned with the opinions of others and interested fulfilling their potential.</text:span></text:p>
            </text:list-item>
          </text:list>
        </text:list-item>
      </text:list>
      <text:p text:style-name="P32"/>
      <text:h text:style-name="P108" text:outline-level="10"><text:bookmark text:name="h.p58b8u7otkcz"/><text:soft-page-break/><text:span text:style-name="T8">Characteristics of Self-Actualized People</text:span></text:h>
      <text:p text:style-name="P73"><text:span text:style-name="T92">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36"><text:span text:style-name="T91">Acceptance and Realism:</text:span><text:span text:style-name="T92"> Self-actualized people have realistic perceptions of themselves, others and the world around them.</text:span></text:p>
        </text:list-item>
        <text:list-item>
          <text:p text:style-name="P236"><text:span text:style-name="T91">Problem-centering:</text:span><text:span text:style-name="T92">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36"><text:span text:style-name="T91">Spontaneity:</text:span><text:span text:style-name="T92"> Self-actualized people are spontaneous in their internal thoughts and outward behavior. While they can conform to rules and social expectations, they also tend to be open and unconventional.</text:span></text:p>
        </text:list-item>
        <text:list-item>
          <text:p text:style-name="P236"><text:span text:style-name="T91">Autonomy and Solitude:</text:span><text:span text:style-name="T92"> Another characteristics of self-actualized people is the need for independence and privacy. While they enjoy the company of others, these individuals need time to focus on developing their own individual potential.</text:span></text:p>
        </text:list-item>
        <text:list-item>
          <text:p text:style-name="P236"><text:span text:style-name="T91">Continued Freshness of Appreciation:</text:span><text:span text:style-name="T92"> Self-actualized people tend to view the world with a continual sense of appreciation, wonder and awe. Even simple experiences continue to be a source of inspiration and pleasure.</text:span></text:p>
        </text:list-item>
        <text:list-item>
          <text:p text:style-name="P236"><text:span text:style-name="T91">Peak Experiences:</text:span><text:span text:style-name="T92"> Individuals who are self-actualized often have what Maslow termed</text:span><text:span text:style-name="T93">peak experiences</text:span><text:span text:style-name="T92">,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15</meta:editing-cycles>
    <dc:date>2013-12-29T14:20:25.699890583</dc:date>
    <meta:editing-duration>P3DT2H48M48S</meta:editing-duration>
    <meta:document-statistic meta:table-count="21" meta:image-count="0" meta:object-count="0" meta:page-count="104" meta:paragraph-count="1840" meta:word-count="11960" meta:character-count="88621" meta:non-whitespace-character-count="78819"/>
  </office:meta>
</office:document-meta>
</file>